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1f42da" style:font-name-asian="Nimbus Mono L"/>
    </style:style>
    <style:style style:name="P2" style:family="paragraph" style:parent-style-name="Standard">
      <style:text-properties style:font-name="Nimbus Mono L" officeooo:paragraph-rsid="001f42da"/>
    </style:style>
    <style:style style:name="P3" style:family="paragraph" style:parent-style-name="Preformatted_20_Text">
      <style:text-properties style:font-name="Nimbus Mono L" officeooo:rsid="0007e423" officeooo:paragraph-rsid="001f42d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2300fe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a272c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c02a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debbb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23e9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3b233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4e43a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5f2b2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7532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a09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b426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cb9f0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d6a19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12725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2b2e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8a25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a79de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a8aff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65cb0b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67298b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6c6f1c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6d12aa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6dedd9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6e52d1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ed327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ef037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71bdaf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71cb7e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6b315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1d22c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8cdfa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fb849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10f1b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2e69b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983fda" style:font-name-asian="Nimbus Mono L"/>
    </style:style>
    <style:style style:name="P39" style:family="paragraph" style:parent-style-name="Preformatted_20_Text">
      <style:text-properties style:font-name="Nimbus Mono L" officeooo:rsid="00360026" officeooo:paragraph-rsid="0034e43a" style:font-name-asian="Nimbus Mono L"/>
    </style:style>
    <style:style style:name="P40" style:family="paragraph" style:parent-style-name="Preformatted_20_Text">
      <style:text-properties style:font-name="Nimbus Mono L" officeooo:rsid="00360026" officeooo:paragraph-rsid="003b4267" style:font-name-asian="Nimbus Mono L"/>
    </style:style>
    <style:style style:name="P41" style:family="paragraph" style:parent-style-name="Preformatted_20_Text">
      <style:text-properties style:font-name="Nimbus Mono L" officeooo:rsid="00360026" officeooo:paragraph-rsid="003cb9f0" style:font-name-asian="Nimbus Mono L"/>
    </style:style>
    <style:style style:name="P42" style:family="paragraph" style:parent-style-name="Preformatted_20_Text">
      <style:text-properties style:font-name="Nimbus Mono L" officeooo:rsid="00360026" officeooo:paragraph-rsid="0048a259" style:font-name-asian="Nimbus Mono L"/>
    </style:style>
    <style:style style:name="P43" style:family="paragraph" style:parent-style-name="Preformatted_20_Text">
      <style:text-properties style:font-name="Nimbus Mono L" officeooo:rsid="00360026" officeooo:paragraph-rsid="004a79de" style:font-name-asian="Nimbus Mono L"/>
    </style:style>
    <style:style style:name="P44" style:family="paragraph" style:parent-style-name="Preformatted_20_Text">
      <style:text-properties style:font-name="Nimbus Mono L" officeooo:rsid="00360026" officeooo:paragraph-rsid="004a8aff" style:font-name-asian="Nimbus Mono L"/>
    </style:style>
    <style:style style:name="P45" style:family="paragraph" style:parent-style-name="Preformatted_20_Text">
      <style:text-properties style:font-name="Nimbus Mono L" officeooo:rsid="00360026" officeooo:paragraph-rsid="006e52d1" style:font-name-asian="Nimbus Mono L"/>
    </style:style>
    <style:style style:name="P46" style:family="paragraph" style:parent-style-name="Preformatted_20_Text">
      <style:text-properties style:font-name="Nimbus Mono L" officeooo:rsid="00360026" officeooo:paragraph-rsid="0071bdaf" style:font-name-asian="Nimbus Mono L"/>
    </style:style>
    <style:style style:name="P47" style:family="paragraph" style:parent-style-name="Preformatted_20_Text">
      <style:text-properties style:font-name="Nimbus Mono L" officeooo:rsid="00360026" officeooo:paragraph-rsid="0071cb7e" style:font-name-asian="Nimbus Mono L"/>
    </style:style>
    <style:style style:name="P48" style:family="paragraph" style:parent-style-name="Preformatted_20_Text">
      <style:text-properties style:font-name="Nimbus Mono L" officeooo:rsid="00360026" officeooo:paragraph-rsid="0076b315" style:font-name-asian="Nimbus Mono L"/>
    </style:style>
    <style:style style:name="P49" style:family="paragraph" style:parent-style-name="Preformatted_20_Text">
      <style:text-properties style:font-name="Nimbus Mono L" fo:font-weight="bold" officeooo:rsid="0007e423" officeooo:paragraph-rsid="00316978" style:font-name-asian="Nimbus Mono L" style:font-weight-asian="bold" style:font-weight-complex="bold"/>
    </style:style>
    <style:style style:name="P50" style:family="paragraph" style:parent-style-name="Preformatted_20_Text">
      <style:text-properties style:font-name="Nimbus Mono L" fo:font-weight="bold" officeooo:rsid="00804378" officeooo:paragraph-rsid="0034e43a" style:font-name-asian="Nimbus Mono L" style:font-weight-asian="bold" style:font-weight-complex="bold"/>
    </style:style>
    <style:style style:name="P51" style:family="paragraph" style:parent-style-name="Preformatted_20_Text">
      <style:text-properties style:font-name="Nimbus Mono L" fo:font-weight="bold" officeooo:rsid="007eebe5" officeooo:paragraph-rsid="003a09aa" style:font-name-asian="Nimbus Mono L" style:font-weight-asian="bold" style:font-weight-complex="bold"/>
    </style:style>
    <style:style style:name="P52" style:family="paragraph" style:parent-style-name="Preformatted_20_Text">
      <style:text-properties style:font-name="Nimbus Mono L" fo:font-weight="bold" officeooo:rsid="008bc37f" officeooo:paragraph-rsid="0048a259" style:font-name-asian="Nimbus Mono L" style:font-weight-asian="bold" style:font-weight-complex="bold"/>
    </style:style>
    <style:style style:name="P53" style:family="paragraph" style:parent-style-name="Preformatted_20_Text">
      <style:text-properties style:font-name="Nimbus Mono L" fo:font-weight="bold" officeooo:rsid="008bc37f" officeooo:paragraph-rsid="004a8aff" style:font-name-asian="Nimbus Mono L" style:font-weight-asian="bold" style:font-weight-complex="bold"/>
    </style:style>
    <style:style style:name="P54" style:family="paragraph" style:parent-style-name="Preformatted_20_Text">
      <style:text-properties style:font-name="Nimbus Mono L" fo:font-weight="bold" officeooo:rsid="006e52d1" officeooo:paragraph-rsid="006eb10e" style:font-name-asian="Nimbus Mono L" style:font-weight-asian="bold" style:font-weight-complex="bold"/>
    </style:style>
    <style:style style:name="P55" style:family="paragraph" style:parent-style-name="Preformatted_20_Text">
      <style:text-properties style:font-name="Nimbus Mono L" fo:font-weight="bold" officeooo:rsid="006e52d1" officeooo:paragraph-rsid="0071bdaf" style:font-name-asian="Nimbus Mono L" style:font-weight-asian="bold" style:font-weight-complex="bold"/>
    </style:style>
    <style:style style:name="P56" style:family="paragraph" style:parent-style-name="Preformatted_20_Text">
      <style:text-properties style:font-name="Nimbus Mono L" officeooo:rsid="0007e423" officeooo:paragraph-rsid="0099ba34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99f50a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33b233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9c3b36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9dbc79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9eba14" style:font-name-asian="Nimbus Mono L"/>
    </style:style>
    <style:style style:name="P62" style:family="paragraph" style:parent-style-name="Preformatted_20_Text">
      <style:text-properties style:font-name="Nimbus Mono L" officeooo:rsid="00360026" officeooo:paragraph-rsid="009c3b36" style:font-name-asian="Nimbus Mono L"/>
    </style:style>
    <style:style style:name="P63" style:family="paragraph" style:parent-style-name="Preformatted_20_Text">
      <style:text-properties style:font-name="Nimbus Mono L" officeooo:rsid="00360026" officeooo:paragraph-rsid="009dbc79" style:font-name-asian="Nimbus Mono L"/>
    </style:style>
    <style:style style:name="P64" style:family="paragraph" style:parent-style-name="Preformatted_20_Text">
      <style:text-properties style:font-name="Nimbus Mono L" fo:font-weight="bold" officeooo:rsid="0007e423" officeooo:paragraph-rsid="0099f50a" style:font-name-asian="Nimbus Mono L" style:font-weight-asian="bold" style:font-weight-complex="bold"/>
    </style:style>
    <style:style style:name="T1" style:family="text">
      <style:text-properties officeooo:rsid="0007e423" style:font-name-asian="Nimbus Mono L"/>
    </style:style>
    <style:style style:name="T2" style:family="text">
      <style:text-properties fo:color="#008000" style:font-name="DejaVu Sans Mono" fo:font-size="11.3999996185303pt" fo:font-weight="bold" officeooo:rsid="002080ac" style:font-name-asian="Nimbus Mono L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9ea428" fo:background-color="#ffff00" loext:char-shading-value="0"/>
    </style:style>
    <style:style style:name="T5" style:family="text">
      <style:text-properties fo:color="#800000"/>
    </style:style>
    <style:style style:name="T6" style:family="text">
      <style:text-properties fo:color="#800000" officeooo:rsid="001b00f3"/>
    </style:style>
    <style:style style:name="T7" style:family="text">
      <style:text-properties fo:color="#800000" officeooo:rsid="000b39a2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 fo:font-weight="bold" officeooo:rsid="00323e96" style:font-weight-asian="bold" style:font-weight-complex="bold"/>
    </style:style>
    <style:style style:name="T10" style:family="text">
      <style:text-properties fo:color="#800000" fo:font-weight="bold" officeooo:rsid="0034e43a" style:font-weight-asian="bold" style:font-weight-complex="bold"/>
    </style:style>
    <style:style style:name="T11" style:family="text">
      <style:text-properties fo:color="#800000" officeooo:rsid="006dedd9"/>
    </style:style>
    <style:style style:name="T12" style:family="text">
      <style:text-properties fo:color="#800000" officeooo:rsid="0071cb7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bde74" style:font-weight-asian="bold" style:font-weight-complex="bold"/>
    </style:style>
    <style:style style:name="T15" style:family="text">
      <style:text-properties fo:font-weight="bold" officeooo:rsid="001eb657" style:font-weight-asian="bold" style:font-weight-complex="bold"/>
    </style:style>
    <style:style style:name="T16" style:family="text">
      <style:text-properties fo:font-weight="bold" officeooo:rsid="007460a3" style:font-weight-asian="bold" style:font-weight-complex="bold"/>
    </style:style>
    <style:style style:name="T17" style:family="text">
      <style:text-properties fo:font-weight="bold" officeooo:rsid="00804378" style:font-weight-asian="bold" style:font-weight-complex="bold"/>
    </style:style>
    <style:style style:name="T18" style:family="text">
      <style:text-properties fo:font-weight="bold" officeooo:rsid="008a9e15" style:font-weight-asian="bold" style:font-weight-complex="bold"/>
    </style:style>
    <style:style style:name="T19" style:family="text">
      <style:text-properties fo:font-weight="bold" officeooo:rsid="002a272c" style:font-weight-asian="bold" style:font-weight-complex="bold"/>
    </style:style>
    <style:style style:name="T20" style:family="text">
      <style:text-properties fo:font-weight="bold" officeooo:rsid="002debbb" style:font-weight-asian="bold" style:font-weight-complex="bold"/>
    </style:style>
    <style:style style:name="T21" style:family="text">
      <style:text-properties fo:font-weight="bold" officeooo:rsid="00360026" style:font-weight-asian="bold" style:font-weight-complex="bold"/>
    </style:style>
    <style:style style:name="T22" style:family="text">
      <style:text-properties fo:font-weight="bold" officeooo:rsid="003cb9f0" style:font-weight-asian="bold" style:font-weight-complex="bold"/>
    </style:style>
    <style:style style:name="T23" style:family="text">
      <style:text-properties fo:font-weight="bold" officeooo:rsid="003d6a19" style:font-weight-asian="bold" style:font-weight-complex="bold"/>
    </style:style>
    <style:style style:name="T24" style:family="text">
      <style:text-properties fo:font-weight="bold" officeooo:rsid="00412725" style:font-weight-asian="bold" style:font-weight-complex="bold"/>
    </style:style>
    <style:style style:name="T25" style:family="text">
      <style:text-properties fo:font-weight="bold" officeooo:rsid="0042b2e7" style:font-weight-asian="bold" style:font-weight-complex="bold"/>
    </style:style>
    <style:style style:name="T26" style:family="text">
      <style:text-properties fo:font-weight="bold" officeooo:rsid="0047bf60" style:font-weight-asian="bold" style:font-weight-complex="bold"/>
    </style:style>
    <style:style style:name="T27" style:family="text">
      <style:text-properties fo:font-weight="bold" officeooo:rsid="004a79de" style:font-weight-asian="bold" style:font-weight-complex="bold"/>
    </style:style>
    <style:style style:name="T28" style:family="text">
      <style:text-properties fo:font-weight="bold" officeooo:rsid="006e52d1" style:font-weight-asian="bold" style:font-weight-complex="bold"/>
    </style:style>
    <style:style style:name="T29" style:family="text">
      <style:text-properties fo:font-weight="bold" officeooo:rsid="006eb10e" style:font-weight-asian="bold" style:font-weight-complex="bold"/>
    </style:style>
    <style:style style:name="T30" style:family="text">
      <style:text-properties fo:font-weight="bold" officeooo:rsid="006ed327" style:font-weight-asian="bold" style:font-weight-complex="bold"/>
    </style:style>
    <style:style style:name="T31" style:family="text">
      <style:text-properties fo:font-weight="bold" officeooo:rsid="0071cb7e" style:font-weight-asian="bold" style:font-weight-complex="bold"/>
    </style:style>
    <style:style style:name="T32" style:family="text">
      <style:text-properties fo:font-weight="bold" officeooo:rsid="0072dd8f" style:font-weight-asian="bold" style:font-weight-complex="bold"/>
    </style:style>
    <style:style style:name="T33" style:family="text">
      <style:text-properties fo:font-weight="bold" officeooo:rsid="0076b315" style:font-weight-asian="bold" style:font-weight-complex="bold"/>
    </style:style>
    <style:style style:name="T34" style:family="text">
      <style:text-properties fo:font-weight="bold" officeooo:rsid="00772066" style:font-weight-asian="bold" style:font-weight-complex="bold"/>
    </style:style>
    <style:style style:name="T35" style:family="text">
      <style:text-properties fo:font-weight="bold" officeooo:rsid="00983fda" style:font-weight-asian="bold" style:font-weight-complex="bold"/>
    </style:style>
    <style:style style:name="T36" style:family="text">
      <style:text-properties fo:font-weight="bold" officeooo:rsid="0099ba34" style:font-weight-asian="bold" style:font-weight-complex="bold"/>
    </style:style>
    <style:style style:name="T37" style:family="text">
      <style:text-properties fo:font-weight="bold" officeooo:rsid="0099f50a" style:font-weight-asian="bold" style:font-weight-complex="bold"/>
    </style:style>
    <style:style style:name="T38" style:family="text">
      <style:text-properties fo:font-weight="bold" officeooo:rsid="009eba14" style:font-weight-asian="bold" style:font-weight-complex="bold"/>
    </style:style>
    <style:style style:name="T39" style:family="text">
      <style:text-properties officeooo:rsid="001eb657"/>
    </style:style>
    <style:style style:name="T40" style:family="text">
      <style:text-properties officeooo:rsid="008bc37f"/>
    </style:style>
    <style:style style:name="T41" style:family="text">
      <style:text-properties officeooo:rsid="0024863e"/>
    </style:style>
    <style:style style:name="T42" style:family="text">
      <style:text-properties officeooo:rsid="002a272c"/>
    </style:style>
    <style:style style:name="T43" style:family="text">
      <style:text-properties officeooo:rsid="00360026"/>
    </style:style>
    <style:style style:name="T44" style:family="text">
      <style:text-properties officeooo:rsid="003b4267"/>
    </style:style>
    <style:style style:name="T45" style:family="text">
      <style:text-properties officeooo:rsid="0007e423"/>
    </style:style>
    <style:style style:name="T46" style:family="text">
      <style:text-properties officeooo:rsid="003cb9f0"/>
    </style:style>
    <style:style style:name="T47" style:family="text">
      <style:text-properties officeooo:rsid="003d6a19"/>
    </style:style>
    <style:style style:name="T48" style:family="text">
      <style:text-properties officeooo:rsid="00412725"/>
    </style:style>
    <style:style style:name="T49" style:family="text">
      <style:text-properties officeooo:rsid="0042b2e7"/>
    </style:style>
    <style:style style:name="T50" style:family="text">
      <style:text-properties officeooo:rsid="0068ec6f"/>
    </style:style>
    <style:style style:name="T51" style:family="text">
      <style:text-properties officeooo:rsid="006d12aa"/>
    </style:style>
    <style:style style:name="T52" style:family="text">
      <style:text-properties officeooo:rsid="0072dd8f"/>
    </style:style>
    <style:style style:name="T53" style:family="text">
      <style:text-properties officeooo:rsid="008cdfac"/>
    </style:style>
    <style:style style:name="T54" style:family="text">
      <style:text-properties officeooo:rsid="00902b97"/>
    </style:style>
    <style:style style:name="T55" style:family="text">
      <style:text-properties officeooo:rsid="0094ed1b"/>
    </style:style>
    <style:style style:name="T56" style:family="text">
      <style:text-properties officeooo:rsid="00968eb6"/>
    </style:style>
    <style:style style:name="T57" style:family="text">
      <style:text-properties officeooo:rsid="00983fda"/>
    </style:style>
    <style:style style:name="T58" style:family="text">
      <style:text-properties officeooo:rsid="0099ba34"/>
    </style:style>
    <style:style style:name="T59" style:family="text">
      <style:text-properties officeooo:rsid="0099f50a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99f50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1">模块名:系统功能管理 </text:span><text:span text:style-name="T2">system</text:span></text:p>
      <text:p text:style-name="P4"><text:tab/>导航下拉名_1: 系统功能管理</text:p>
      <text:p text:style-name="P3"><text:tab/><text:tab/><text:span text:style-name="T3">导航名_</text:span><text:span text:style-name="T4">1</text:span><text:span text:style-name="T3">:平台分类</text:span></text:p>
      <text:p text:style-name="P56"><text:tab/><text:tab/><text:tab/><text:span text:style-name="T5">功能名字_1:列表</text:span> <text:s/>功能类型:网格 (有网格/树形/编辑可选)<text:span text:style-name="T36">platformclassify/v1/list</text:span></text:p>
      <text:p text:style-name="P3"><text:tab/><text:tab/><text:tab/><text:tab/><text:bookmark-start text:name="__DdeLink__6722_1247678349"/>字段名称_<text:span text:style-name="T39">1</text:span>:平台名称</text:p>
      <text:p text:style-name="P22"><text:tab/><text:tab/><text:tab/><text:tab/>字段名称_<text:span text:style-name="T41">2</text:span>:平台定位</text:p>
      <text:p text:style-name="P3"><text:tab/><text:tab/><text:tab/><text:tab/>字段名称_<text:span text:style-name="T50">3</text:span>:平台目的</text:p>
      <text:p text:style-name="P3"><text:tab/><text:tab/><text:tab/><text:tab/>字段名称_<text:span text:style-name="T50">4</text:span>:平台特色</text:p>
      <text:p text:style-name="P22"><text:tab/><text:tab/><text:tab/><text:tab/>字段名称_<text:span text:style-name="T50">5</text:span>:平台需求描述</text:p>
      <text:p text:style-name="P3"><text:tab/><text:tab/><text:tab/><text:tab/>字段名称_<text:span text:style-name="T50">6</text:span>:包含（实现需求）功能</text:p>
      <text:p text:style-name="P3"><text:tab/><text:tab/><text:tab/><text:tab/>字段名称_<text:span text:style-name="T50">7</text:span>:最新更新时间</text:p>
      <text:p text:style-name="P22"><text:tab/><text:tab/><text:tab/><text:tab/>字段名称_<text:span text:style-name="T50">8</text:span>:项目编号<text:tab/><text:bookmark-end text:name="__DdeLink__6722_1247678349"/></text:p>
      <text:p text:style-name="P22"><text:tab/><text:tab/><text:tab/><text:tab/>字段名称_<text:span text:style-name="T50">9</text:span>:项目名称</text:p>
      <text:p text:style-name="P22"><text:tab/><text:tab/><text:tab/><text:tab/>字段名称_<text:span text:style-name="T50">10</text:span>:最新更新时间<text:span text:style-name="T54">（节点）</text:span></text:p>
      <text:p text:style-name="P22"><text:tab/><text:tab/><text:tab/><text:tab/>字段名称_<text:span text:style-name="T50">11</text:span>:新节点编号（新）</text:p>
      <text:p text:style-name="P22"><text:tab/><text:tab/><text:tab/><text:tab/>字段名称_<text:span text:style-name="T50">12</text:span>:节点（新）</text:p>
      <text:p text:style-name="P22"><text:tab/><text:tab/><text:tab/><text:tab/>字段名称_<text:span text:style-name="T50">13</text:span>:最新更新时间<text:span text:style-name="T54">（字段）</text:span></text:p>
      <text:p text:style-name="P22"><text:tab/><text:tab/><text:tab/><text:tab/>字段名称_<text:span text:style-name="T50">14</text:span>:字段编号（新）</text:p>
      <text:p text:style-name="P22"><text:tab/><text:tab/><text:tab/><text:tab/>字段名称_<text:span text:style-name="T50">15</text:span>:字段（新）</text:p>
      <text:p text:style-name="P22"><text:tab/><text:tab/><text:tab/><text:tab/>字段名称_<text:span text:style-name="T50">16</text:span>:平台企业内部需求描述</text:p>
      <text:p text:style-name="P22"><text:tab/><text:tab/><text:tab/><text:tab/>字段名称_<text:span text:style-name="T50">17</text:span>:企业内部展示数据</text:p>
      <text:p text:style-name="P22"><text:tab/><text:tab/><text:tab/><text:tab/>字段名称_<text:span text:style-name="T50">18</text:span>:平台企业外部需求描述</text:p>
      <text:p text:style-name="P22"><text:tab/><text:tab/><text:tab/><text:tab/>字段名称_<text:span text:style-name="T50">19</text:span>:企业外部展示数据</text:p>
      <text:p text:style-name="P23"><text:tab/><text:tab/><text:tab/><text:tab/>字段名称_<text:span text:style-name="T50">20</text:span>:注册用户需求描述<text:tab/></text:p>
      <text:p text:style-name="P23"><text:tab/><text:tab/><text:tab/><text:tab/>字段名称_<text:span text:style-name="T50">21</text:span>:注册展示数据</text:p>
      <text:p text:style-name="P23"><text:tab/><text:tab/><text:tab/><text:tab/>字段名称_<text:span text:style-name="T50">22</text:span>:非注册用户需求描述</text:p>
      <text:p text:style-name="P23"><text:tab/><text:tab/><text:tab/><text:tab/>字段名称_<text:span text:style-name="T50">23</text:span>:非注册展示数据</text:p>
      <text:p text:style-name="P23"><text:tab/><text:tab/><text:tab/><text:tab/>字段名称_<text:span text:style-name="T50">24</text:span>:平台链接</text:p>
      <text:p text:style-name="P23"><text:tab/><text:tab/><text:tab/><text:tab/>字段名称_<text:span text:style-name="T50">25</text:span>:备注<text:tab/><text:tab/><text:tab/></text:p>
      <text:p text:style-name="P3"><text:tab/><text:tab/><text:tab/><text:tab/> <text:s text:c="2"/></text:p>
      <text:p text:style-name="P3"><text:tab/><text:tab/><text:tab/><text:tab/></text:p>
      <text:p text:style-name="P3"><text:tab/><text:tab/><text:tab/><text:tab/><text:tab/><text:tab/><text:tab/></text:p>
      <text:p text:style-name="P56"><text:tab/><text:tab/><text:tab/><text:span text:style-name="T5">功能名字_</text:span><text:span text:style-name="T6">2</text:span><text:span text:style-name="T5">:添加</text:span> <text:s/>功能类型:编辑 (有网格/树形/编辑可选)<text:span text:style-name="T36">platformclassify/v1/add</text:span></text:p>
      <text:p text:style-name="P24"><text:tab/><text:tab/><text:tab/><text:tab/><text:bookmark-start text:name="__DdeLink__6722_12476783491"/>字段名称_<text:span text:style-name="T39">1</text:span>:平台名称 <text:s text:c="12"/>标签类型：文本框</text:p>
      <text:p text:style-name="P24"><text:tab/><text:tab/><text:tab/><text:tab/>字段名称_<text:span text:style-name="T41">2</text:span>:平台定位 <text:s text:c="12"/>标签类型：文本框</text:p>
      <text:p text:style-name="P24"><text:tab/><text:tab/><text:tab/><text:tab/>字段名称_<text:span text:style-name="T50">3</text:span>:平台目的 <text:s text:c="12"/>标签类型：文本框</text:p>
      <text:p text:style-name="P24"><text:tab/><text:tab/><text:tab/><text:tab/>字段名称_<text:span text:style-name="T50">4</text:span>:平台特色 <text:s text:c="12"/>标签类型：文本框</text:p>
      <text:p text:style-name="P24"><text:tab/><text:tab/><text:tab/><text:tab/>字段名称_<text:span text:style-name="T50">5</text:span>:平台需求描述 <text:s text:c="9"/>标签类型：文本框</text:p>
      <text:p text:style-name="P24"><text:tab/><text:tab/><text:tab/><text:tab/>字段名称_<text:span text:style-name="T50">6</text:span>:包含（实现需求）功能 <text:s text:c="2"/>标签类型：手填下拉</text:p>
      <text:p text:style-name="P25"><text:tab/><text:tab/><text:tab/><text:tab/>字段名称_<text:span text:style-name="T50">7</text:span>:最新更新时间 <text:s text:c="9"/>标签类型：日期框（yyyy<text:span text:style-name="T51">-MM-dd</text:span>）</text:p>
      <text:p text:style-name="P25"><text:tab/><text:tab/><text:tab/><text:tab/>字段名称_<text:span text:style-name="T50">8</text:span>:项目编号<text:tab/><text:bookmark-end text:name="__DdeLink__6722_12476783491"/> <text:s text:c="11"/>标签类型：文本框</text:p>
      <text:p text:style-name="P25"><text:tab/><text:tab/><text:tab/><text:tab/>字段名称_<text:span text:style-name="T50">9</text:span>:项目名称 <text:s text:c="13"/>标签类型：文本框</text:p>
      <text:p text:style-name="P25"><text:tab/><text:tab/><text:tab/><text:tab/>字段名称_<text:span text:style-name="T50">10</text:span>:最新更新时间 <text:span text:style-name="T54">（节点）</text:span> <text:s text:c="8"/>标签类型：日期框（yyyy<text:span text:style-name="T51">-MM-dd</text:span>）</text:p>
      <text:p text:style-name="P25"><text:tab/><text:tab/><text:tab/><text:tab/>字段名称_<text:span text:style-name="T50">11</text:span>:新节点编号（新） <text:s text:c="6"/>标签类型：文本框</text:p>
      <text:p text:style-name="P25"><text:tab/><text:tab/><text:tab/><text:tab/>字段名称_<text:span text:style-name="T50">12</text:span>:节点（新） <text:s text:c="11"/>标签类型：文本框</text:p>
      <text:p text:style-name="P25"><text:tab/><text:tab/><text:tab/><text:tab/>字段名称_<text:span text:style-name="T50">13</text:span>:最新更新时间 <text:span text:style-name="T54">（字段）</text:span> <text:s text:c="9"/>标签类型：日期框（yyyy<text:span text:style-name="T51">-MM-dd</text:span>）</text:p>
      <text:p text:style-name="P25"><text:tab/><text:tab/><text:tab/><text:tab/>字段名称_<text:span text:style-name="T50">14</text:span>:字段编号（新） <text:s text:c="9"/>标签类型：文本框</text:p>
      <text:p text:style-name="P25"><text:tab/><text:tab/><text:tab/><text:tab/>字段名称_<text:span text:style-name="T50">15</text:span>:字段（新） <text:s text:c="13"/>标签类型：文本框</text:p>
      <text:p text:style-name="P25"><text:tab/><text:tab/><text:tab/><text:tab/>字段名称_<text:span text:style-name="T50">16</text:span>:平台企业内部需求描述 <text:s text:c="6"/>标签类型：大文本</text:p>
      <text:p text:style-name="P25"><text:tab/><text:tab/><text:tab/><text:tab/>字段名称_<text:span text:style-name="T50">17</text:span>:企业内部展示数据 <text:s text:c="9"/>标签类型：数字框（要么填<text:span text:style-name="T51">1要么不填</text:span>）</text:p>
      <text:p text:style-name="P25"><text:tab/><text:tab/><text:tab/><text:tab/>字段名称_<text:span text:style-name="T50">18</text:span>:平台企业外部需求描述 <text:s text:c="6"/>标签类型：大文本</text:p>
      <text:p text:style-name="P25"><text:tab/><text:tab/><text:tab/><text:tab/>字段名称_<text:span text:style-name="T50">19</text:span>:企业外部展示数据 <text:s text:c="8"/>标签类型：数字框（要么填<text:span text:style-name="T51">1要么不填</text:span>）</text:p>
      <text:p text:style-name="P25"><text:tab/><text:tab/><text:tab/><text:tab/>字段名称_<text:span text:style-name="T50">20</text:span>:注册用户需求描述<text:tab/> <text:s text:c="3"/>标签类型：大文本</text:p>
      <text:p text:style-name="P25"><text:soft-page-break/><text:tab/><text:tab/><text:tab/><text:tab/>字段名称_<text:span text:style-name="T50">21</text:span>:注册展示数据 <text:s text:c="11"/>标签类型：数字框（要么填<text:span text:style-name="T51">1要么不填</text:span>）</text:p>
      <text:p text:style-name="P25"><text:tab/><text:tab/><text:tab/><text:tab/>字段名称_<text:span text:style-name="T50">22</text:span>:非注册用户需求描述 <text:s text:c="8"/>标签类型：大文本</text:p>
      <text:p text:style-name="P25"><text:tab/><text:tab/><text:tab/><text:tab/>字段名称_<text:span text:style-name="T50">23</text:span>:非注册展示数据 <text:s text:c="9"/>标签类型：数字框（要么填<text:span text:style-name="T51">1要么不填</text:span>）</text:p>
      <text:p text:style-name="P25"><text:tab/><text:tab/><text:tab/><text:tab/>字段名称_<text:span text:style-name="T50">24</text:span>:平台链接 <text:s text:c="12"/>标签类型：文本框</text:p>
      <text:p text:style-name="P25"><text:tab/><text:tab/><text:tab/><text:tab/>字段名称_<text:span text:style-name="T50">25</text:span>:备注<text:tab/><text:tab/> <text:s text:c="7"/>标签类型：文本框</text:p>
      <text:p text:style-name="P3"><text:tab/><text:tab/><text:tab/><text:tab/></text:p>
      <text:p text:style-name="P3"/>
      <text:p text:style-name="P56"><text:tab/><text:tab/><text:tab/><text:span text:style-name="T5">功能名字_</text:span><text:span text:style-name="T7">3</text:span><text:span text:style-name="T5">:编辑</text:span> <text:s/>功能类型:编辑 (有网格/树形/编辑可选)<text:span text:style-name="T36">platformclassify/v1/edit</text:span></text:p>
      <text:p text:style-name="P36"><text:tab/><text:tab/><text:tab/><text:tab/><text:bookmark-start text:name="__DdeLink__6722_124767834911"/>字段名称_<text:span text:style-name="T39">1</text:span>:平台名称 <text:s text:c="12"/>标签类型：文本框</text:p>
      <text:p text:style-name="P36"><text:tab/><text:tab/><text:tab/><text:tab/>字段名称_<text:span text:style-name="T41">2</text:span>:平台定位 <text:s text:c="12"/>标签类型：文本框</text:p>
      <text:p text:style-name="P36"><text:tab/><text:tab/><text:tab/><text:tab/>字段名称_<text:span text:style-name="T50">3</text:span>:平台目的 <text:s text:c="12"/>标签类型：文本框</text:p>
      <text:p text:style-name="P36"><text:tab/><text:tab/><text:tab/><text:tab/>字段名称_<text:span text:style-name="T50">4</text:span>:平台特色 <text:s text:c="12"/>标签类型：文本框</text:p>
      <text:p text:style-name="P36"><text:tab/><text:tab/><text:tab/><text:tab/>字段名称_<text:span text:style-name="T50">5</text:span>:平台需求描述 <text:s text:c="9"/>标签类型：文本框</text:p>
      <text:p text:style-name="P36"><text:tab/><text:tab/><text:tab/><text:tab/>字段名称_<text:span text:style-name="T50">6</text:span>:包含（实现需求）功能 <text:s text:c="2"/>标签类型：手填下拉</text:p>
      <text:p text:style-name="P36"><text:tab/><text:tab/><text:tab/><text:tab/>字段名称_<text:span text:style-name="T50">7</text:span>:最新更新时间 <text:s text:c="9"/>标签类型：日期框（yyyy<text:span text:style-name="T51">-MM-dd</text:span>）</text:p>
      <text:p text:style-name="P36"><text:tab/><text:tab/><text:tab/><text:tab/>字段名称_<text:span text:style-name="T50">8</text:span>:项目编号<text:tab/><text:bookmark-end text:name="__DdeLink__6722_124767834911"/> <text:s text:c="11"/>标签类型：文本框</text:p>
      <text:p text:style-name="P36"><text:tab/><text:tab/><text:tab/><text:tab/>字段名称_<text:span text:style-name="T50">9</text:span>:项目名称 <text:s text:c="13"/>标签类型：文本框</text:p>
      <text:p text:style-name="P36"><text:tab/><text:tab/><text:tab/><text:tab/>字段名称_<text:span text:style-name="T50">10</text:span>:最新更新时间 <text:span text:style-name="T54">（节点）</text:span> <text:s text:c="8"/>标签类型：日期框（yyyy<text:span text:style-name="T51">-MM-dd</text:span>）</text:p>
      <text:p text:style-name="P36"><text:tab/><text:tab/><text:tab/><text:tab/>字段名称_<text:span text:style-name="T50">11</text:span>:新节点编号（新） <text:s text:c="6"/>标签类型：文本框</text:p>
      <text:p text:style-name="P36"><text:tab/><text:tab/><text:tab/><text:tab/>字段名称_<text:span text:style-name="T50">12</text:span>:节点（新） <text:s text:c="11"/>标签类型：文本框</text:p>
      <text:p text:style-name="P36"><text:tab/><text:tab/><text:tab/><text:tab/>字段名称_<text:span text:style-name="T50">13</text:span>:最新更新时间 <text:span text:style-name="T54">（字段）</text:span> <text:s text:c="9"/>标签类型：日期框（yyyy<text:span text:style-name="T51">-MM-dd</text:span>）</text:p>
      <text:p text:style-name="P36"><text:tab/><text:tab/><text:tab/><text:tab/>字段名称_<text:span text:style-name="T50">14</text:span>:字段编号（新） <text:s text:c="9"/>标签类型：文本框</text:p>
      <text:p text:style-name="P36"><text:tab/><text:tab/><text:tab/><text:tab/>字段名称_<text:span text:style-name="T50">15</text:span>:字段（新） <text:s text:c="13"/>标签类型：文本框</text:p>
      <text:p text:style-name="P36"><text:tab/><text:tab/><text:tab/><text:tab/>字段名称_<text:span text:style-name="T50">16</text:span>:平台企业内部需求描述 <text:s text:c="6"/>标签类型：大文本</text:p>
      <text:p text:style-name="P36"><text:tab/><text:tab/><text:tab/><text:tab/>字段名称_<text:span text:style-name="T50">17</text:span>:企业内部展示数据 <text:s text:c="9"/>标签类型：数字框（要么填<text:span text:style-name="T51">1要么不填</text:span>）</text:p>
      <text:p text:style-name="P36"><text:tab/><text:tab/><text:tab/><text:tab/>字段名称_<text:span text:style-name="T50">18</text:span>:平台企业外部需求描述 <text:s text:c="6"/>标签类型：大文本</text:p>
      <text:p text:style-name="P36"><text:tab/><text:tab/><text:tab/><text:tab/>字段名称_<text:span text:style-name="T50">19</text:span>:企业外部展示数据 <text:s text:c="8"/>标签类型：数字框（要么填<text:span text:style-name="T51">1要么不填</text:span>）</text:p>
      <text:p text:style-name="P36"><text:tab/><text:tab/><text:tab/><text:tab/>字段名称_<text:span text:style-name="T50">20</text:span>:注册用户需求描述<text:tab/> <text:s text:c="3"/>标签类型：大文本</text:p>
      <text:p text:style-name="P36"><text:tab/><text:tab/><text:tab/><text:tab/>字段名称_<text:span text:style-name="T50">21</text:span>:注册展示数据 <text:s text:c="11"/>标签类型：数字框（要么填<text:span text:style-name="T51">1要么不填</text:span>）</text:p>
      <text:p text:style-name="P36"><text:tab/><text:tab/><text:tab/><text:tab/>字段名称_<text:span text:style-name="T50">22</text:span>:非注册用户需求描述 <text:s text:c="8"/>标签类型：大文本</text:p>
      <text:p text:style-name="P36"><text:tab/><text:tab/><text:tab/><text:tab/>字段名称_<text:span text:style-name="T50">23</text:span>:非注册展示数据 <text:s text:c="9"/>标签类型：数字框（要么填<text:span text:style-name="T51">1要么不填</text:span>）</text:p>
      <text:p text:style-name="P36"><text:tab/><text:tab/><text:tab/><text:tab/>字段名称_<text:span text:style-name="T50">24</text:span>:平台链接 <text:s text:c="12"/>标签类型：文本框</text:p>
      <text:p text:style-name="P36"><text:tab/><text:tab/><text:tab/><text:tab/>字段名称_<text:span text:style-name="T50">25</text:span>:备注<text:tab/><text:tab/> <text:s text:c="7"/>标签类型：文本框</text:p>
      <text:p text:style-name="P3"/>
      <text:p text:style-name="P3"><text:tab/><text:tab/><text:tab/></text:p>
      <text:p text:style-name="P56"><text:tab/><text:tab/><text:tab/><text:span text:style-name="T5">功能名字_</text:span><text:span text:style-name="T7">4</text:span><text:span text:style-name="T5">:删除</text:span> <text:s/>功能类型:<text:span text:style-name="T36">platformclassify/v1/delete/{id}</text:span></text:p>
      <text:p text:style-name="P56"><text:tab/><text:tab/><text:tab/><text:span text:style-name="T5">功能名字_</text:span><text:span text:style-name="T11">5</text:span><text:span text:style-name="T5">:导入</text:span> <text:s/>功能类型:<text:span text:style-name="T36">platformclassify/v1/importExcel</text:span></text:p>
      <text:p text:style-name="P34"><text:tab/><text:tab/><text:tab/><text:tab/><text:bookmark-start text:name="__DdeLink__6722_12476783492"/>字段名称_<text:span text:style-name="T39">1</text:span>:平台名称</text:p>
      <text:p text:style-name="P34"><text:tab/><text:tab/><text:tab/><text:tab/>字段名称_<text:span text:style-name="T41">2</text:span>:平台定位</text:p>
      <text:p text:style-name="P34"><text:tab/><text:tab/><text:tab/><text:tab/>字段名称_<text:span text:style-name="T50">3</text:span>:平台目的</text:p>
      <text:p text:style-name="P34"><text:tab/><text:tab/><text:tab/><text:tab/>字段名称_<text:span text:style-name="T50">4</text:span>:平台特色</text:p>
      <text:p text:style-name="P34"><text:tab/><text:tab/><text:tab/><text:tab/>字段名称_<text:span text:style-name="T50">5</text:span>:平台需求描述</text:p>
      <text:p text:style-name="P34"><text:tab/><text:tab/><text:tab/><text:tab/>字段名称_<text:span text:style-name="T50">6</text:span>:包含（实现需求）功能</text:p>
      <text:p text:style-name="P34"><text:tab/><text:tab/><text:tab/><text:tab/>字段名称_<text:span text:style-name="T50">7</text:span>:最新更新时间</text:p>
      <text:p text:style-name="P34"><text:tab/><text:tab/><text:tab/><text:tab/>字段名称_<text:span text:style-name="T50">8</text:span>:项目编号<text:tab/><text:bookmark-end text:name="__DdeLink__6722_12476783492"/></text:p>
      <text:p text:style-name="P34"><text:tab/><text:tab/><text:tab/><text:tab/>字段名称_<text:span text:style-name="T50">9</text:span>:项目名称</text:p>
      <text:p text:style-name="P34"><text:tab/><text:tab/><text:tab/><text:tab/>字段名称_<text:span text:style-name="T50">10</text:span>:最新更新时间<text:span text:style-name="T53">(节点)</text:span></text:p>
      <text:p text:style-name="P34"><text:tab/><text:tab/><text:tab/><text:tab/>字段名称_<text:span text:style-name="T50">11</text:span>:新节点编号（新）</text:p>
      <text:p text:style-name="P34"><text:tab/><text:tab/><text:tab/><text:tab/>字段名称_<text:span text:style-name="T50">12</text:span>:节点（新）</text:p>
      <text:p text:style-name="P34"><text:tab/><text:tab/><text:tab/><text:tab/>字段名称_<text:span text:style-name="T50">13</text:span>:最新更新时间<text:span text:style-name="T53">（字段）</text:span></text:p>
      <text:p text:style-name="P34"><text:tab/><text:tab/><text:tab/><text:tab/>字段名称_<text:span text:style-name="T50">14</text:span>:字段编号（新）</text:p>
      <text:p text:style-name="P34"><text:soft-page-break/><text:tab/><text:tab/><text:tab/><text:tab/>字段名称_<text:span text:style-name="T50">15</text:span>:字段（新）</text:p>
      <text:p text:style-name="P34"><text:tab/><text:tab/><text:tab/><text:tab/>字段名称_<text:span text:style-name="T50">16</text:span>:平台企业内部需求描述</text:p>
      <text:p text:style-name="P34"><text:tab/><text:tab/><text:tab/><text:tab/>字段名称_<text:span text:style-name="T50">17</text:span>:企业内部展示数据</text:p>
      <text:p text:style-name="P34"><text:tab/><text:tab/><text:tab/><text:tab/>字段名称_<text:span text:style-name="T50">18</text:span>:平台企业外部需求描述</text:p>
      <text:p text:style-name="P34"><text:tab/><text:tab/><text:tab/><text:tab/>字段名称_<text:span text:style-name="T50">19</text:span>:企业外部展示数据</text:p>
      <text:p text:style-name="P34"><text:tab/><text:tab/><text:tab/><text:tab/>字段名称_<text:span text:style-name="T50">20</text:span>:注册用户需求描述<text:tab/></text:p>
      <text:p text:style-name="P34"><text:tab/><text:tab/><text:tab/><text:tab/>字段名称_<text:span text:style-name="T50">21</text:span>:注册展示数据</text:p>
      <text:p text:style-name="P34"><text:tab/><text:tab/><text:tab/><text:tab/>字段名称_<text:span text:style-name="T50">22</text:span>:非注册用户需求描述</text:p>
      <text:p text:style-name="P34"><text:tab/><text:tab/><text:tab/><text:tab/>字段名称_<text:span text:style-name="T50">23</text:span>:非注册展示数据</text:p>
      <text:p text:style-name="P34"><text:tab/><text:tab/><text:tab/><text:tab/>字段名称_<text:span text:style-name="T50">24</text:span>:平台链接</text:p>
      <text:p text:style-name="P35"><text:tab/><text:tab/><text:tab/><text:tab/>字段名称_<text:span text:style-name="T50">25</text:span>:备注<text:tab/></text:p>
      <text:p text:style-name="P35"><text:tab/></text:p>
      <text:p text:style-name="P56"><text:tab/><text:tab/><text:tab/><text:span text:style-name="T5">功能名字_</text:span><text:span text:style-name="T11">6</text:span><text:span text:style-name="T5">:导出</text:span> <text:s/>功能类型:<text:span text:style-name="T36">platformclassify/v1/export</text:span></text:p>
      <text:p text:style-name="P26"><text:tab/><text:tab/><text:tab/><text:tab/>根据平台名称来导出 <text:s/>下拉 必填</text:p>
      <text:p text:style-name="P37"><text:tab/><text:tab/><text:tab/><text:tab/><text:bookmark-start text:name="__DdeLink__6722_124767834921"/>字段名称_<text:span text:style-name="T39">1</text:span>:平台名称</text:p>
      <text:p text:style-name="P37"><text:tab/><text:tab/><text:tab/><text:tab/>字段名称_<text:span text:style-name="T41">2</text:span>:平台定位</text:p>
      <text:p text:style-name="P37"><text:tab/><text:tab/><text:tab/><text:tab/>字段名称_<text:span text:style-name="T50">3</text:span>:平台目的</text:p>
      <text:p text:style-name="P37"><text:tab/><text:tab/><text:tab/><text:tab/>字段名称_<text:span text:style-name="T50">4</text:span>:平台特色</text:p>
      <text:p text:style-name="P37"><text:tab/><text:tab/><text:tab/><text:tab/>字段名称_<text:span text:style-name="T50">5</text:span>:平台需求描述</text:p>
      <text:p text:style-name="P37"><text:tab/><text:tab/><text:tab/><text:tab/>字段名称_<text:span text:style-name="T50">6</text:span>:包含（实现需求）功能</text:p>
      <text:p text:style-name="P37"><text:tab/><text:tab/><text:tab/><text:tab/>字段名称_<text:span text:style-name="T50">7</text:span>:最新更新时间</text:p>
      <text:p text:style-name="P37"><text:tab/><text:tab/><text:tab/><text:tab/>字段名称_<text:span text:style-name="T50">8</text:span>:项目编号<text:tab/><text:bookmark-end text:name="__DdeLink__6722_124767834921"/></text:p>
      <text:p text:style-name="P37"><text:tab/><text:tab/><text:tab/><text:tab/>字段名称_<text:span text:style-name="T50">9</text:span>:项目名称</text:p>
      <text:p text:style-name="P37"><text:tab/><text:tab/><text:tab/><text:tab/>字段名称_<text:span text:style-name="T50">10</text:span>:最新更新时间<text:span text:style-name="T53">(节点)</text:span></text:p>
      <text:p text:style-name="P37"><text:tab/><text:tab/><text:tab/><text:tab/>字段名称_<text:span text:style-name="T50">11</text:span>:新节点编号（新）</text:p>
      <text:p text:style-name="P37"><text:tab/><text:tab/><text:tab/><text:tab/>字段名称_<text:span text:style-name="T50">12</text:span>:节点（新）</text:p>
      <text:p text:style-name="P37"><text:tab/><text:tab/><text:tab/><text:tab/>字段名称_<text:span text:style-name="T50">13</text:span>:最新更新时间<text:span text:style-name="T53">（字段）</text:span></text:p>
      <text:p text:style-name="P37"><text:tab/><text:tab/><text:tab/><text:tab/>字段名称_<text:span text:style-name="T50">14</text:span>:字段编号（新）</text:p>
      <text:p text:style-name="P37"><text:tab/><text:tab/><text:tab/><text:tab/>字段名称_<text:span text:style-name="T50">15</text:span>:字段（新）</text:p>
      <text:p text:style-name="P37"><text:tab/><text:tab/><text:tab/><text:tab/>字段名称_<text:span text:style-name="T50">16</text:span>:平台企业内部需求描述</text:p>
      <text:p text:style-name="P37"><text:tab/><text:tab/><text:tab/><text:tab/>字段名称_<text:span text:style-name="T50">17</text:span>:企业内部展示数据</text:p>
      <text:p text:style-name="P37"><text:tab/><text:tab/><text:tab/><text:tab/>字段名称_<text:span text:style-name="T50">18</text:span>:平台企业外部需求描述</text:p>
      <text:p text:style-name="P37"><text:tab/><text:tab/><text:tab/><text:tab/>字段名称_<text:span text:style-name="T50">19</text:span>:企业外部展示数据</text:p>
      <text:p text:style-name="P37"><text:tab/><text:tab/><text:tab/><text:tab/>字段名称_<text:span text:style-name="T50">20</text:span>:注册用户需求描述<text:tab/></text:p>
      <text:p text:style-name="P37"><text:tab/><text:tab/><text:tab/><text:tab/>字段名称_<text:span text:style-name="T50">21</text:span>:注册展示数据</text:p>
      <text:p text:style-name="P37"><text:tab/><text:tab/><text:tab/><text:tab/>字段名称_<text:span text:style-name="T50">22</text:span>:非注册用户需求描述</text:p>
      <text:p text:style-name="P37"><text:tab/><text:tab/><text:tab/><text:tab/>字段名称_<text:span text:style-name="T50">23</text:span>:非注册展示数据</text:p>
      <text:p text:style-name="P37"><text:tab/><text:tab/><text:tab/><text:tab/>字段名称_<text:span text:style-name="T50">24</text:span>:平台链接</text:p>
      <text:p text:style-name="P37"><text:tab/><text:tab/><text:tab/><text:tab/>字段名称_<text:span text:style-name="T50">25</text:span>:备注</text:p>
      <text:p text:style-name="P3"/>
      <text:p text:style-name="P3"><text:tab/><text:tab/><text:tab/></text:p>
      <text:p text:style-name="P3"/>
      <text:p text:style-name="P3"><text:tab/><text:tab/><text:span text:style-name="T3">导航名_</text:span><text:span text:style-name="T4">2</text:span><text:span text:style-name="T3">:功能列表</text:span></text:p>
      <text:p text:style-name="P57"><text:tab/><text:tab/><text:tab/><text:span text:style-name="T5">功能名字_1:列表</text:span> <text:s/>功能类型:网格 (有网格/树形/编辑可选)<text:span text:style-name="T37">featurelist/v1/list</text:span></text:p>
      <text:p text:style-name="P3"><text:span text:style-name="T14"><text:tab/><text:tab/><text:tab/><text:tab/></text:span><text:span text:style-name="T13">字段名称_</text:span><text:span text:style-name="T15">1</text:span><text:span text:style-name="T13">:部门</text:span></text:p>
      <text:p text:style-name="P3"><text:tab/><text:tab/><text:tab/><text:tab/>字段名称_<text:span text:style-name="T42">2</text:span>:模块 <text:s text:c="9"/></text:p>
      <text:p text:style-name="P3"><text:tab/><text:tab/><text:tab/><text:tab/>字段名称_<text:span text:style-name="T42">3</text:span>:小模块编号 <text:s text:c="5"/></text:p>
      <text:p text:style-name="P3"><text:tab/><text:tab/><text:tab/><text:tab/>字段名称_<text:span text:style-name="T42">4</text:span>:<text:bookmark-start text:name="__DdeLink__975_1826826792"/>小模块<text:bookmark-end text:name="__DdeLink__975_1826826792"/> <text:s text:c="11"/></text:p>
      <text:p text:style-name="P3"><text:tab/><text:tab/><text:tab/><text:tab/>字段名称_<text:span text:style-name="T42">5</text:span>:功能名称 <text:s text:c="12"/><text:span text:style-name="T13"><text:s/></text:span></text:p>
      <text:p text:style-name="P3"><text:tab/><text:tab/><text:tab/><text:tab/>字段名称_<text:span text:style-name="T42">6</text:span>:功能目的<text:tab/> <text:s text:c="2"/><text:tab/><text:tab/></text:p>
      <text:p text:style-name="P5"><text:tab/><text:tab/><text:tab/><text:tab/>字段名称_<text:span text:style-name="T42">7</text:span>:功能特色 </text:p>
      <text:p text:style-name="P5"><text:tab/><text:tab/><text:tab/><text:tab/><text:span text:style-name="T13">字段名称_</text:span><text:span text:style-name="T19">8</text:span><text:span text:style-name="T13">:版本号</text:span></text:p>
      <text:p text:style-name="P5"><text:tab/><text:tab/><text:tab/><text:tab/>字段名称_<text:span text:style-name="T42">9</text:span>:采纳意见 <text:s text:c="9"/></text:p>
      <text:p text:style-name="P5"><text:tab/><text:tab/><text:tab/><text:tab/>字段名称_<text:span text:style-name="T42">10</text:span>:制定/修订人 <text:s text:c="5"/></text:p>
      <text:p text:style-name="P5"><text:tab/><text:tab/><text:tab/><text:tab/>字段名称_<text:span text:style-name="T42">11</text:span>:<text:bookmark-start text:name="__DdeLink__975_18268267921"/>责任<text:bookmark-end text:name="__DdeLink__975_18268267921"/>审核 <text:s text:c="11"/></text:p>
      <text:p text:style-name="P5"><text:tab/><text:tab/><text:tab/><text:tab/>字段名称_<text:span text:style-name="T42">12</text:span>:制定/修订背景 <text:s text:c="12"/><text:span text:style-name="T13"><text:s/></text:span></text:p>
      <text:p text:style-name="P5"><text:tab/><text:tab/><text:tab/><text:tab/>字段名称_<text:span text:style-name="T42">13</text:span>:制定/修订内容<text:tab/> <text:s text:c="2"/><text:tab/><text:tab/></text:p>
      <text:p text:style-name="P5"><text:tab/><text:tab/><text:tab/><text:tab/>字段名称_<text:span text:style-name="T42">14</text:span>:完成时间 </text:p>
      <text:p text:style-name="P5"><text:tab/><text:tab/><text:tab/><text:tab/>字段名称_<text:span text:style-name="T42">15</text:span>:是否已开发 <text:s text:c="5"/></text:p>
      <text:p text:style-name="P5"><text:soft-page-break/><text:tab/><text:tab/><text:tab/><text:tab/>字段名称_<text:span text:style-name="T42">16：</text:span><text:bookmark-start text:name="__DdeLink__975_182682679211"/><text:span text:style-name="T42">开发</text:span><text:bookmark-end text:name="__DdeLink__975_182682679211"/><text:span text:style-name="T42">人员</text:span> <text:s text:c="11"/></text:p>
      <text:p text:style-name="P5"><text:tab/><text:tab/><text:tab/><text:tab/>字段名称_<text:span text:style-name="T42">17</text:span>:是否通过体检测试 <text:s text:c="12"/><text:span text:style-name="T13"><text:s/></text:span></text:p>
      <text:p text:style-name="P5"><text:tab/><text:tab/><text:tab/><text:tab/>字段名称_<text:span text:style-name="T42">18</text:span>:体检时间<text:tab/> <text:s text:c="2"/><text:tab/><text:tab/></text:p>
      <text:p text:style-name="P5"><text:tab/><text:tab/><text:tab/><text:tab/>字段名称_<text:span text:style-name="T42">19</text:span>:体验人员 </text:p>
      <text:p text:style-name="P5"><text:tab/><text:tab/><text:tab/><text:tab/>字段名称_<text:span text:style-name="T42">20</text:span>:问题 <text:s text:c="12"/><text:span text:style-name="T13"><text:s/></text:span></text:p>
      <text:p text:style-name="P5"><text:tab/><text:tab/><text:tab/><text:tab/>字段名称_<text:span text:style-name="T42">21</text:span>:修改建议<text:tab/> <text:s text:c="2"/><text:tab/><text:tab/></text:p>
      <text:p text:style-name="P5"><text:tab/><text:tab/><text:tab/><text:tab/>字段名称_<text:span text:style-name="T42">22</text:span>:备注 <text:s text:c="10"/></text:p>
      <text:p text:style-name="P3"><text:tab/><text:tab/><text:tab/><text:tab/><text:tab/><text:tab/><text:tab/></text:p>
      <text:p text:style-name="P57"><text:tab/><text:tab/><text:tab/><text:span text:style-name="T5">功能名字_</text:span><text:span text:style-name="T6">2</text:span><text:span text:style-name="T5">:添加</text:span> <text:s/>功能类型:编辑 (有网格/树形/编辑可选)<text:span text:style-name="T37">featurelist/v1/add</text:span></text:p>
      <text:p text:style-name="P6"><text:span text:style-name="T16"><text:tab/><text:tab/><text:tab/><text:tab/></text:span><text:span text:style-name="T13">字段名称_</text:span><text:span text:style-name="T15">1</text:span><text:span text:style-name="T13">:部门 <text:s text:c="16"/>标签类型：手填下拉 </text:span></text:p>
      <text:p text:style-name="P6"><text:tab/><text:tab/><text:tab/><text:tab/>字段名称_<text:span text:style-name="T42">2</text:span>:模块 <text:s text:c="16"/><text:span text:style-name="T13">标签类型：手填下拉 </text:span></text:p>
      <text:p text:style-name="P6"><text:tab/><text:tab/><text:tab/><text:tab/>字段名称_<text:span text:style-name="T42">3</text:span>:小模块编号 <text:s text:c="11"/><text:span text:style-name="T13">标签类型：文本 </text:span></text:p>
      <text:p text:style-name="P6"><text:tab/><text:tab/><text:tab/><text:tab/>字段名称_<text:span text:style-name="T42">4</text:span>:<text:bookmark-start text:name="__DdeLink__975_18268267922"/>小模块<text:bookmark-end text:name="__DdeLink__975_18268267922"/> <text:s text:c="15"/><text:span text:style-name="T13">标签类型：文本 </text:span></text:p>
      <text:p text:style-name="P6"><text:tab/><text:tab/><text:tab/><text:tab/>字段名称_<text:span text:style-name="T42">5</text:span>:功能名称 <text:s text:c="12"/><text:span text:style-name="T13"><text:s/>标签类型：文本 </text:span></text:p>
      <text:p text:style-name="P6"><text:tab/><text:tab/><text:tab/><text:tab/>字段名称_<text:span text:style-name="T42">6</text:span>:功能目的<text:tab/> <text:s text:c="2"/><text:tab/><text:tab/> <text:span text:style-name="T13">标签类型：文本 </text:span></text:p>
      <text:p text:style-name="P6"><text:tab/><text:tab/><text:tab/><text:tab/>字段名称_<text:span text:style-name="T42">7</text:span>:功能特色 <text:s text:c="13"/><text:span text:style-name="T13">标签类型：文本 </text:span></text:p>
      <text:p text:style-name="P6"><text:tab/><text:tab/><text:tab/><text:tab/><text:span text:style-name="T13">字段名称_</text:span><text:span text:style-name="T19">8</text:span><text:span text:style-name="T13">:版本号 <text:s text:c="14"/>标签类型：文本 </text:span></text:p>
      <text:p text:style-name="P6"><text:tab/><text:tab/><text:tab/><text:tab/>字段名称_<text:span text:style-name="T42">9</text:span>:采纳意见 <text:s text:c="14"/><text:span text:style-name="T13">标签类型：文本</text:span></text:p>
      <text:p text:style-name="P6"><text:tab/><text:tab/><text:tab/><text:tab/>字段名称_<text:span text:style-name="T42">10</text:span>:制定/修订人 <text:s text:c="10"/><text:span text:style-name="T13">标签类型：文本 </text:span></text:p>
      <text:p text:style-name="P6"><text:tab/><text:tab/><text:tab/><text:tab/>字段名称_<text:span text:style-name="T42">11</text:span>:<text:bookmark-start text:name="__DdeLink__975_182682679212"/>责任<text:bookmark-end text:name="__DdeLink__975_182682679212"/>审核 <text:s text:c="13"/><text:span text:style-name="T13">标签类型：文本 </text:span></text:p>
      <text:p text:style-name="P6"><text:tab/><text:tab/><text:tab/><text:tab/>字段名称_<text:span text:style-name="T42">12</text:span>:制定/修订背景 <text:s text:c="9"/><text:span text:style-name="T13">标签类型：文本 </text:span></text:p>
      <text:p text:style-name="P6"><text:tab/><text:tab/><text:tab/><text:tab/>字段名称_<text:span text:style-name="T42">13</text:span>:制定/修订内容<text:tab/> <text:s text:c="2"/><text:tab/> <text:s/><text:span text:style-name="T13">标签类型：文本 </text:span></text:p>
      <text:p text:style-name="P6"><text:tab/><text:tab/><text:tab/><text:tab/>字段名称_<text:span text:style-name="T42">14</text:span>:完成时间 <text:s text:c="14"/><text:span text:style-name="T13">标签类型：日期（yyyy</text:span><text:span text:style-name="T20">-MM-dd</text:span><text:span text:style-name="T13">） 必填</text:span></text:p>
      <text:p text:style-name="P6"><text:tab/><text:tab/><text:tab/><text:tab/>字段名称_<text:span text:style-name="T42">15</text:span>:是否已开发 <text:s text:c="13"/><text:span text:style-name="T13">标签类型：下拉（是/否）</text:span></text:p>
      <text:p text:style-name="P6"><text:tab/><text:tab/><text:tab/><text:tab/>字段名称_<text:span text:style-name="T42">16：</text:span><text:bookmark-start text:name="__DdeLink__975_1826826792111"/><text:span text:style-name="T42">开发</text:span><text:bookmark-end text:name="__DdeLink__975_1826826792111"/><text:span text:style-name="T42">人员</text:span> <text:s text:c="14"/><text:span text:style-name="T13">标签类型：文本 </text:span></text:p>
      <text:p text:style-name="P6"><text:tab/><text:tab/><text:tab/><text:tab/>字段名称_<text:span text:style-name="T42">17</text:span>:是否通过体检测试 <text:s text:c="8"/><text:span text:style-name="T13">标签类型：下拉（是/否） </text:span><text:s text:c="3"/><text:span text:style-name="T13"><text:s/></text:span></text:p>
      <text:p text:style-name="P7"><text:tab/><text:tab/><text:tab/><text:tab/>字段名称_<text:span text:style-name="T42">18</text:span>:体检时间<text:tab/> <text:s text:c="2"/><text:tab/><text:tab/> <text:s text:c="2"/><text:span text:style-name="T13">标签类型：日期（yyyy</text:span><text:span text:style-name="T20">-MM-dd</text:span><text:span text:style-name="T13">） 必填</text:span></text:p>
      <text:p text:style-name="P6"><text:tab/><text:tab/><text:tab/><text:tab/>字段名称_<text:span text:style-name="T42">19</text:span>:体验人员 <text:s text:c="15"/><text:span text:style-name="T13">标签类型：文本 </text:span></text:p>
      <text:p text:style-name="P6"><text:tab/><text:tab/><text:tab/><text:tab/>字段名称_<text:span text:style-name="T42">20</text:span>:问题 <text:s text:c="12"/><text:span text:style-name="T13"><text:s text:c="7"/>标签类型：文本 </text:span></text:p>
      <text:p text:style-name="P6"><text:tab/><text:tab/><text:tab/><text:tab/>字段名称_<text:span text:style-name="T42">21</text:span>:修改建议<text:tab/> <text:s text:c="2"/><text:tab/><text:tab/> <text:s text:c="3"/><text:span text:style-name="T13">标签类型：文本 </text:span></text:p>
      <text:p text:style-name="P6"><text:span text:style-name="T16"><text:tab/><text:tab/><text:tab/><text:tab/>字段名称_</text:span><text:span text:style-name="T19">22</text:span><text:span text:style-name="T16">:备注 <text:s text:c="18"/></text:span><text:span text:style-name="T13">标签类型：文本 </text:span></text:p>
      <text:p text:style-name="P3"/>
      <text:p text:style-name="P57"><text:tab/><text:tab/><text:tab/><text:span text:style-name="T5">功能名字_</text:span><text:span text:style-name="T7">3</text:span><text:span text:style-name="T5">:编辑</text:span> <text:s/>功能类型:编辑 (有网格/树形/编辑可选)<text:span text:style-name="T37">featurelist/v1/edit</text:span></text:p>
      <text:p text:style-name="P33"><text:tab/><text:tab/><text:tab/><text:tab/><text:span text:style-name="T13">字段名称_</text:span><text:span text:style-name="T15">1</text:span><text:span text:style-name="T13">:部门 <text:s text:c="16"/>标签类型：手填下拉 </text:span></text:p>
      <text:p text:style-name="P33"><text:tab/><text:tab/><text:tab/><text:tab/>字段名称_<text:span text:style-name="T42">2</text:span>:模块 <text:s text:c="16"/><text:span text:style-name="T13">标签类型：手填下拉 </text:span></text:p>
      <text:p text:style-name="P33"><text:tab/><text:tab/><text:tab/><text:tab/>字段名称_<text:span text:style-name="T42">3</text:span>:小模块编号 <text:s text:c="11"/><text:span text:style-name="T13">标签类型：文本 </text:span></text:p>
      <text:p text:style-name="P33"><text:tab/><text:tab/><text:tab/><text:tab/>字段名称_<text:span text:style-name="T42">4</text:span>:<text:bookmark-start text:name="__DdeLink__975_182682679221"/>小模块<text:bookmark-end text:name="__DdeLink__975_182682679221"/> <text:s text:c="15"/><text:span text:style-name="T13">标签类型：文本 </text:span></text:p>
      <text:p text:style-name="P33"><text:tab/><text:tab/><text:tab/><text:tab/>字段名称_<text:span text:style-name="T42">5</text:span>:功能名称 <text:s text:c="12"/><text:span text:style-name="T13"><text:s/>标签类型：文本 </text:span></text:p>
      <text:p text:style-name="P33"><text:tab/><text:tab/><text:tab/><text:tab/>字段名称_<text:span text:style-name="T42">6</text:span>:功能目的<text:tab/> <text:s text:c="2"/><text:tab/><text:tab/> <text:span text:style-name="T13">标签类型：文本 </text:span></text:p>
      <text:p text:style-name="P33"><text:tab/><text:tab/><text:tab/><text:tab/>字段名称_<text:span text:style-name="T42">7</text:span>:功能特色 <text:s text:c="13"/><text:span text:style-name="T13">标签类型：文本 </text:span></text:p>
      <text:p text:style-name="P33"><text:tab/><text:tab/><text:tab/><text:tab/><text:span text:style-name="T13">字段名称_</text:span><text:span text:style-name="T19">8</text:span><text:span text:style-name="T13">:版本号 <text:s text:c="14"/>标签类型：文本 </text:span></text:p>
      <text:p text:style-name="P33"><text:tab/><text:tab/><text:tab/><text:tab/>字段名称_<text:span text:style-name="T42">9</text:span>:采纳意见 <text:s text:c="14"/><text:span text:style-name="T13">标签类型：文本</text:span></text:p>
      <text:p text:style-name="P33"><text:tab/><text:tab/><text:tab/><text:tab/>字段名称_<text:span text:style-name="T42">10</text:span>:制定/修订人 <text:s text:c="10"/><text:span text:style-name="T13">标签类型：文本 </text:span></text:p>
      <text:p text:style-name="P33"><text:tab/><text:tab/><text:tab/><text:tab/>字段名称_<text:span text:style-name="T42">11</text:span>:<text:bookmark-start text:name="__DdeLink__975_1826826792121"/>责任<text:bookmark-end text:name="__DdeLink__975_1826826792121"/>审核 <text:s text:c="13"/><text:span text:style-name="T13">标签类型：文本 </text:span></text:p>
      <text:p text:style-name="P33"><text:tab/><text:tab/><text:tab/><text:tab/>字段名称_<text:span text:style-name="T42">12</text:span>:制定/修订背景 <text:s text:c="9"/><text:span text:style-name="T13">标签类型：文本 </text:span></text:p>
      <text:p text:style-name="P33"><text:tab/><text:tab/><text:tab/><text:tab/>字段名称_<text:span text:style-name="T42">13</text:span>:制定/修订内容<text:tab/> <text:s text:c="2"/><text:tab/> <text:s/><text:span text:style-name="T13">标签类型：文本 </text:span></text:p>
      <text:p text:style-name="P33"><text:tab/><text:tab/><text:tab/><text:tab/>字段名称_<text:span text:style-name="T42">14</text:span>:完成时间 <text:s text:c="14"/><text:span text:style-name="T13">标签类型：日期（yyyy</text:span><text:span text:style-name="T20">-MM-dd</text:span><text:span text:style-name="T13">） 必填</text:span></text:p>
      <text:p text:style-name="P33"><text:tab/><text:tab/><text:tab/><text:tab/>字段名称_<text:span text:style-name="T42">15</text:span>:是否已开发 <text:s text:c="13"/><text:span text:style-name="T13">标签类型：下拉（是/否）</text:span></text:p>
      <text:p text:style-name="P33"><text:tab/><text:tab/><text:tab/><text:tab/>字段名称_<text:span text:style-name="T42">16：</text:span><text:bookmark-start text:name="__DdeLink__975_18268267921111"/><text:span text:style-name="T42">开发</text:span><text:bookmark-end text:name="__DdeLink__975_18268267921111"/><text:span text:style-name="T42">人员</text:span> <text:s text:c="14"/><text:span text:style-name="T13">标签类型：文本 </text:span></text:p>
      <text:p text:style-name="P33"><text:tab/><text:tab/><text:tab/><text:tab/>字段名称_<text:span text:style-name="T42">17</text:span>:是否通过体检测试 <text:s text:c="8"/><text:span text:style-name="T13">标签类型：下拉（是/否） </text:span><text:s text:c="3"/><text:span text:style-name="T13"><text:s/></text:span></text:p>
      <text:p text:style-name="P33"><text:tab/><text:tab/><text:tab/><text:tab/>字段名称_<text:span text:style-name="T42">18</text:span>:体检时间<text:tab/> <text:s text:c="2"/><text:tab/><text:tab/> <text:s text:c="2"/><text:span text:style-name="T13">标签类型：日期（yyyy</text:span><text:span text:style-name="T20">-MM-dd</text:span><text:span text:style-name="T13">） 必填</text:span></text:p>
      <text:p text:style-name="P33"><text:tab/><text:tab/><text:tab/><text:tab/>字段名称_<text:span text:style-name="T42">19</text:span>:体验人员 <text:s text:c="15"/><text:span text:style-name="T13">标签类型：文本 </text:span></text:p>
      <text:p text:style-name="P33"><text:tab/><text:tab/><text:tab/><text:tab/>字段名称_<text:span text:style-name="T42">20</text:span>:问题 <text:s text:c="12"/><text:span text:style-name="T13"><text:s text:c="7"/>标签类型：文本 </text:span></text:p>
      <text:p text:style-name="P33"><text:tab/><text:tab/><text:tab/><text:tab/>字段名称_<text:span text:style-name="T42">21</text:span>:修改建议<text:tab/> <text:s text:c="2"/><text:tab/><text:tab/> <text:s text:c="3"/><text:span text:style-name="T13">标签类型：文本 </text:span></text:p>
      <text:p text:style-name="P33"><text:soft-page-break/><text:span text:style-name="T16"><text:tab/><text:tab/><text:tab/><text:tab/>字段名称_</text:span><text:span text:style-name="T19">22</text:span><text:span text:style-name="T16">:备注 <text:s text:c="18"/></text:span><text:span text:style-name="T13">标签类型：文本 </text:span></text:p>
      <text:p text:style-name="P49"/>
      <text:p text:style-name="P57"><text:span text:style-name="T13"><text:tab/><text:tab/><text:tab/></text:span><text:span text:style-name="T8">功能名字_</text:span><text:span text:style-name="T9">4</text:span><text:span text:style-name="T8">:</text:span><text:span text:style-name="T9">删除</text:span><text:span text:style-name="T13"> <text:s/>功能类型:</text:span><text:span text:style-name="T37">featurelist/v1/delete/{id}</text:span></text:p>
      <text:p text:style-name="P9"><text:span text:style-name="T13"><text:tab/><text:tab/><text:tab/></text:span><text:span text:style-name="T8">功能名字_</text:span><text:span text:style-name="T9">5</text:span><text:span text:style-name="T8">:上传版本附件</text:span><text:span text:style-name="T13"> <text:s/>功能类型:（可以选择文件夹）</text:span></text:p>
      <text:p text:style-name="P64"><text:tab/><text:tab/><text:tab/><text:tab/><text:span text:style-name="T59">featurelist/v1/uploadFile</text:span></text:p>
      <text:p text:style-name="P9"><text:span text:style-name="T13"><text:tab/><text:tab/><text:tab/></text:span><text:span text:style-name="T8">功能名字_</text:span><text:span text:style-name="T9">6</text:span><text:span text:style-name="T8">:查看版本附件</text:span><text:span text:style-name="T13"> <text:s/>功能类型:（可以选择文件夹）</text:span></text:p>
      <text:p text:style-name="P57"><text:span text:style-name="T13"><text:tab/><text:tab/><text:tab/><text:tab/></text:span><text:span text:style-name="T37">featurelist/v1/listFile</text:span></text:p>
      <text:p text:style-name="P9"><text:span text:style-name="T13"><text:tab/><text:tab/><text:tab/></text:span><text:span text:style-name="T8">功能名字_</text:span><text:span text:style-name="T9">7</text:span><text:span text:style-name="T8">:下载版本附件</text:span><text:span text:style-name="T13"> <text:s/>功能类型:（可以选择文件夹）</text:span></text:p>
      <text:p text:style-name="P57"><text:span text:style-name="T13"><text:tab/><text:tab/><text:tab/><text:tab/></text:span><text:span text:style-name="T37">featurelist/v1/downloadFile</text:span></text:p>
      <text:p text:style-name="P9"><text:span text:style-name="T13"><text:tab/><text:tab/><text:tab/></text:span><text:span text:style-name="T8">功能名字_</text:span><text:span text:style-name="T9">8</text:span><text:span text:style-name="T8">:删除版本附件</text:span><text:span text:style-name="T13"> <text:s/>功能类型:（可以选择文件夹）</text:span></text:p>
      <text:p text:style-name="P57"><text:span text:style-name="T13"><text:tab/><text:tab/><text:tab/><text:tab/></text:span><text:span text:style-name="T37">featurelist/v1/deleteFile</text:span></text:p>
      <text:p text:style-name="P57"><text:span text:style-name="T13"><text:tab/><text:tab/><text:tab/></text:span><text:span text:style-name="T8">功能名字_</text:span><text:span text:style-name="T10">9</text:span><text:span text:style-name="T8">:详情</text:span><text:span text:style-name="T13"> <text:s/>功能类型:</text:span><text:span text:style-name="T37">featurelist/v1/findDetail/{id}</text:span></text:p>
      <text:p text:style-name="P57"><text:span text:style-name="T13"><text:tab/><text:tab/><text:tab/></text:span><text:span text:style-name="T8">功能名字_</text:span><text:span text:style-name="T10">10</text:span><text:span text:style-name="T8">:我要发问</text:span><text:span text:style-name="T13"> <text:s/>功能类型:</text:span><text:span text:style-name="T37">featurelist/v1/ask/{id}</text:span></text:p>
      <text:p text:style-name="P12"><text:span text:style-name="T13"><text:tab/><text:tab/><text:tab/><text:tab/>字段名称_</text:span><text:span text:style-name="T15">1</text:span><text:span text:style-name="T21">：问题描述 <text:s/>标签类型：文本框 必填</text:span></text:p>
      <text:p text:style-name="P8"><text:tab/><text:tab/><text:tab/></text:p>
      <text:p text:style-name="P3"/>
      <text:p text:style-name="P3"><text:tab/><text:tab/><text:span text:style-name="T3">导航名_</text:span><text:span text:style-name="T4">3</text:span><text:span text:style-name="T3">:帮助与解答</text:span></text:p>
      <text:p text:style-name="P61"><text:tab/><text:tab/><text:tab/><text:span text:style-name="T5">功能名字_1:列表</text:span> <text:s/>功能类型:网格 (有网格/树形/编辑可选)<text:span text:style-name="T38">question/v1/list</text:span></text:p>
      <text:p text:style-name="P10"><text:span text:style-name="T17"><text:tab/><text:tab/><text:tab/><text:tab/></text:span><text:span text:style-name="T21">字段1：问题提出人</text:span></text:p>
      <text:p text:style-name="P39"><text:tab/><text:tab/><text:tab/><text:tab/>字段2：问题描述</text:p>
      <text:p text:style-name="P50"><text:tab/><text:tab/><text:tab/><text:tab/>字段3：参考答案条数</text:p>
      <text:p text:style-name="P3"><text:tab/><text:tab/><text:tab/><text:tab/><text:tab/><text:tab/><text:tab/></text:p>
      <text:p text:style-name="P61"><text:tab/><text:tab/><text:tab/><text:span text:style-name="T5">功能名字_</text:span><text:span text:style-name="T6">2</text:span><text:span text:style-name="T5">:详情</text:span> <text:s/>功能类型:编辑 (有网格/树形/编辑可选)<text:span text:style-name="T38">question/v1/detail/{id}</text:span></text:p>
      <text:p text:style-name="P3"/>
      <text:p text:style-name="P61"><text:tab/><text:tab/><text:tab/><text:span text:style-name="T5">功能名字_</text:span><text:span text:style-name="T7">3</text:span><text:span text:style-name="T5">:编辑</text:span> <text:s/>功能类型:编辑 (有网格/树形/编辑可选)<text:span text:style-name="T38">question/v1/edit</text:span></text:p>
      <text:p text:style-name="P11"><text:tab/><text:tab/><text:tab/><text:tab/><text:span text:style-name="T13">字段名称_</text:span><text:span text:style-name="T15">1</text:span><text:span text:style-name="T21">：问题描述 <text:s/>标签类型：文本框 </text:span></text:p>
      <text:p text:style-name="P3"/>
      <text:p text:style-name="P61"><text:tab/><text:tab/><text:tab/><text:span text:style-name="T5">功能名字_</text:span><text:span text:style-name="T7">4</text:span><text:span text:style-name="T5">:解答</text:span> <text:s/>功能类型:<text:span text:style-name="T38">question/v1/answer/{id}</text:span></text:p>
      <text:p text:style-name="P13"><text:tab/><text:tab/><text:tab/><text:tab/><text:span text:style-name="T43">字段1：参考答案 <text:s text:c="2"/>文本框</text:span></text:p>
      <text:p text:style-name="P51"><text:tab/><text:tab/><text:tab/><text:tab/>字段2：提供人 <text:s text:c="2"/>文本框</text:p>
      <text:p text:style-name="P3"><text:tab/><text:tab/><text:tab/></text:p>
      <text:p text:style-name="P3"/>
      <text:p text:style-name="P3"><text:tab/><text:tab/><text:span text:style-name="T3">导航名_</text:span><text:span text:style-name="T4">4</text:span><text:span text:style-name="T3">:字段对接</text:span></text:p>
      <text:p text:style-name="P57"><text:tab/><text:tab/><text:tab/><text:span text:style-name="T5">功能名字_1:列表</text:span> <text:s/>功能类型:网格 (有网格/树形/编辑可选)<text:span text:style-name="T37">fielddock/v1/list</text:span></text:p>
      <text:p text:style-name="P27"><text:tab/><text:tab/><text:tab/><text:tab/><text:bookmark-start text:name="__DdeLink__5610_279657150"/><text:span text:style-name="T13">字段名称_</text:span><text:span text:style-name="T21">1：平台</text:span><text:span text:style-name="T28">1：业务市场化平台</text:span></text:p>
      <text:p text:style-name="P45"><text:tab/><text:tab/><text:tab/><text:tab/><text:span text:style-name="T45">字段名称_</text:span>2：<text:span text:style-name="T13">平台</text:span><text:span text:style-name="T34">2</text:span><text:span text:style-name="T28">：资金市场化平台</text:span></text:p>
      <text:p text:style-name="P27"><text:span text:style-name="T17"><text:tab/><text:tab/><text:tab/><text:tab/></text:span><text:span text:style-name="T13">字段名称_</text:span><text:span text:style-name="T17">3：</text:span><text:span text:style-name="T21">平台</text:span><text:span text:style-name="T34">3</text:span><text:span text:style-name="T28">：项目市场化平台</text:span> <text:s text:c="14"/></text:p>
      <text:p text:style-name="P27"><text:tab/><text:tab/><text:tab/><text:tab/>字段名称_<text:span text:style-name="T44">4</text:span>: <text:span text:style-name="T21">平台</text:span><text:span text:style-name="T34">4</text:span><text:span text:style-name="T28">：员工机会市场化平台</text:span> </text:p>
      <text:p text:style-name="P27"><text:tab/><text:tab/><text:tab/><text:tab/><text:span text:style-name="T13">字段名称_</text:span><text:span text:style-name="T22">5</text:span><text:span text:style-name="T21">：平台</text:span><text:span text:style-name="T34">5</text:span><text:span text:style-name="T28">：生活价值平台</text:span></text:p>
      <text:p text:style-name="P45"><text:tab/><text:tab/><text:tab/><text:tab/><text:span text:style-name="T45">字段名称_6</text:span>：<text:span text:style-name="T13">平台</text:span><text:span text:style-name="T34">6</text:span><text:span text:style-name="T28">：创意平台</text:span></text:p>
      <text:p text:style-name="P27"><text:span text:style-name="T17"><text:tab/><text:tab/><text:tab/><text:tab/></text:span><text:span text:style-name="T13">字段名称_</text:span><text:span text:style-name="T22">7</text:span><text:span text:style-name="T17">：</text:span><text:span text:style-name="T21">平台</text:span><text:span text:style-name="T34">7</text:span><text:span text:style-name="T28">：技能经验共享平台</text:span></text:p>
      <text:p text:style-name="P14"><text:span text:style-name="T18"><text:tab/><text:tab/><text:tab/></text:span><text:bookmark-start text:name="__DdeLink__3120_279657150"/><text:span text:style-name="T18"><text:tab/></text:span><text:bookmark-start text:name="__DdeLink__6783_1247678349"/><text:bookmark-start text:name="__DdeLink__9892_1247678349"/><text:bookmark-start text:name="__DdeLink__9897_1247678349"/><text:bookmark-start text:name="__DdeLink__10053_1247678349"/><text:span text:style-name="T13">字段名称_</text:span><text:span text:style-name="T29">8</text:span><text:span text:style-name="T21">：最新更新时间</text:span></text:p>
      <text:p text:style-name="P40"><text:tab/><text:tab/><text:tab/><text:tab/><text:span text:style-name="T45">字段名称_9</text:span>：项目编号</text:p>
      <text:p text:style-name="P14"><text:span text:style-name="T17"><text:tab/><text:tab/><text:tab/><text:tab/></text:span><text:span text:style-name="T13">字段名称_</text:span><text:span text:style-name="T29">10</text:span><text:span text:style-name="T17">：</text:span><text:bookmark-start text:name="__DdeLink__11309_12934117961"/><text:span text:style-name="T17">项目</text:span><text:bookmark-end text:name="__DdeLink__11309_12934117961"/><text:span text:style-name="T17">名称</text:span> <text:s text:c="14"/></text:p>
      <text:p text:style-name="P41"><text:tab/><text:tab/><text:tab/><text:tab/><text:span text:style-name="T45">字段名称_11</text:span>：最新更新时间<text:span text:style-name="T55">（节点）</text:span></text:p>
      <text:p text:style-name="P16"><text:span text:style-name="T17"><text:tab/><text:tab/><text:tab/><text:tab/></text:span><text:span text:style-name="T13">字段名称_</text:span><text:span text:style-name="T29">12</text:span><text:span text:style-name="T17">：</text:span><text:bookmark-start text:name="__DdeLink__11309_129341179611"/><text:span text:style-name="T17">新节点</text:span><text:bookmark-end text:name="__DdeLink__11309_129341179611"/><text:span text:style-name="T17">编号（新）</text:span></text:p>
      <text:p text:style-name="P16"><text:span text:style-name="T17"><text:tab/><text:tab/><text:tab/><text:tab/></text:span><text:span text:style-name="T13">字段名称_</text:span><text:span text:style-name="T29">13</text:span><text:span text:style-name="T17">：</text:span><text:bookmark-start text:name="__DdeLink__11309_1293411796111"/><text:span text:style-name="T17">节点</text:span><text:bookmark-end text:name="__DdeLink__11309_1293411796111"/><text:span text:style-name="T17">（新）</text:span> <text:s text:c="11"/><text:bookmark-end text:name="__DdeLink__9897_1247678349"/></text:p>
      <text:p text:style-name="P15"><text:span text:style-name="T17"><text:tab/><text:tab/><text:tab/><text:tab/></text:span><text:span text:style-name="T13">字段名称_</text:span><text:span text:style-name="T29">14</text:span><text:span text:style-name="T17">：</text:span><text:bookmark-start text:name="__DdeLink__11309_129341179612"/><text:span text:style-name="T17">最新</text:span><text:bookmark-end text:name="__DdeLink__11309_129341179612"/><text:span text:style-name="T17">更新时间</text:span><text:span text:style-name="T55">（字段）</text:span> <text:s text:c="10"/></text:p>
      <text:p text:style-name="P15"><text:tab/><text:tab/><text:tab/><text:tab/>字段名称_<text:span text:style-name="T46">15</text:span>:字段编号（新）</text:p>
      <text:p text:style-name="P15"><text:tab/><text:tab/><text:tab/><text:tab/><text:span text:style-name="T13">字段名称_</text:span><text:span text:style-name="T22">1</text:span><text:span text:style-name="T29">6</text:span><text:span text:style-name="T21">：字段（新）</text:span></text:p>
      <text:p text:style-name="P41"><text:tab/><text:tab/><text:tab/><text:tab/><text:span text:style-name="T45">字段名称_17</text:span>：重复与否<text:span text:style-name="T56">（字段）</text:span></text:p>
      <text:p text:style-name="P15"><text:span text:style-name="T17"><text:tab/><text:tab/><text:tab/><text:tab/></text:span><text:span text:style-name="T13">字段名称_</text:span><text:span text:style-name="T22">1</text:span><text:span text:style-name="T29">8</text:span><text:span text:style-name="T17">：</text:span><text:bookmark-start text:name="__DdeLink__11309_129341179613"/><text:span text:style-name="T17">需</text:span><text:bookmark-end text:name="__DdeLink__11309_129341179613"/><text:span text:style-name="T17">修改字段ID</text:span> <text:s text:c="12"/></text:p>
      <text:p text:style-name="P15"><text:tab/><text:tab/><text:tab/><text:tab/>字段名称_<text:span text:style-name="T46">19</text:span>:更改为</text:p>
      <text:p text:style-name="P15"><text:span text:style-name="T17"><text:tab/><text:tab/><text:tab/><text:tab/></text:span><text:span text:style-name="T13">字段名称_</text:span><text:span text:style-name="T23">2</text:span><text:span text:style-name="T29">0</text:span><text:span text:style-name="T17">：更改的</text:span><text:bookmark-start text:name="__DdeLink__11309_129341179614"/><text:span text:style-name="T17">字段</text:span><text:bookmark-end text:name="__DdeLink__11309_129341179614"/><text:span text:style-name="T17">（新）</text:span> <text:s text:c="12"/></text:p>
      <text:p text:style-name="P15"><text:tab/><text:tab/><text:tab/><text:tab/>字段名称_<text:span text:style-name="T46">21</text:span>:重复与否</text:p>
      <text:p text:style-name="P16"><text:tab/><text:tab/><text:tab/><text:tab/><text:span text:style-name="T13">字段名称_</text:span><text:span text:style-name="T23">22</text:span><text:span text:style-name="T17">：可汇总字段</text:span> <text:s text:c="2"/><text:bookmark-end text:name="__DdeLink__5610_279657150"/><text:s text:c="10"/></text:p>
      <text:p text:style-name="P16"><text:tab/><text:tab/><text:tab/><text:tab/>字段名称_<text:span text:style-name="T46">23</text:span>:规划模块</text:p>
      <text:p text:style-name="P38"><text:tab/><text:tab/><text:tab/><text:tab/><text:span text:style-name="T13">字段名称_</text:span><text:span text:style-name="T23">24</text:span><text:span text:style-name="T17">：</text:span><text:bookmark-start text:name="__DdeLink__11309_1293411796142"/><text:span text:style-name="T17">项目</text:span><text:bookmark-end text:name="__DdeLink__11309_1293411796142"/><text:span text:style-name="T17">名称</text:span><text:span text:style-name="T35">（</text:span><text:span text:style-name="T13">规划模块</text:span><text:span text:style-name="T35">）</text:span> <text:s text:c="12"/></text:p>
      <text:p text:style-name="P38"><text:soft-page-break/><text:tab/><text:tab/><text:tab/><text:tab/>字段名称_<text:span text:style-name="T46">25</text:span>:节点<text:span text:style-name="T35">（</text:span><text:span text:style-name="T13">规划模块</text:span><text:span text:style-name="T35">）</text:span></text:p>
      <text:p text:style-name="P38"><text:tab/><text:tab/><text:tab/><text:tab/><text:span text:style-name="T13">字段名称_</text:span><text:span text:style-name="T23">26</text:span><text:span text:style-name="T17">：</text:span><text:bookmark-start text:name="__DdeLink__11309_1293411796143"/><text:span text:style-name="T17">字段</text:span><text:bookmark-end text:name="__DdeLink__11309_1293411796143"/> <text:s/><text:span text:style-name="T35">（</text:span><text:span text:style-name="T13">规划模块</text:span><text:span text:style-name="T35">）</text:span> <text:s text:c="10"/></text:p>
      <text:p text:style-name="P38"><text:tab/><text:tab/><text:tab/><text:tab/>字段名称_<text:span text:style-name="T46">27</text:span>:字段编号<text:span text:style-name="T35">（</text:span><text:span text:style-name="T13">规划模块</text:span><text:span text:style-name="T35">）</text:span></text:p>
      <text:p text:style-name="P16"><text:tab/><text:tab/><text:tab/><text:tab/><text:span text:style-name="T13">字段名称_</text:span><text:span text:style-name="T23">28</text:span><text:span text:style-name="T17">：</text:span><text:bookmark-start text:name="__DdeLink__11309_1293411796144"/><text:span text:style-name="T17">福利</text:span><text:bookmark-end text:name="__DdeLink__11309_1293411796144"/><text:span text:style-name="T17">模块</text:span> <text:s text:c="12"/></text:p>
      <text:p text:style-name="P38"><text:tab/><text:tab/><text:tab/><text:tab/>字段名称_<text:span text:style-name="T46">29</text:span>:项目名称<text:span text:style-name="T57">（</text:span><text:bookmark-start text:name="__DdeLink__11309_12934117961442"/><text:span text:style-name="T17">福利</text:span><text:bookmark-end text:name="__DdeLink__11309_12934117961442"/><text:span text:style-name="T17">模块</text:span><text:span text:style-name="T57">）</text:span></text:p>
      <text:p text:style-name="P38"><text:tab/><text:tab/><text:tab/><text:tab/><text:span text:style-name="T13">字段名称_</text:span><text:span text:style-name="T23">30</text:span><text:span text:style-name="T17">：</text:span><text:bookmark-start text:name="__DdeLink__11309_1293411796145"/><text:span text:style-name="T17">节点</text:span><text:bookmark-end text:name="__DdeLink__11309_1293411796145"/> <text:s text:c="2"/><text:span text:style-name="T57">（</text:span><text:bookmark-start text:name="__DdeLink__11309_129341179614421"/><text:span text:style-name="T17">福利</text:span><text:bookmark-end text:name="__DdeLink__11309_129341179614421"/><text:span text:style-name="T17">模块</text:span><text:span text:style-name="T57">）</text:span> <text:s text:c="9"/></text:p>
      <text:p text:style-name="P38"><text:tab/><text:tab/><text:tab/><text:tab/>字段名称_<text:span text:style-name="T47">31</text:span>:字段<text:span text:style-name="T57">（</text:span><text:bookmark-start text:name="__DdeLink__11309_129341179614422"/><text:span text:style-name="T17">福利</text:span><text:bookmark-end text:name="__DdeLink__11309_129341179614422"/><text:span text:style-name="T17">模块</text:span><text:span text:style-name="T57">）</text:span></text:p>
      <text:p text:style-name="P38"><text:tab/><text:tab/><text:tab/><text:tab/><text:span text:style-name="T13">字段名称_</text:span><text:span text:style-name="T23">32</text:span><text:span text:style-name="T17">：</text:span><text:bookmark-start text:name="__DdeLink__11309_1293411796146"/><text:span text:style-name="T17">字段</text:span><text:bookmark-end text:name="__DdeLink__11309_1293411796146"/><text:span text:style-name="T17">编号</text:span> <text:span text:style-name="T57">（</text:span><text:bookmark-start text:name="__DdeLink__11309_129341179614423"/><text:span text:style-name="T17">福利</text:span><text:bookmark-end text:name="__DdeLink__11309_129341179614423"/><text:span text:style-name="T17">模块</text:span><text:span text:style-name="T57">）</text:span> <text:s text:c="11"/></text:p>
      <text:p text:style-name="P16"><text:tab/><text:tab/><text:tab/><text:tab/>字段名称_<text:span text:style-name="T47">33</text:span>:素养模块</text:p>
      <text:p text:style-name="P38"><text:tab/><text:tab/><text:tab/><text:tab/><text:span text:style-name="T13">字段名称_</text:span><text:span text:style-name="T23">34</text:span><text:span text:style-name="T17">：</text:span><text:bookmark-start text:name="__DdeLink__11309_12934117961451"/><text:span text:style-name="T17">项目</text:span><text:bookmark-end text:name="__DdeLink__11309_12934117961451"/><text:span text:style-name="T17">名称</text:span> <text:span text:style-name="T57">（</text:span>素养模块<text:span text:style-name="T57">）</text:span> <text:s text:c="11"/></text:p>
      <text:p text:style-name="P38"><text:tab/><text:tab/><text:tab/><text:tab/>字段名称_<text:span text:style-name="T47">35</text:span>:节点<text:span text:style-name="T57">（</text:span>素养模块<text:span text:style-name="T57">）</text:span></text:p>
      <text:p text:style-name="P38"><text:tab/><text:tab/><text:tab/><text:tab/><text:span text:style-name="T13">字段名称_</text:span><text:span text:style-name="T23">36</text:span><text:span text:style-name="T17">：</text:span><text:bookmark-start text:name="__DdeLink__11309_12934117961461"/><text:span text:style-name="T17">字段</text:span><text:bookmark-end text:name="__DdeLink__11309_12934117961461"/> <text:s text:c="3"/><text:span text:style-name="T57">（</text:span>素养模块<text:span text:style-name="T57">）</text:span> <text:s text:c="8"/></text:p>
      <text:p text:style-name="P38"><text:tab/><text:tab/><text:tab/><text:tab/>字段名称_<text:span text:style-name="T47">37</text:span>:字段编号<text:span text:style-name="T57">（</text:span>素养模块<text:span text:style-name="T57">）</text:span></text:p>
      <text:p text:style-name="P16"><text:tab/><text:tab/><text:tab/><text:tab/><text:span text:style-name="T13">字段名称_</text:span><text:span text:style-name="T23">38</text:span><text:span text:style-name="T17">：</text:span><text:bookmark-start text:name="__DdeLink__11309_12934117961452"/><text:span text:style-name="T17">账务</text:span><text:bookmark-end text:name="__DdeLink__11309_12934117961452"/><text:span text:style-name="T17">模块</text:span> <text:s text:c="12"/></text:p>
      <text:p text:style-name="P38"><text:tab/><text:tab/><text:tab/><text:tab/>字段名称_<text:span text:style-name="T47">39</text:span>:项目名称<text:span text:style-name="T57">（</text:span><text:bookmark-start text:name="__DdeLink__11309_129341179614522"/><text:span text:style-name="T17">账务</text:span><text:bookmark-end text:name="__DdeLink__11309_129341179614522"/><text:span text:style-name="T17">模块</text:span> <text:span text:style-name="T57">）</text:span></text:p>
      <text:p text:style-name="P38"><text:tab/><text:tab/><text:tab/><text:tab/><text:span text:style-name="T13">字段名称_</text:span><text:span text:style-name="T23">40</text:span><text:span text:style-name="T17">：</text:span><text:bookmark-start text:name="__DdeLink__11309_12934117961462"/><text:span text:style-name="T17">节点</text:span><text:bookmark-end text:name="__DdeLink__11309_12934117961462"/> <text:s text:c="4"/><text:span text:style-name="T57">（</text:span><text:bookmark-start text:name="__DdeLink__11309_1293411796145222"/><text:span text:style-name="T17">账务</text:span><text:bookmark-end text:name="__DdeLink__11309_1293411796145222"/><text:span text:style-name="T17">模块</text:span> <text:span text:style-name="T57">）</text:span> <text:s text:c="7"/></text:p>
      <text:p text:style-name="P38"><text:tab/><text:tab/><text:tab/><text:tab/>字段名称_<text:span text:style-name="T47">41</text:span>:字段<text:span text:style-name="T57">（</text:span><text:bookmark-start text:name="__DdeLink__11309_1293411796145221"/><text:span text:style-name="T17">账务</text:span><text:bookmark-end text:name="__DdeLink__11309_1293411796145221"/><text:span text:style-name="T17">模块</text:span> <text:span text:style-name="T57">）</text:span></text:p>
      <text:p text:style-name="P38"><text:tab/><text:tab/><text:tab/><text:tab/><text:span text:style-name="T13">字段名称_</text:span><text:span text:style-name="T23">42</text:span><text:span text:style-name="T17">：</text:span><text:bookmark-start text:name="__DdeLink__11309_12934117961453"/><text:span text:style-name="T17">字段</text:span><text:bookmark-end text:name="__DdeLink__11309_12934117961453"/><text:span text:style-name="T17">编号</text:span><text:span text:style-name="T57">（</text:span><text:bookmark-start text:name="__DdeLink__11309_1293411796145223"/><text:span text:style-name="T17">账务</text:span><text:bookmark-end text:name="__DdeLink__11309_1293411796145223"/><text:span text:style-name="T17">模块</text:span> <text:span text:style-name="T57">）</text:span> <text:s text:c="10"/></text:p>
      <text:p text:style-name="P16"><text:tab/><text:tab/><text:tab/><text:tab/>字段名称_<text:span text:style-name="T47">43</text:span>:资金模块</text:p>
      <text:p text:style-name="P38"><text:tab/><text:tab/><text:tab/><text:tab/><text:span text:style-name="T13">字段名称_</text:span><text:span text:style-name="T23">44</text:span><text:span text:style-name="T17">：</text:span><text:bookmark-start text:name="__DdeLink__11309_12934117961463"/><text:span text:style-name="T17">项目</text:span><text:bookmark-end text:name="__DdeLink__11309_12934117961463"/><text:span text:style-name="T17">名称</text:span> <text:span text:style-name="T57">（</text:span>资金模块<text:span text:style-name="T57">）</text:span> <text:s text:c="10"/></text:p>
      <text:p text:style-name="P38"><text:tab/><text:tab/><text:tab/><text:tab/>字段名称_<text:span text:style-name="T47">45</text:span>:节点<text:span text:style-name="T57">（</text:span>资金模块<text:span text:style-name="T57">）</text:span></text:p>
      <text:p text:style-name="P38"><text:tab/><text:tab/><text:tab/><text:tab/><text:span text:style-name="T13">字段名称_</text:span><text:span text:style-name="T23">46</text:span><text:span text:style-name="T17">：</text:span><text:bookmark-start text:name="__DdeLink__11309_12934117961454"/><text:span text:style-name="T17">字段</text:span><text:bookmark-end text:name="__DdeLink__11309_12934117961454"/><text:span text:style-name="T35">（</text:span><text:span text:style-name="T13">资金模块</text:span><text:span text:style-name="T35">）</text:span> <text:s/></text:p>
      <text:p text:style-name="P38"><text:tab/><text:tab/><text:tab/><text:tab/>字段名称_<text:span text:style-name="T47">47</text:span>:字段编号<text:span text:style-name="T57">（</text:span>资金模块<text:span text:style-name="T57">）</text:span></text:p>
      <text:p text:style-name="P38"><text:tab/><text:tab/><text:tab/><text:tab/><text:span text:style-name="T13">字段名称_</text:span><text:span text:style-name="T23">48</text:span><text:span text:style-name="T17">：</text:span><text:bookmark-start text:name="__DdeLink__11309_12934117961464"/><text:span text:style-name="T17">预算</text:span><text:bookmark-end text:name="__DdeLink__11309_12934117961464"/><text:span text:style-name="T17">模块</text:span> <text:s text:c="11"/></text:p>
      <text:p text:style-name="P38"><text:tab/><text:tab/><text:tab/><text:tab/>字段名称_<text:span text:style-name="T47">49</text:span>:项目名称<text:span text:style-name="T57">（</text:span><text:bookmark-start text:name="__DdeLink__11309_129341179614643"/><text:span text:style-name="T17">预算</text:span><text:bookmark-end text:name="__DdeLink__11309_129341179614643"/><text:span text:style-name="T17">模块</text:span><text:span text:style-name="T57">）</text:span></text:p>
      <text:p text:style-name="P38"><text:tab/><text:tab/><text:tab/><text:tab/>字段名称_<text:span text:style-name="T48">50</text:span>:节点<text:span text:style-name="T57">（</text:span><text:bookmark-start text:name="__DdeLink__11309_1293411796146431"/><text:span text:style-name="T17">预算</text:span><text:bookmark-end text:name="__DdeLink__11309_1293411796146431"/><text:span text:style-name="T17">模块</text:span><text:span text:style-name="T57">）</text:span></text:p>
      <text:p text:style-name="P38"><text:tab/><text:tab/><text:tab/><text:tab/><text:span text:style-name="T13">字段名称_</text:span><text:span text:style-name="T24">51</text:span><text:bookmark-start text:name="__DdeLink__11309_129341179614621"/><text:span text:style-name="T17">：</text:span><text:bookmark-end text:name="__DdeLink__11309_129341179614621"/><text:span text:style-name="T17">字段</text:span> <text:s/><text:span text:style-name="T57">（</text:span><text:bookmark-start text:name="__DdeLink__11309_1293411796146432"/><text:span text:style-name="T17">预算</text:span><text:bookmark-end text:name="__DdeLink__11309_1293411796146432"/><text:span text:style-name="T17">模块</text:span><text:span text:style-name="T57">）</text:span> <text:s text:c="10"/></text:p>
      <text:p text:style-name="P38"><text:tab/><text:tab/><text:tab/><text:tab/>字段名称_<text:span text:style-name="T48">52</text:span>:字段编号<text:span text:style-name="T57">（</text:span><text:bookmark-start text:name="__DdeLink__11309_1293411796146433"/><text:span text:style-name="T17">预算</text:span><text:bookmark-end text:name="__DdeLink__11309_1293411796146433"/><text:span text:style-name="T17">模块</text:span><text:span text:style-name="T57">）</text:span></text:p>
      <text:p text:style-name="P17"><text:tab/><text:tab/><text:tab/><text:tab/><text:span text:style-name="T13">字段名称_</text:span><text:span text:style-name="T24">53</text:span><text:span text:style-name="T17">：</text:span><text:bookmark-start text:name="__DdeLink__11309_129341179614531"/><text:span text:style-name="T17">客户</text:span><text:bookmark-end text:name="__DdeLink__11309_129341179614531"/><text:span text:style-name="T17">管理模块</text:span> <text:s text:c="12"/></text:p>
      <text:p text:style-name="P38"><text:tab/><text:tab/><text:tab/><text:tab/>字段名称_<text:span text:style-name="T48">54</text:span>:项目名称<text:span text:style-name="T57">（</text:span><text:bookmark-start text:name="__DdeLink__11309_1293411796145311"/><text:span text:style-name="T17">客户</text:span><text:bookmark-end text:name="__DdeLink__11309_1293411796145311"/><text:span text:style-name="T17">管理模块</text:span><text:span text:style-name="T57">）</text:span></text:p>
      <text:p text:style-name="P38"><text:tab/><text:tab/><text:tab/><text:tab/><text:span text:style-name="T13">字段名称_</text:span><text:span text:style-name="T24">55</text:span><text:span text:style-name="T17">：</text:span><text:bookmark-start text:name="__DdeLink__11309_129341179614631"/><text:span text:style-name="T17">节点</text:span><text:bookmark-end text:name="__DdeLink__11309_129341179614631"/><text:span text:style-name="T35">（</text:span><text:bookmark-start text:name="__DdeLink__11309_12934117961453111"/><text:span text:style-name="T17">客户</text:span><text:bookmark-end text:name="__DdeLink__11309_12934117961453111"/><text:span text:style-name="T17">管理模块</text:span><text:span text:style-name="T35">）</text:span> <text:s text:c="12"/></text:p>
      <text:p text:style-name="P38"><text:tab/><text:tab/><text:tab/><text:tab/>字段名称_<text:span text:style-name="T48">56</text:span>:字段<text:span text:style-name="T57">（</text:span><text:bookmark-start text:name="__DdeLink__11309_12934117961453112"/><text:span text:style-name="T17">客户</text:span><text:bookmark-end text:name="__DdeLink__11309_12934117961453112"/><text:span text:style-name="T17">管理模块</text:span><text:span text:style-name="T57">）</text:span></text:p>
      <text:p text:style-name="P38"><text:tab/><text:tab/><text:tab/><text:tab/><text:span text:style-name="T13">字段名称_</text:span><text:span text:style-name="T24">57</text:span><text:span text:style-name="T17">：</text:span><text:bookmark-start text:name="__DdeLink__11309_129341179614541"/><text:span text:style-name="T17">字段</text:span><text:bookmark-end text:name="__DdeLink__11309_129341179614541"/><text:span text:style-name="T17">编号</text:span> <text:s/><text:span text:style-name="T57">（</text:span><text:bookmark-start text:name="__DdeLink__11309_12934117961453113"/><text:span text:style-name="T17">客户</text:span><text:bookmark-end text:name="__DdeLink__11309_12934117961453113"/><text:span text:style-name="T17">管理模块</text:span><text:span text:style-name="T57">）</text:span> <text:s text:c="4"/></text:p>
      <text:p text:style-name="P38"><text:tab/><text:tab/><text:tab/><text:tab/>字段名称_<text:span text:style-name="T48">58</text:span>:业务管理模块</text:p>
      <text:p text:style-name="P38"><text:tab/><text:tab/><text:tab/><text:tab/><text:span text:style-name="T13">字段名称_</text:span><text:span text:style-name="T24">59</text:span><text:span text:style-name="T17">：</text:span><text:bookmark-start text:name="__DdeLink__11309_129341179614641"/><text:span text:style-name="T17">项目</text:span><text:bookmark-end text:name="__DdeLink__11309_129341179614641"/><text:span text:style-name="T17">名称</text:span> <text:span text:style-name="T57">（</text:span>业务管理模块<text:span text:style-name="T57">）</text:span> <text:s text:c="11"/></text:p>
      <text:p text:style-name="P38"><text:tab/><text:tab/><text:tab/><text:tab/>字段名称_<text:span text:style-name="T48">60</text:span>:节点<text:span text:style-name="T57">（</text:span>业务管理模块<text:span text:style-name="T57">）</text:span> </text:p>
      <text:p text:style-name="P38"><text:tab/><text:tab/><text:tab/><text:tab/><text:span text:style-name="T13">字段名称_</text:span><text:span text:style-name="T25">61</text:span><text:span text:style-name="T17">：字段</text:span> <text:s/><text:span text:style-name="T57">（</text:span>业务管理模块<text:span text:style-name="T57">）</text:span> <text:s text:c="11"/></text:p>
      <text:p text:style-name="P38"><text:tab/><text:tab/><text:tab/><text:tab/>字段名称_<text:span text:style-name="T49">62</text:span>:字段编号<text:span text:style-name="T57">（</text:span>业务管理模块<text:span text:style-name="T57">）</text:span> </text:p>
      <text:p text:style-name="P18"><text:tab/><text:tab/><text:tab/><text:tab/><text:span text:style-name="T13">字段名称_</text:span><text:span text:style-name="T25">63</text:span><text:span text:style-name="T17">：</text:span><text:bookmark-start text:name="__DdeLink__11309_1293411796146311"/><text:span text:style-name="T17">进度</text:span><text:bookmark-end text:name="__DdeLink__11309_1293411796146311"/><text:span text:style-name="T17">管理模块</text:span> <text:s text:c="5"/></text:p>
      <text:p text:style-name="P38"><text:tab/><text:tab/><text:tab/><text:tab/>字段名称_<text:span text:style-name="T49">64</text:span>:项目名称<text:span text:style-name="T57">（</text:span><text:bookmark-start text:name="__DdeLink__11309_12934117961463112"/><text:span text:style-name="T17">进度</text:span><text:bookmark-end text:name="__DdeLink__11309_12934117961463112"/><text:span text:style-name="T17">管理模块</text:span><text:span text:style-name="T57">）</text:span></text:p>
      <text:p text:style-name="P38"><text:tab/><text:tab/><text:tab/><text:tab/><text:span text:style-name="T13">字段名称_</text:span><text:span text:style-name="T25">65</text:span><text:bookmark-start text:name="__DdeLink__11309_1293411796145411"/><text:span text:style-name="T17">：</text:span><text:bookmark-end text:name="__DdeLink__11309_1293411796145411"/><text:span text:style-name="T17">节点</text:span> <text:s text:c="2"/><text:span text:style-name="T57">（</text:span><text:bookmark-start text:name="__DdeLink__11309_129341179614631121"/><text:span text:style-name="T17">进度</text:span><text:bookmark-end text:name="__DdeLink__11309_129341179614631121"/><text:span text:style-name="T17">管理模块</text:span><text:span text:style-name="T57">）</text:span></text:p>
      <text:p text:style-name="P38"><text:tab/><text:tab/><text:tab/><text:tab/><text:span text:style-name="T13">字段名称_</text:span><text:span text:style-name="T25">6</text:span><text:span text:style-name="T26">6</text:span><text:bookmark-start text:name="__DdeLink__11309_12934117961454111"/><text:span text:style-name="T17">：</text:span><text:bookmark-end text:name="__DdeLink__11309_12934117961454111"/><text:span text:style-name="T17">字段</text:span> <text:s/><text:span text:style-name="T57">（</text:span><text:bookmark-start text:name="__DdeLink__11309_129341179614631122"/><text:span text:style-name="T17">进度</text:span><text:bookmark-end text:name="__DdeLink__11309_129341179614631122"/><text:span text:style-name="T17">管理模块</text:span><text:span text:style-name="T57">）</text:span></text:p>
      <text:p text:style-name="P38"><text:tab/><text:tab/><text:tab/><text:tab/>字段名称_<text:span text:style-name="T49">67</text:span>:字段名称<text:span text:style-name="T57">（</text:span><text:bookmark-start text:name="__DdeLink__11309_129341179614631123"/><text:span text:style-name="T17">进度</text:span><text:bookmark-end text:name="__DdeLink__11309_129341179614631123"/><text:span text:style-name="T17">管理模块</text:span><text:span text:style-name="T57">）</text:span></text:p>
      <text:p text:style-name="P18"><text:tab/><text:tab/><text:tab/><text:tab/><text:bookmark-end text:name="__DdeLink__9892_1247678349"/><text:bookmark-end text:name="__DdeLink__6783_1247678349"/><text:bookmark-end text:name="__DdeLink__10053_1247678349"/></text:p>
      <text:p text:style-name="P3"><text:tab/><text:tab/><text:tab/><text:bookmark-end text:name="__DdeLink__3120_279657150"/></text:p>
      <text:p text:style-name="P3"><text:tab/><text:tab/><text:tab/><text:tab/><text:tab/><text:tab/><text:tab/></text:p>
      <text:p text:style-name="P57"><text:tab/><text:tab/><text:tab/><text:span text:style-name="T5">功能名字_</text:span><text:span text:style-name="T6">2</text:span><text:span text:style-name="T5">:添加</text:span> <text:s/>功能类型:编辑 (有网格/树形/编辑可选)<text:span text:style-name="T37">fielddock/v1/add</text:span></text:p>
      <text:p text:style-name="P32"><text:tab/><text:tab/><text:tab/><text:tab/><text:span text:style-name="T13">字段名称_</text:span><text:span text:style-name="T21">1：平台</text:span><text:span text:style-name="T28">1：业务市场化平台 <text:s text:c="5"/></text:span><text:span text:style-name="T21">标签类型：数值框（要么填</text:span><text:span text:style-name="T29">1要么不填</text:span><text:span text:style-name="T21">）</text:span></text:p>
      <text:p text:style-name="P48"><text:tab/><text:tab/><text:tab/><text:tab/><text:span text:style-name="T45">字段名称_</text:span>2：<text:span text:style-name="T13">平台</text:span><text:span text:style-name="T33">2</text:span><text:span text:style-name="T28">：资金市场化平台 <text:s text:c="6"/></text:span><text:span text:style-name="T13">标签类型：数值框（要么填</text:span><text:span text:style-name="T29">1要么不填</text:span><text:span text:style-name="T13">）</text:span></text:p>
      <text:p text:style-name="P32"><text:span text:style-name="T17"><text:tab/><text:tab/><text:tab/><text:tab/></text:span><text:span text:style-name="T13">字段名称_</text:span><text:span text:style-name="T17">3：</text:span><text:span text:style-name="T21">平台</text:span><text:span text:style-name="T33">3</text:span><text:span text:style-name="T28">：项目市场化平台</text:span> <text:s text:c="7"/><text:span text:style-name="T28"><text:s/></text:span><text:span text:style-name="T21">标签类型：数值框（要么填</text:span><text:span text:style-name="T29">1要么不填</text:span><text:span text:style-name="T21">）</text:span> <text:s text:c="5"/></text:p>
      <text:p text:style-name="P32"><text:tab/><text:tab/><text:tab/><text:tab/>字段名称_<text:span text:style-name="T44">4</text:span>: <text:span text:style-name="T21">平台</text:span><text:span text:style-name="T33">4</text:span><text:span text:style-name="T28">：员工机会市场化平台</text:span> <text:s text:c="3"/><text:span text:style-name="T28"><text:s/></text:span><text:span text:style-name="T21">标签类型：数值框（要么填</text:span><text:span text:style-name="T29">1要么不填</text:span><text:span text:style-name="T21">）</text:span></text:p>
      <text:p text:style-name="P32"><text:tab/><text:tab/><text:tab/><text:tab/><text:span text:style-name="T13">字段名称_</text:span><text:span text:style-name="T22">5</text:span><text:span text:style-name="T21">：平台</text:span><text:span text:style-name="T33">5</text:span><text:span text:style-name="T28">：生活价值平台 <text:s text:c="7"/></text:span><text:span text:style-name="T21">标签类型：数值框（要么填</text:span><text:span text:style-name="T29">1要么不填</text:span><text:span text:style-name="T21">）</text:span></text:p>
      <text:p text:style-name="P48"><text:tab/><text:tab/><text:tab/><text:tab/><text:span text:style-name="T45">字段名称_6</text:span>：<text:span text:style-name="T13">平台</text:span><text:span text:style-name="T33">6</text:span><text:span text:style-name="T28">：创意平台 <text:s text:c="9"/></text:span><text:span text:style-name="T13">标签类型：数值框（要么填</text:span><text:span text:style-name="T29">1要么不填</text:span><text:span text:style-name="T13">）</text:span></text:p>
      <text:p text:style-name="P32"><text:soft-page-break/><text:span text:style-name="T17"><text:tab/><text:tab/><text:tab/><text:tab/></text:span><text:span text:style-name="T21">字段名称_</text:span><text:span text:style-name="T22">7</text:span><text:span text:style-name="T17">：</text:span><text:span text:style-name="T21">平台</text:span><text:span text:style-name="T33">7</text:span><text:span text:style-name="T28">：技能经验共享平台 <text:s text:c="3"/></text:span><text:span text:style-name="T21">标签类型：数值框（要么填</text:span><text:span text:style-name="T29">1要么不填</text:span><text:span text:style-name="T21">）</text:span></text:p>
      <text:p text:style-name="P54"/>
      <text:p text:style-name="P19"><text:tab/><text:span text:style-name="T40">`<text:tab/><text:tab/><text:tab/></text:span><text:span text:style-name="T13">字段名称_</text:span><text:span text:style-name="T30">8</text:span><text:span text:style-name="T21">：最新更新时间 <text:s text:c="6"/>标签类型：日期框（yyy</text:span><text:span text:style-name="T27">y-MM-dd</text:span><text:span text:style-name="T21">）</text:span></text:p>
      <text:p text:style-name="P42"><text:tab/><text:tab/><text:tab/><text:tab/><text:span text:style-name="T45">字段名称_9</text:span>：项目编号 <text:s text:c="10"/>标签类型：文本框</text:p>
      <text:p text:style-name="P20"><text:span text:style-name="T17"><text:tab/><text:tab/><text:tab/><text:tab/></text:span><text:span text:style-name="T13">字段名称_</text:span><text:span text:style-name="T30">10</text:span><text:span text:style-name="T17">：</text:span><text:bookmark-start text:name="__DdeLink__11309_129341179615"/><text:span text:style-name="T17">项目</text:span><text:bookmark-end text:name="__DdeLink__11309_129341179615"/><text:span text:style-name="T17">名称</text:span> <text:s text:c="10"/><text:span text:style-name="T43">标签类型：文本框</text:span></text:p>
      <text:p text:style-name="P43"><text:tab/><text:tab/><text:tab/><text:tab/><text:span text:style-name="T45">字段名称_11</text:span>：最新更新时间 <text:s text:c="7"/><text:span text:style-name="T13">标签类型：日期框（yyy</text:span><text:span text:style-name="T27">y-MM-dd</text:span><text:span text:style-name="T13">）</text:span></text:p>
      <text:p text:style-name="P20"><text:span text:style-name="T17"><text:tab/><text:tab/><text:tab/><text:tab/></text:span><text:span text:style-name="T13">字段名称_</text:span><text:span text:style-name="T30">12</text:span><text:span text:style-name="T17">：</text:span><text:bookmark-start text:name="__DdeLink__11309_1293411796112"/><text:span text:style-name="T17">新节点</text:span><text:bookmark-end text:name="__DdeLink__11309_1293411796112"/><text:span text:style-name="T17">编号（新） <text:s text:c="3"/></text:span><text:span text:style-name="T21">标签类型：文本框</text:span></text:p>
      <text:p text:style-name="P20"><text:span text:style-name="T17"><text:tab/><text:tab/><text:tab/><text:tab/></text:span><text:span text:style-name="T13">字段名称_</text:span><text:span text:style-name="T30">13</text:span><text:span text:style-name="T17">：</text:span><text:bookmark-start text:name="__DdeLink__11309_12934117961111"/><text:span text:style-name="T17">节点</text:span><text:bookmark-end text:name="__DdeLink__11309_12934117961111"/><text:span text:style-name="T17">（新）</text:span> <text:s text:c="9"/><text:span text:style-name="T43">标签类型：文本框</text:span> </text:p>
      <text:p text:style-name="P20"><text:span text:style-name="T17"><text:tab/><text:tab/><text:tab/><text:tab/></text:span><text:span text:style-name="T13">字段名称_</text:span><text:span text:style-name="T30">14</text:span><text:span text:style-name="T17">：</text:span><text:bookmark-start text:name="__DdeLink__11309_1293411796121"/><text:span text:style-name="T17">最新</text:span><text:bookmark-end text:name="__DdeLink__11309_1293411796121"/><text:span text:style-name="T17">更新时间</text:span> <text:s text:c="6"/><text:span text:style-name="T21">标签类型：日期框（yyy</text:span><text:span text:style-name="T27">y-MM-dd</text:span><text:span text:style-name="T21">）</text:span> <text:s text:c="5"/></text:p>
      <text:p text:style-name="P21"><text:tab/><text:tab/><text:tab/><text:tab/>字段名称_<text:span text:style-name="T46">15</text:span>:字段编号（新） <text:s text:c="4"/><text:span text:style-name="T21">标签类型：文本框</text:span></text:p>
      <text:p text:style-name="P21"><text:tab/><text:tab/><text:tab/><text:tab/><text:span text:style-name="T13">字段名称_</text:span><text:span text:style-name="T22">1</text:span><text:span text:style-name="T30">6</text:span><text:span text:style-name="T21">：字段（新） <text:s text:c="8"/>标签类型：文本框</text:span></text:p>
      <text:p text:style-name="P44"><text:tab/><text:tab/><text:tab/><text:tab/><text:span text:style-name="T45">字段名称_17</text:span>：重复与否 <text:s text:c="8"/>标签类型：下拉框（重复/不重复）</text:p>
      <text:p text:style-name="P21"><text:span text:style-name="T17"><text:tab/><text:tab/><text:tab/><text:tab/></text:span><text:span text:style-name="T13">字段名称_</text:span><text:span text:style-name="T22">1</text:span><text:span text:style-name="T30">8</text:span><text:span text:style-name="T17">：</text:span><text:bookmark-start text:name="__DdeLink__11309_1293411796131"/><text:span text:style-name="T17">需</text:span><text:bookmark-end text:name="__DdeLink__11309_1293411796131"/><text:span text:style-name="T17">修改字段ID</text:span> <text:s text:c="6"/><text:span text:style-name="T21">标签类型：文本框</text:span> <text:s text:c="4"/></text:p>
      <text:p text:style-name="P21"><text:tab/><text:tab/><text:tab/><text:tab/>字段名称_<text:span text:style-name="T46">19</text:span>:更改为 <text:s text:c="12"/><text:span text:style-name="T21">标签类型：文本框</text:span></text:p>
      <text:p text:style-name="P28"><text:span text:style-name="T21"><text:tab/><text:tab/><text:tab/><text:tab/></text:span><text:span text:style-name="T13">字段名称_</text:span><text:span text:style-name="T30">20</text:span><text:span text:style-name="T21">：字段（新） <text:s text:c="8"/>标签类型：文本框</text:span></text:p>
      <text:p text:style-name="P29"><text:tab/><text:tab/><text:tab/><text:tab/>字段名称_<text:span text:style-name="T46">21</text:span>:重复与否 <text:s text:c="11"/><text:span text:style-name="T43">标签类型：下拉框（重复/不重复）</text:span></text:p>
      <text:p text:style-name="P21"><text:tab/><text:tab/><text:tab/><text:tab/><text:span text:style-name="T13">字段名称_</text:span><text:span text:style-name="T23">2</text:span><text:span text:style-name="T30">2</text:span><text:span text:style-name="T17">：可汇总字段</text:span> <text:s text:c="10"/><text:span text:style-name="T21">标签类型：文本框</text:span> <text:s/></text:p>
      <text:p text:style-name="P28"><text:tab/><text:tab/><text:tab/><text:tab/>字段名称_<text:span text:style-name="T46">23</text:span>:规划模块 <text:s text:c="11"/><text:span text:style-name="T21">标签类型：标签类型：数值框（要么填</text:span><text:span text:style-name="T29">1要么不填</text:span><text:span text:style-name="T21">）</text:span></text:p>
      <text:p text:style-name="P21"><text:tab/><text:tab/><text:tab/><text:tab/><text:span text:style-name="T13">字段名称_</text:span><text:span text:style-name="T23">24</text:span><text:span text:style-name="T17">：</text:span><text:bookmark-start text:name="__DdeLink__11309_12934117961421"/><text:span text:style-name="T17">项目</text:span><text:bookmark-end text:name="__DdeLink__11309_12934117961421"/><text:span text:style-name="T17">名称</text:span> <text:s text:c="11"/><text:span text:style-name="T21">标签类型：文本框</text:span> <text:s/></text:p>
      <text:p text:style-name="P21"><text:tab/><text:tab/><text:tab/><text:tab/>字段名称_<text:span text:style-name="T46">25</text:span>:节点 <text:s text:c="15"/><text:span text:style-name="T21">标签类型：文本框</text:span></text:p>
      <text:p text:style-name="P21"><text:tab/><text:tab/><text:tab/><text:tab/><text:span text:style-name="T13">字段名称_</text:span><text:span text:style-name="T23">26</text:span><text:span text:style-name="T17">：</text:span><text:bookmark-start text:name="__DdeLink__11309_12934117961431"/><text:span text:style-name="T17">字段</text:span><text:bookmark-end text:name="__DdeLink__11309_12934117961431"/> <text:s text:c="13"/><text:span text:style-name="T21">标签类型：文本框</text:span></text:p>
      <text:p text:style-name="P21"><text:tab/><text:tab/><text:tab/><text:tab/>字段名称_<text:span text:style-name="T46">27</text:span>:字段编号 <text:s text:c="9"/><text:span text:style-name="T21">标签类型：文本框</text:span></text:p>
      <text:p text:style-name="P28"><text:tab/><text:tab/><text:tab/><text:tab/><text:span text:style-name="T13">字段名称_</text:span><text:span text:style-name="T23">28</text:span><text:span text:style-name="T17">：</text:span><text:bookmark-start text:name="__DdeLink__11309_12934117961441"/><text:span text:style-name="T17">福利</text:span><text:bookmark-end text:name="__DdeLink__11309_12934117961441"/><text:span text:style-name="T17">模块</text:span> <text:s text:c="12"/><text:span text:style-name="T21">标签类型：标签类型：数值框（要么填</text:span><text:span text:style-name="T29">1要么不填</text:span><text:span text:style-name="T21">）</text:span></text:p>
      <text:p text:style-name="P21"><text:tab/><text:tab/><text:tab/><text:tab/>字段名称_<text:span text:style-name="T46">29</text:span>:项目名称 <text:s text:c="7"/><text:span text:style-name="T21">标签类型：文本框</text:span></text:p>
      <text:p text:style-name="P21"><text:tab/><text:tab/><text:tab/><text:tab/><text:span text:style-name="T13">字段名称_</text:span><text:span text:style-name="T23">30</text:span><text:span text:style-name="T17">：</text:span><text:bookmark-start text:name="__DdeLink__11309_12934117961455"/><text:span text:style-name="T17">节点</text:span><text:bookmark-end text:name="__DdeLink__11309_12934117961455"/> <text:s text:c="13"/><text:span text:style-name="T21">标签类型：文本框</text:span></text:p>
      <text:p text:style-name="P21"><text:tab/><text:tab/><text:tab/><text:tab/>字段名称_<text:span text:style-name="T47">31</text:span>:字段 <text:s text:c="13"/><text:span text:style-name="T21">标签类型：文本框</text:span></text:p>
      <text:p text:style-name="P21"><text:tab/><text:tab/><text:tab/><text:tab/><text:span text:style-name="T13">字段名称_</text:span><text:span text:style-name="T23">32</text:span><text:span text:style-name="T17">：</text:span><text:bookmark-start text:name="__DdeLink__11309_12934117961465"/><text:span text:style-name="T17">字段</text:span><text:bookmark-end text:name="__DdeLink__11309_12934117961465"/><text:span text:style-name="T17">编号</text:span> <text:s text:c="10"/><text:span text:style-name="T21">标签类型：文本框</text:span></text:p>
      <text:p text:style-name="P28"><text:tab/><text:tab/><text:tab/><text:tab/>字段名称_<text:span text:style-name="T47">33</text:span>:素养模块 <text:s text:c="11"/><text:span text:style-name="T21">标签类型：标签类型：数值框（要么填</text:span><text:span text:style-name="T29">1要么不填</text:span><text:span text:style-name="T21">）</text:span></text:p>
      <text:p text:style-name="P21"><text:tab/><text:tab/><text:tab/><text:tab/><text:span text:style-name="T13">字段名称_</text:span><text:span text:style-name="T23">34</text:span><text:span text:style-name="T17">：</text:span><text:bookmark-start text:name="__DdeLink__11309_129341179614511"/><text:span text:style-name="T17">项目</text:span><text:bookmark-end text:name="__DdeLink__11309_129341179614511"/><text:span text:style-name="T17">名称</text:span> <text:s text:c="12"/><text:span text:style-name="T21">标签类型：文本框</text:span> </text:p>
      <text:p text:style-name="P21"><text:tab/><text:tab/><text:tab/><text:tab/>字段名称_<text:span text:style-name="T47">35</text:span>:节点 <text:s text:c="17"/><text:span text:style-name="T21">标签类型：文本框</text:span></text:p>
      <text:p text:style-name="P21"><text:tab/><text:tab/><text:tab/><text:tab/><text:span text:style-name="T13">字段名称_</text:span><text:span text:style-name="T23">36</text:span><text:span text:style-name="T17">：</text:span><text:bookmark-start text:name="__DdeLink__11309_129341179614611"/><text:span text:style-name="T17">字段</text:span><text:bookmark-end text:name="__DdeLink__11309_129341179614611"/> <text:s text:c="13"/><text:span text:style-name="T21">标签类型：文本框</text:span></text:p>
      <text:p text:style-name="P21"><text:tab/><text:tab/><text:tab/><text:tab/>字段名称_<text:span text:style-name="T47">37</text:span>:字段编号 <text:s text:c="11"/><text:span text:style-name="T21">标签类型：文本框</text:span></text:p>
      <text:p text:style-name="P28"><text:tab/><text:tab/><text:tab/><text:tab/><text:span text:style-name="T13">字段名称_</text:span><text:span text:style-name="T23">38</text:span><text:span text:style-name="T17">：</text:span><text:bookmark-start text:name="__DdeLink__11309_129341179614521"/><text:span text:style-name="T17">账务</text:span><text:bookmark-end text:name="__DdeLink__11309_129341179614521"/><text:span text:style-name="T17">模块</text:span> <text:s text:c="13"/><text:span text:style-name="T21">标签类型：标签类型：数值框（要么填</text:span><text:span text:style-name="T29">1要么不填</text:span><text:span text:style-name="T21">）</text:span></text:p>
      <text:p text:style-name="P21"><text:tab/><text:tab/><text:tab/><text:tab/>字段名称_<text:span text:style-name="T47">39</text:span>:项目名称 <text:s text:c="14"/><text:span text:style-name="T21">标签类型：文本框</text:span></text:p>
      <text:p text:style-name="P21"><text:tab/><text:tab/><text:tab/><text:tab/><text:span text:style-name="T13">字段名称_</text:span><text:span text:style-name="T23">40</text:span><text:span text:style-name="T17">：</text:span><text:bookmark-start text:name="__DdeLink__11309_129341179614622"/><text:span text:style-name="T17">节点</text:span><text:bookmark-end text:name="__DdeLink__11309_129341179614622"/> <text:s text:c="13"/><text:span text:style-name="T21">标签类型：文本框</text:span></text:p>
      <text:p text:style-name="P21"><text:tab/><text:tab/><text:tab/><text:tab/>字段名称_<text:span text:style-name="T47">41</text:span>:字段 <text:s text:c="14"/><text:span text:style-name="T21">标签类型：文本框</text:span></text:p>
      <text:p text:style-name="P21"><text:tab/><text:tab/><text:tab/><text:tab/><text:span text:style-name="T13">字段名称_</text:span><text:span text:style-name="T23">42</text:span><text:span text:style-name="T17">：</text:span><text:bookmark-start text:name="__DdeLink__11309_129341179614532"/><text:span text:style-name="T17">字段</text:span><text:bookmark-end text:name="__DdeLink__11309_129341179614532"/><text:span text:style-name="T17">编号</text:span> <text:s text:c="11"/><text:span text:style-name="T21">标签类型：文本框</text:span> </text:p>
      <text:p text:style-name="P28"><text:tab/><text:tab/><text:tab/><text:tab/>字段名称_<text:span text:style-name="T47">43</text:span>:资金模块 <text:s text:c="9"/><text:span text:style-name="T21">标签类型：标签类型：数值框（要么填</text:span><text:span text:style-name="T29">1要么不填</text:span><text:span text:style-name="T21">）</text:span></text:p>
      <text:p text:style-name="P21"><text:tab/><text:tab/><text:tab/><text:tab/><text:span text:style-name="T13">字段名称_</text:span><text:span text:style-name="T23">44</text:span><text:span text:style-name="T17">：</text:span><text:bookmark-start text:name="__DdeLink__11309_129341179614632"/><text:span text:style-name="T17">项目</text:span><text:bookmark-end text:name="__DdeLink__11309_129341179614632"/><text:span text:style-name="T17">名称</text:span> <text:s text:c="12"/><text:span text:style-name="T21">标签类型：文本框</text:span> </text:p>
      <text:p text:style-name="P21"><text:tab/><text:tab/><text:tab/><text:tab/>字段名称_<text:span text:style-name="T47">45</text:span>:节点 <text:s text:c="11"/><text:span text:style-name="T21">标签类型：文本框</text:span></text:p>
      <text:p text:style-name="P21"><text:tab/><text:tab/><text:tab/><text:tab/><text:span text:style-name="T13">字段名称_</text:span><text:span text:style-name="T23">46</text:span><text:span text:style-name="T17">：</text:span><text:bookmark-start text:name="__DdeLink__11309_129341179614542"/><text:span text:style-name="T17">字段</text:span><text:bookmark-end text:name="__DdeLink__11309_129341179614542"/> <text:s text:c="10"/><text:span text:style-name="T21">标签类型：文本框</text:span></text:p>
      <text:p text:style-name="P21"><text:tab/><text:tab/><text:tab/><text:tab/>字段名称_<text:span text:style-name="T47">47</text:span>:字段编号 <text:s text:c="10"/><text:span text:style-name="T21">标签类型：文本框</text:span></text:p>
      <text:p text:style-name="P28"><text:tab/><text:tab/><text:tab/><text:tab/><text:span text:style-name="T13">字段名称_</text:span><text:span text:style-name="T23">48</text:span><text:span text:style-name="T17">：</text:span><text:bookmark-start text:name="__DdeLink__11309_129341179614642"/><text:span text:style-name="T17">预算</text:span><text:bookmark-end text:name="__DdeLink__11309_129341179614642"/><text:span text:style-name="T17">模块</text:span> <text:s text:c="9"/><text:span text:style-name="T21">标签类型：标签类型：数值框（要么填</text:span><text:span text:style-name="T29">1要么不填</text:span><text:span text:style-name="T21">）</text:span> <text:s text:c="2"/></text:p>
      <text:p text:style-name="P21"><text:tab/><text:tab/><text:tab/><text:tab/>字段名称_<text:span text:style-name="T47">49</text:span>:项目名称 <text:s text:c="10"/><text:span text:style-name="T21">标签类型：文本框</text:span></text:p>
      <text:p text:style-name="P21"><text:tab/><text:tab/><text:tab/><text:tab/>字段名称_<text:span text:style-name="T48">50</text:span>:节点 <text:s text:c="16"/><text:span text:style-name="T21">标签类型：文本框</text:span></text:p>
      <text:p text:style-name="P21"><text:tab/><text:tab/><text:tab/><text:tab/><text:span text:style-name="T13">字段名称_</text:span><text:span text:style-name="T24">51</text:span><text:bookmark-start text:name="__DdeLink__11309_1293411796146211"/><text:span text:style-name="T17">：</text:span><text:bookmark-end text:name="__DdeLink__11309_1293411796146211"/><text:span text:style-name="T17">字段</text:span> <text:s text:c="12"/><text:span text:style-name="T21">标签类型：文本框</text:span></text:p>
      <text:p text:style-name="P21"><text:tab/><text:tab/><text:tab/><text:tab/>字段名称_<text:span text:style-name="T48">52</text:span>:字段编号 <text:s text:c="12"/><text:span text:style-name="T21">标签类型：文本框</text:span></text:p>
      <text:p text:style-name="P28"><text:tab/><text:tab/><text:tab/><text:tab/><text:span text:style-name="T13">字段名称_</text:span><text:span text:style-name="T24">53</text:span><text:span text:style-name="T17">：</text:span><text:bookmark-start text:name="__DdeLink__11309_1293411796145312"/><text:span text:style-name="T17">客户</text:span><text:bookmark-end text:name="__DdeLink__11309_1293411796145312"/><text:span text:style-name="T17">管理模块</text:span> <text:s text:c="6"/><text:span text:style-name="T21">标签类型：标签类型：数值框（要么填</text:span><text:span text:style-name="T29">1要么不填</text:span><text:span text:style-name="T21">）</text:span> <text:s text:c="6"/></text:p>
      <text:p text:style-name="P21"><text:tab/><text:tab/><text:tab/><text:tab/>字段名称_<text:span text:style-name="T48">54</text:span>:项目名称 <text:s text:c="13"/><text:span text:style-name="T21">标签类型：文本框</text:span></text:p>
      <text:p text:style-name="P21"><text:tab/><text:tab/><text:tab/><text:tab/><text:span text:style-name="T13">字段名称_</text:span><text:span text:style-name="T24">55</text:span><text:span text:style-name="T17">：</text:span><text:bookmark-start text:name="__DdeLink__11309_1293411796146312"/><text:span text:style-name="T17">节点</text:span><text:bookmark-end text:name="__DdeLink__11309_1293411796146312"/> <text:s text:c="13"/><text:span text:style-name="T21">标签类型：文本框</text:span></text:p>
      <text:p text:style-name="P21"><text:tab/><text:tab/><text:tab/><text:tab/>字段名称_<text:span text:style-name="T48">56</text:span>:字段 <text:s text:c="13"/><text:span text:style-name="T21">标签类型：文本框</text:span></text:p>
      <text:p text:style-name="P21"><text:tab/><text:tab/><text:tab/><text:tab/><text:span text:style-name="T13">字段名称_</text:span><text:span text:style-name="T24">57</text:span><text:span text:style-name="T17">：</text:span><text:bookmark-start text:name="__DdeLink__11309_1293411796145412"/><text:span text:style-name="T17">字段</text:span><text:bookmark-end text:name="__DdeLink__11309_1293411796145412"/><text:span text:style-name="T17">编号</text:span> <text:s text:c="9"/><text:span text:style-name="T21">标签类型：文本框</text:span></text:p>
      <text:p text:style-name="P28"><text:soft-page-break/><text:tab/><text:tab/><text:tab/><text:tab/>字段名称_<text:span text:style-name="T48">58</text:span>:业务管理模块 <text:s text:c="6"/><text:span text:style-name="T21">标签类型：标签类型：数值框（要么填</text:span><text:span text:style-name="T29">1要么不填</text:span><text:span text:style-name="T21">）</text:span></text:p>
      <text:p text:style-name="P21"><text:tab/><text:tab/><text:tab/><text:tab/><text:span text:style-name="T13">字段名称_</text:span><text:span text:style-name="T24">59</text:span><text:span text:style-name="T17">：</text:span><text:bookmark-start text:name="__DdeLink__11309_1293411796146412"/><text:span text:style-name="T17">项目</text:span><text:bookmark-end text:name="__DdeLink__11309_1293411796146412"/><text:span text:style-name="T17">名称</text:span> <text:s text:c="7"/><text:span text:style-name="T21">标签类型：文本框</text:span> <text:s text:c="5"/></text:p>
      <text:p text:style-name="P21"><text:tab/><text:tab/><text:tab/><text:tab/>字段名称_<text:span text:style-name="T48">60</text:span>:节点 <text:s text:c="14"/><text:span text:style-name="T21">标签类型：文本框</text:span></text:p>
      <text:p text:style-name="P21"><text:tab/><text:tab/><text:tab/><text:tab/><text:span text:style-name="T13">字段名称_</text:span><text:span text:style-name="T25">61</text:span><text:span text:style-name="T17">：字段</text:span> <text:s text:c="9"/><text:span text:style-name="T21">标签类型：文本框</text:span> <text:s text:c="2"/></text:p>
      <text:p text:style-name="P21"><text:tab/><text:tab/><text:tab/><text:tab/>字段名称_<text:span text:style-name="T49">62</text:span>:字段编号 <text:s text:c="10"/><text:span text:style-name="T21">标签类型：文本框</text:span></text:p>
      <text:p text:style-name="P28"><text:tab/><text:tab/><text:tab/><text:tab/><text:span text:style-name="T13">字段名称_</text:span><text:span text:style-name="T25">63</text:span><text:span text:style-name="T17">：</text:span><text:bookmark-start text:name="__DdeLink__11309_12934117961463111"/><text:span text:style-name="T17">进度</text:span><text:bookmark-end text:name="__DdeLink__11309_12934117961463111"/><text:span text:style-name="T17">管理模块 <text:s text:c="5"/></text:span><text:span text:style-name="T21">标签类型：标签类型：数值框（要么填</text:span><text:span text:style-name="T29">1要么不填</text:span><text:span text:style-name="T21">）</text:span> <text:s text:c="5"/></text:p>
      <text:p text:style-name="P21"><text:tab/><text:tab/><text:tab/><text:tab/>字段名称_<text:span text:style-name="T49">64</text:span>:项目名称 <text:s text:c="11"/><text:span text:style-name="T21">标签类型：文本框</text:span></text:p>
      <text:p text:style-name="P21"><text:tab/><text:tab/><text:tab/><text:tab/><text:span text:style-name="T13">字段名称_</text:span><text:span text:style-name="T25">65</text:span><text:bookmark-start text:name="__DdeLink__11309_12934117961454112"/><text:span text:style-name="T17">：</text:span><text:bookmark-end text:name="__DdeLink__11309_12934117961454112"/><text:span text:style-name="T17">节点</text:span> <text:s text:c="13"/><text:span text:style-name="T21">标签类型：文本框</text:span></text:p>
      <text:p text:style-name="P21"><text:tab/><text:tab/><text:tab/><text:tab/><text:span text:style-name="T13">字段名称_</text:span><text:span text:style-name="T25">6</text:span><text:span text:style-name="T26">6</text:span><text:bookmark-start text:name="__DdeLink__11309_129341179614541111"/><text:span text:style-name="T17">：</text:span><text:bookmark-end text:name="__DdeLink__11309_129341179614541111"/><text:span text:style-name="T17">字段</text:span> <text:s text:c="15"/><text:span text:style-name="T21">标签类型：文本框</text:span></text:p>
      <text:p text:style-name="P21"><text:tab/><text:tab/><text:tab/><text:tab/>字段名称_<text:span text:style-name="T49">67</text:span>:字段名称 <text:s text:c="12"/><text:span text:style-name="T21">标签类型：文本框</text:span></text:p>
      <text:p text:style-name="P21"><text:tab/><text:tab/><text:tab/><text:tab/></text:p>
      <text:p text:style-name="P52"/>
      <text:p text:style-name="P57"><text:tab/><text:tab/><text:tab/><text:span text:style-name="T5">功能名字_</text:span><text:span text:style-name="T7">3</text:span><text:span text:style-name="T5">:编辑</text:span> <text:s/>功能类型:编辑 (有网格/树形/编辑可选)<text:span text:style-name="T37">fielddock/v1/edit</text:span></text:p>
      <text:p text:style-name="P30"><text:tab/><text:tab/><text:tab/><text:tab/><text:span text:style-name="T13">字段名称_</text:span><text:span text:style-name="T21">1：平台</text:span><text:span text:style-name="T28">1：业务市场化平台 <text:s text:c="5"/></text:span><text:span text:style-name="T21">标签类型：数值框（要么填</text:span><text:span text:style-name="T29">1要么不填</text:span><text:span text:style-name="T21">）</text:span></text:p>
      <text:p text:style-name="P46"><text:tab/><text:tab/><text:tab/><text:tab/><text:span text:style-name="T45">字段名称_</text:span>2：<text:span text:style-name="T13">平台</text:span><text:span text:style-name="T33">2</text:span><text:span text:style-name="T28">：资金市场化平台 <text:s text:c="6"/></text:span><text:span text:style-name="T13">标签类型：数值框（要么填</text:span><text:span text:style-name="T29">1要么不填</text:span><text:span text:style-name="T13">）</text:span></text:p>
      <text:p text:style-name="P30"><text:span text:style-name="T17"><text:tab/><text:tab/><text:tab/><text:tab/></text:span><text:span text:style-name="T13">字段名称_</text:span><text:span text:style-name="T17">3：</text:span><text:span text:style-name="T21">平台</text:span><text:span text:style-name="T33">3</text:span><text:span text:style-name="T28">：项目市场化平台</text:span> <text:s text:c="7"/><text:span text:style-name="T28"><text:s/></text:span><text:span text:style-name="T21">标签类型：数值框（要么填</text:span><text:span text:style-name="T29">1要么不填</text:span><text:span text:style-name="T21">）</text:span> <text:s text:c="5"/></text:p>
      <text:p text:style-name="P30"><text:tab/><text:tab/><text:tab/><text:tab/>字段名称_<text:span text:style-name="T44">4</text:span>: <text:span text:style-name="T21">平台</text:span><text:span text:style-name="T33">4</text:span><text:span text:style-name="T28">：员工机会市场化平台</text:span> <text:s text:c="3"/><text:span text:style-name="T28"><text:s/></text:span><text:span text:style-name="T21">标签类型：数值框（要么填</text:span><text:span text:style-name="T29">1要么不填</text:span><text:span text:style-name="T21">）</text:span></text:p>
      <text:p text:style-name="P30"><text:tab/><text:tab/><text:tab/><text:tab/><text:span text:style-name="T13">字段名称_</text:span><text:span text:style-name="T22">5</text:span><text:span text:style-name="T21">：平台</text:span><text:span text:style-name="T33">5</text:span><text:span text:style-name="T28">：生活价值平台 <text:s text:c="7"/></text:span><text:span text:style-name="T21">标签类型：数值框（要么填</text:span><text:span text:style-name="T29">1要么不填</text:span><text:span text:style-name="T21">）</text:span></text:p>
      <text:p text:style-name="P46"><text:tab/><text:tab/><text:tab/><text:tab/><text:span text:style-name="T45">字段名称_6</text:span>：<text:span text:style-name="T13">平台</text:span><text:span text:style-name="T33">6</text:span><text:span text:style-name="T28">：创意平台 <text:s text:c="9"/></text:span><text:span text:style-name="T13">标签类型：数值框（要么填</text:span><text:span text:style-name="T29">1要么不填</text:span><text:span text:style-name="T13">）</text:span></text:p>
      <text:p text:style-name="P30"><text:span text:style-name="T17"><text:tab/><text:tab/><text:tab/><text:tab/></text:span><text:span text:style-name="T13">字段名称_</text:span><text:span text:style-name="T22">7</text:span><text:span text:style-name="T17">：</text:span><text:span text:style-name="T21">平台</text:span><text:span text:style-name="T33">7</text:span><text:span text:style-name="T28">：技能经验共享平台 <text:s text:c="3"/></text:span><text:span text:style-name="T21">标签类型：数值框（要么填</text:span><text:span text:style-name="T29">1要么不填</text:span><text:span text:style-name="T21">）</text:span></text:p>
      <text:p text:style-name="P55"/>
      <text:p text:style-name="P30"><text:tab/><text:span text:style-name="T40">`<text:tab/><text:tab/><text:tab/></text:span><text:span text:style-name="T13">字段名称_</text:span><text:span text:style-name="T30">8</text:span><text:span text:style-name="T21">：最新更新时间 <text:s text:c="6"/>标签类型：日期框（yyy</text:span><text:span text:style-name="T27">y-MM-dd</text:span><text:span text:style-name="T21">）</text:span></text:p>
      <text:p text:style-name="P46"><text:tab/><text:tab/><text:tab/><text:tab/><text:span text:style-name="T45">字段名称_9</text:span>：项目编号 <text:s text:c="10"/>标签类型：文本框</text:p>
      <text:p text:style-name="P30"><text:span text:style-name="T17"><text:tab/><text:tab/><text:tab/><text:tab/></text:span><text:span text:style-name="T13">字段名称_</text:span><text:span text:style-name="T30">10</text:span><text:span text:style-name="T17">：</text:span><text:bookmark-start text:name="__DdeLink__11309_1293411796151"/><text:span text:style-name="T17">项目</text:span><text:bookmark-end text:name="__DdeLink__11309_1293411796151"/><text:span text:style-name="T17">名称</text:span> <text:s text:c="10"/><text:span text:style-name="T43">标签类型：文本框</text:span></text:p>
      <text:p text:style-name="P46"><text:tab/><text:tab/><text:tab/><text:tab/><text:span text:style-name="T45">字段名称_11</text:span>：最新更新时间 <text:s text:c="7"/><text:span text:style-name="T13">标签类型：日期框（yyy</text:span><text:span text:style-name="T27">y-MM-dd</text:span><text:span text:style-name="T13">）</text:span></text:p>
      <text:p text:style-name="P30"><text:span text:style-name="T17"><text:tab/><text:tab/><text:tab/><text:tab/></text:span><text:span text:style-name="T13">字段名称_</text:span><text:span text:style-name="T30">12</text:span><text:span text:style-name="T17">：</text:span><text:bookmark-start text:name="__DdeLink__11309_12934117961121"/><text:span text:style-name="T17">新节点</text:span><text:bookmark-end text:name="__DdeLink__11309_12934117961121"/><text:span text:style-name="T17">编号（新） <text:s text:c="3"/></text:span><text:span text:style-name="T21">标签类型：文本框</text:span></text:p>
      <text:p text:style-name="P30"><text:span text:style-name="T17"><text:tab/><text:tab/><text:tab/><text:tab/></text:span><text:span text:style-name="T13">字段名称_</text:span><text:span text:style-name="T30">13</text:span><text:span text:style-name="T17">：</text:span><text:bookmark-start text:name="__DdeLink__11309_129341179611111"/><text:span text:style-name="T17">节点</text:span><text:bookmark-end text:name="__DdeLink__11309_129341179611111"/><text:span text:style-name="T17">（新）</text:span> <text:s text:c="9"/><text:span text:style-name="T43">标签类型：文本框</text:span> </text:p>
      <text:p text:style-name="P30"><text:span text:style-name="T17"><text:tab/><text:tab/><text:tab/><text:tab/></text:span><text:span text:style-name="T13">字段名称_</text:span><text:span text:style-name="T30">14</text:span><text:span text:style-name="T17">：</text:span><text:bookmark-start text:name="__DdeLink__11309_12934117961211"/><text:span text:style-name="T17">最新</text:span><text:bookmark-end text:name="__DdeLink__11309_12934117961211"/><text:span text:style-name="T17">更新时间</text:span> <text:s text:c="6"/><text:span text:style-name="T21">标签类型：日期框（yyy</text:span><text:span text:style-name="T27">y-MM-dd</text:span><text:span text:style-name="T21">）</text:span> <text:s text:c="5"/></text:p>
      <text:p text:style-name="P30"><text:tab/><text:tab/><text:tab/><text:tab/>字段名称_<text:span text:style-name="T46">15</text:span>:字段编号（新） <text:s text:c="4"/><text:span text:style-name="T21">标签类型：文本框</text:span></text:p>
      <text:p text:style-name="P30"><text:tab/><text:tab/><text:tab/><text:tab/><text:span text:style-name="T13">字段名称_</text:span><text:span text:style-name="T22">1</text:span><text:span text:style-name="T30">6</text:span><text:span text:style-name="T21">：字段（新） <text:s text:c="8"/>标签类型：文本框</text:span></text:p>
      <text:p text:style-name="P46"><text:tab/><text:tab/><text:tab/><text:tab/><text:span text:style-name="T45">字段名称_17</text:span>：重复与否 <text:s text:c="8"/>标签类型：下拉框（重复/不重复）</text:p>
      <text:p text:style-name="P30"><text:span text:style-name="T17"><text:tab/><text:tab/><text:tab/><text:tab/></text:span><text:span text:style-name="T13">字段名称_</text:span><text:span text:style-name="T22">1</text:span><text:span text:style-name="T30">8</text:span><text:span text:style-name="T17">：</text:span><text:bookmark-start text:name="__DdeLink__11309_12934117961311"/><text:span text:style-name="T17">需</text:span><text:bookmark-end text:name="__DdeLink__11309_12934117961311"/><text:span text:style-name="T17">修改字段ID</text:span> <text:s text:c="6"/><text:span text:style-name="T21">标签类型：文本框</text:span> <text:s text:c="4"/></text:p>
      <text:p text:style-name="P30"><text:tab/><text:tab/><text:tab/><text:tab/>字段名称_<text:span text:style-name="T46">19</text:span>:更改为 <text:s text:c="12"/><text:span text:style-name="T21">标签类型：文本框</text:span></text:p>
      <text:p text:style-name="P30"><text:span text:style-name="T21"><text:tab/><text:tab/><text:tab/><text:tab/></text:span><text:span text:style-name="T13">字段名称_</text:span><text:span text:style-name="T30">20</text:span><text:span text:style-name="T21">：字段（新） <text:s text:c="8"/>标签类型：文本框</text:span></text:p>
      <text:p text:style-name="P30"><text:tab/><text:tab/><text:tab/><text:tab/>字段名称_<text:span text:style-name="T46">21</text:span>:重复与否 <text:s text:c="11"/><text:span text:style-name="T43">标签类型：下拉框（重复/不重复）</text:span></text:p>
      <text:p text:style-name="P30"><text:tab/><text:tab/><text:tab/><text:tab/><text:span text:style-name="T13">字段名称_</text:span><text:span text:style-name="T23">2</text:span><text:span text:style-name="T30">2</text:span><text:span text:style-name="T17">：可汇总字段</text:span> <text:s text:c="10"/><text:span text:style-name="T21">标签类型：文本框</text:span> <text:s/></text:p>
      <text:p text:style-name="P30"><text:tab/><text:tab/><text:tab/><text:tab/>字段名称_<text:span text:style-name="T46">23</text:span>:规划模块 <text:s text:c="11"/><text:span text:style-name="T21">标签类型：标签类型：数值框（要么填</text:span><text:span text:style-name="T29">1要么不填</text:span><text:span text:style-name="T21">）</text:span></text:p>
      <text:p text:style-name="P30"><text:tab/><text:tab/><text:tab/><text:tab/><text:span text:style-name="T13">字段名称_</text:span><text:span text:style-name="T23">24</text:span><text:span text:style-name="T17">：</text:span><text:bookmark-start text:name="__DdeLink__11309_129341179614211"/><text:span text:style-name="T17">项目</text:span><text:bookmark-end text:name="__DdeLink__11309_129341179614211"/><text:span text:style-name="T17">名称</text:span> <text:s text:c="11"/><text:span text:style-name="T21">标签类型：文本框</text:span> <text:s/></text:p>
      <text:p text:style-name="P30"><text:tab/><text:tab/><text:tab/><text:tab/>字段名称_<text:span text:style-name="T46">25</text:span>:节点 <text:s text:c="15"/><text:span text:style-name="T21">标签类型：文本框</text:span></text:p>
      <text:p text:style-name="P30"><text:tab/><text:tab/><text:tab/><text:tab/><text:span text:style-name="T13">字段名称_</text:span><text:span text:style-name="T23">26</text:span><text:span text:style-name="T17">：</text:span><text:bookmark-start text:name="__DdeLink__11309_129341179614311"/><text:span text:style-name="T17">字段</text:span><text:bookmark-end text:name="__DdeLink__11309_129341179614311"/> <text:s text:c="13"/><text:span text:style-name="T21">标签类型：文本框</text:span></text:p>
      <text:p text:style-name="P30"><text:tab/><text:tab/><text:tab/><text:tab/>字段名称_<text:span text:style-name="T46">27</text:span>:字段编号 <text:s text:c="9"/><text:span text:style-name="T21">标签类型：文本框</text:span></text:p>
      <text:p text:style-name="P30"><text:tab/><text:tab/><text:tab/><text:tab/><text:span text:style-name="T13">字段名称_</text:span><text:span text:style-name="T23">28</text:span><text:span text:style-name="T17">：</text:span><text:bookmark-start text:name="__DdeLink__11309_129341179614411"/><text:span text:style-name="T17">福利</text:span><text:bookmark-end text:name="__DdeLink__11309_129341179614411"/><text:span text:style-name="T17">模块</text:span> <text:s text:c="12"/><text:span text:style-name="T21">标签类型：标签类型：数值框（要么填</text:span><text:span text:style-name="T29">1要么不填</text:span><text:span text:style-name="T21">）</text:span></text:p>
      <text:p text:style-name="P30"><text:tab/><text:tab/><text:tab/><text:tab/>字段名称_<text:span text:style-name="T46">29</text:span>:项目名称 <text:s text:c="7"/><text:span text:style-name="T21">标签类型：文本框</text:span></text:p>
      <text:p text:style-name="P30"><text:tab/><text:tab/><text:tab/><text:tab/><text:span text:style-name="T13">字段名称_</text:span><text:span text:style-name="T23">30</text:span><text:span text:style-name="T17">：</text:span><text:bookmark-start text:name="__DdeLink__11309_129341179614551"/><text:span text:style-name="T17">节点</text:span><text:bookmark-end text:name="__DdeLink__11309_129341179614551"/> <text:s text:c="13"/><text:span text:style-name="T21">标签类型：文本框</text:span></text:p>
      <text:p text:style-name="P30"><text:tab/><text:tab/><text:tab/><text:tab/>字段名称_<text:span text:style-name="T47">31</text:span>:字段 <text:s text:c="13"/><text:span text:style-name="T21">标签类型：文本框</text:span></text:p>
      <text:p text:style-name="P30"><text:tab/><text:tab/><text:tab/><text:tab/><text:span text:style-name="T13">字段名称_</text:span><text:span text:style-name="T23">32</text:span><text:span text:style-name="T17">：</text:span><text:bookmark-start text:name="__DdeLink__11309_129341179614651"/><text:span text:style-name="T17">字段</text:span><text:bookmark-end text:name="__DdeLink__11309_129341179614651"/><text:span text:style-name="T17">编号</text:span> <text:s text:c="10"/><text:span text:style-name="T21">标签类型：文本框</text:span></text:p>
      <text:p text:style-name="P30"><text:tab/><text:tab/><text:tab/><text:tab/>字段名称_<text:span text:style-name="T47">33</text:span>:素养模块 <text:s text:c="11"/><text:span text:style-name="T21">标签类型：标签类型：数值框（要么填</text:span><text:span text:style-name="T29">1要么不填</text:span><text:span text:style-name="T21">）</text:span></text:p>
      <text:p text:style-name="P30"><text:soft-page-break/><text:tab/><text:tab/><text:tab/><text:tab/><text:span text:style-name="T13">字段名称_</text:span><text:span text:style-name="T23">34</text:span><text:span text:style-name="T17">：</text:span><text:bookmark-start text:name="__DdeLink__11309_1293411796145111"/><text:span text:style-name="T17">项目</text:span><text:bookmark-end text:name="__DdeLink__11309_1293411796145111"/><text:span text:style-name="T17">名称</text:span> <text:s text:c="12"/><text:span text:style-name="T21">标签类型：文本框</text:span> </text:p>
      <text:p text:style-name="P30"><text:tab/><text:tab/><text:tab/><text:tab/>字段名称_<text:span text:style-name="T47">35</text:span>:节点 <text:s text:c="17"/><text:span text:style-name="T21">标签类型：文本框</text:span></text:p>
      <text:p text:style-name="P30"><text:tab/><text:tab/><text:tab/><text:tab/><text:span text:style-name="T13">字段名称_</text:span><text:span text:style-name="T23">36</text:span><text:span text:style-name="T17">：</text:span><text:bookmark-start text:name="__DdeLink__11309_1293411796146111"/><text:span text:style-name="T17">字段</text:span><text:bookmark-end text:name="__DdeLink__11309_1293411796146111"/> <text:s text:c="13"/><text:span text:style-name="T21">标签类型：文本框</text:span></text:p>
      <text:p text:style-name="P30"><text:tab/><text:tab/><text:tab/><text:tab/>字段名称_<text:span text:style-name="T47">37</text:span>:字段编号 <text:s text:c="11"/><text:span text:style-name="T21">标签类型：文本框</text:span></text:p>
      <text:p text:style-name="P30"><text:tab/><text:tab/><text:tab/><text:tab/><text:span text:style-name="T13">字段名称_</text:span><text:span text:style-name="T23">38</text:span><text:span text:style-name="T17">：</text:span><text:bookmark-start text:name="__DdeLink__11309_1293411796145211"/><text:span text:style-name="T17">账务</text:span><text:bookmark-end text:name="__DdeLink__11309_1293411796145211"/><text:span text:style-name="T17">模块</text:span> <text:s text:c="13"/><text:span text:style-name="T21">标签类型：标签类型：数值框（要么填</text:span><text:span text:style-name="T29">1要么不填</text:span><text:span text:style-name="T21">）</text:span></text:p>
      <text:p text:style-name="P30"><text:tab/><text:tab/><text:tab/><text:tab/>字段名称_<text:span text:style-name="T47">39</text:span>:项目名称 <text:s text:c="14"/><text:span text:style-name="T21">标签类型：文本框</text:span></text:p>
      <text:p text:style-name="P30"><text:tab/><text:tab/><text:tab/><text:tab/><text:span text:style-name="T13">字段名称_</text:span><text:span text:style-name="T23">40</text:span><text:span text:style-name="T17">：</text:span><text:bookmark-start text:name="__DdeLink__11309_1293411796146221"/><text:span text:style-name="T17">节点</text:span><text:bookmark-end text:name="__DdeLink__11309_1293411796146221"/> <text:s text:c="13"/><text:span text:style-name="T21">标签类型：文本框</text:span></text:p>
      <text:p text:style-name="P30"><text:tab/><text:tab/><text:tab/><text:tab/>字段名称_<text:span text:style-name="T47">41</text:span>:字段 <text:s text:c="14"/><text:span text:style-name="T21">标签类型：文本框</text:span></text:p>
      <text:p text:style-name="P30"><text:tab/><text:tab/><text:tab/><text:tab/><text:span text:style-name="T13">字段名称_</text:span><text:span text:style-name="T23">42</text:span><text:span text:style-name="T17">：</text:span><text:bookmark-start text:name="__DdeLink__11309_1293411796145321"/><text:span text:style-name="T17">字段</text:span><text:bookmark-end text:name="__DdeLink__11309_1293411796145321"/><text:span text:style-name="T17">编号</text:span> <text:s text:c="11"/><text:span text:style-name="T21">标签类型：文本框</text:span> </text:p>
      <text:p text:style-name="P30"><text:tab/><text:tab/><text:tab/><text:tab/>字段名称_<text:span text:style-name="T47">43</text:span>:资金模块 <text:s text:c="9"/><text:span text:style-name="T21">标签类型：标签类型：数值框（要么填</text:span><text:span text:style-name="T29">1要么不填</text:span><text:span text:style-name="T21">）</text:span></text:p>
      <text:p text:style-name="P30"><text:tab/><text:tab/><text:tab/><text:tab/><text:span text:style-name="T13">字段名称_</text:span><text:span text:style-name="T23">44</text:span><text:span text:style-name="T17">：</text:span><text:bookmark-start text:name="__DdeLink__11309_1293411796146321"/><text:span text:style-name="T17">项目</text:span><text:bookmark-end text:name="__DdeLink__11309_1293411796146321"/><text:span text:style-name="T17">名称</text:span> <text:s text:c="12"/><text:span text:style-name="T21">标签类型：文本框</text:span> </text:p>
      <text:p text:style-name="P30"><text:tab/><text:tab/><text:tab/><text:tab/>字段名称_<text:span text:style-name="T47">45</text:span>:节点 <text:s text:c="11"/><text:span text:style-name="T21">标签类型：文本框</text:span></text:p>
      <text:p text:style-name="P30"><text:tab/><text:tab/><text:tab/><text:tab/><text:span text:style-name="T13">字段名称_</text:span><text:span text:style-name="T23">46</text:span><text:span text:style-name="T17">：</text:span><text:bookmark-start text:name="__DdeLink__11309_1293411796145421"/><text:span text:style-name="T17">字段</text:span><text:bookmark-end text:name="__DdeLink__11309_1293411796145421"/> <text:s text:c="10"/><text:span text:style-name="T21">标签类型：文本框</text:span></text:p>
      <text:p text:style-name="P30"><text:tab/><text:tab/><text:tab/><text:tab/>字段名称_<text:span text:style-name="T47">47</text:span>:字段编号 <text:s text:c="10"/><text:span text:style-name="T21">标签类型：文本框</text:span></text:p>
      <text:p text:style-name="P30"><text:tab/><text:tab/><text:tab/><text:tab/><text:span text:style-name="T13">字段名称_</text:span><text:span text:style-name="T23">48</text:span><text:span text:style-name="T17">：</text:span><text:bookmark-start text:name="__DdeLink__11309_1293411796146421"/><text:span text:style-name="T17">预算</text:span><text:bookmark-end text:name="__DdeLink__11309_1293411796146421"/><text:span text:style-name="T17">模块</text:span> <text:s text:c="9"/><text:span text:style-name="T21">标签类型：标签类型：数值框（要么填</text:span><text:span text:style-name="T29">1要么不填</text:span><text:span text:style-name="T21">）</text:span> <text:s text:c="2"/></text:p>
      <text:p text:style-name="P30"><text:tab/><text:tab/><text:tab/><text:tab/>字段名称_<text:span text:style-name="T47">49</text:span>:项目名称 <text:s text:c="10"/><text:span text:style-name="T21">标签类型：文本框</text:span></text:p>
      <text:p text:style-name="P30"><text:tab/><text:tab/><text:tab/><text:tab/>字段名称_<text:span text:style-name="T48">50</text:span>:节点 <text:s text:c="16"/><text:span text:style-name="T21">标签类型：文本框</text:span></text:p>
      <text:p text:style-name="P30"><text:tab/><text:tab/><text:tab/><text:tab/><text:span text:style-name="T13">字段名称_</text:span><text:span text:style-name="T24">51</text:span><text:bookmark-start text:name="__DdeLink__11309_12934117961462111"/><text:span text:style-name="T17">：</text:span><text:bookmark-end text:name="__DdeLink__11309_12934117961462111"/><text:span text:style-name="T17">字段</text:span> <text:s text:c="12"/><text:span text:style-name="T21">标签类型：文本框</text:span></text:p>
      <text:p text:style-name="P30"><text:tab/><text:tab/><text:tab/><text:tab/>字段名称_<text:span text:style-name="T48">52</text:span>:字段编号 <text:s text:c="12"/><text:span text:style-name="T21">标签类型：文本框</text:span></text:p>
      <text:p text:style-name="P30"><text:tab/><text:tab/><text:tab/><text:tab/><text:span text:style-name="T13">字段名称_</text:span><text:span text:style-name="T24">53</text:span><text:span text:style-name="T17">：</text:span><text:bookmark-start text:name="__DdeLink__11309_12934117961453121"/><text:span text:style-name="T17">客户</text:span><text:bookmark-end text:name="__DdeLink__11309_12934117961453121"/><text:span text:style-name="T17">管理模块</text:span> <text:s text:c="6"/><text:span text:style-name="T21">标签类型：标签类型：数值框（要么填</text:span><text:span text:style-name="T29">1要么不填</text:span><text:span text:style-name="T21">）</text:span> <text:s text:c="6"/></text:p>
      <text:p text:style-name="P30"><text:tab/><text:tab/><text:tab/><text:tab/>字段名称_<text:span text:style-name="T48">54</text:span>:项目名称 <text:s text:c="13"/><text:span text:style-name="T21">标签类型：文本框</text:span></text:p>
      <text:p text:style-name="P30"><text:tab/><text:tab/><text:tab/><text:tab/><text:span text:style-name="T13">字段名称_</text:span><text:span text:style-name="T24">55</text:span><text:span text:style-name="T17">：</text:span><text:bookmark-start text:name="__DdeLink__11309_12934117961463121"/><text:span text:style-name="T17">节点</text:span><text:bookmark-end text:name="__DdeLink__11309_12934117961463121"/> <text:s text:c="13"/><text:span text:style-name="T21">标签类型：文本框</text:span></text:p>
      <text:p text:style-name="P30"><text:tab/><text:tab/><text:tab/><text:tab/>字段名称_<text:span text:style-name="T48">56</text:span>:字段 <text:s text:c="13"/><text:span text:style-name="T21">标签类型：文本框</text:span></text:p>
      <text:p text:style-name="P30"><text:tab/><text:tab/><text:tab/><text:tab/><text:span text:style-name="T13">字段名称_</text:span><text:span text:style-name="T24">57</text:span><text:span text:style-name="T17">：</text:span><text:bookmark-start text:name="__DdeLink__11309_12934117961454121"/><text:span text:style-name="T17">字段</text:span><text:bookmark-end text:name="__DdeLink__11309_12934117961454121"/><text:span text:style-name="T17">编号</text:span> <text:s text:c="9"/><text:span text:style-name="T21">标签类型：文本框</text:span></text:p>
      <text:p text:style-name="P30"><text:tab/><text:tab/><text:tab/><text:tab/>字段名称_<text:span text:style-name="T48">58</text:span>:业务管理模块 <text:s text:c="6"/><text:span text:style-name="T21">标签类型：标签类型：数值框（要么填</text:span><text:span text:style-name="T29">1要么不填</text:span><text:span text:style-name="T21">）</text:span></text:p>
      <text:p text:style-name="P30"><text:tab/><text:tab/><text:tab/><text:tab/><text:span text:style-name="T13">字段名称_</text:span><text:span text:style-name="T24">59</text:span><text:span text:style-name="T17">：</text:span><text:bookmark-start text:name="__DdeLink__11309_12934117961464121"/><text:span text:style-name="T17">项目</text:span><text:bookmark-end text:name="__DdeLink__11309_12934117961464121"/><text:span text:style-name="T17">名称</text:span> <text:s text:c="7"/><text:span text:style-name="T21">标签类型：文本框</text:span> <text:s text:c="5"/></text:p>
      <text:p text:style-name="P30"><text:tab/><text:tab/><text:tab/><text:tab/>字段名称_<text:span text:style-name="T48">60</text:span>:节点 <text:s text:c="14"/><text:span text:style-name="T21">标签类型：文本框</text:span></text:p>
      <text:p text:style-name="P30"><text:tab/><text:tab/><text:tab/><text:tab/><text:span text:style-name="T13">字段名称_</text:span><text:span text:style-name="T25">61</text:span><text:span text:style-name="T17">：字段</text:span> <text:s text:c="9"/><text:span text:style-name="T21">标签类型：文本框</text:span> <text:s text:c="2"/></text:p>
      <text:p text:style-name="P30"><text:tab/><text:tab/><text:tab/><text:tab/>字段名称_<text:span text:style-name="T49">62</text:span>:字段编号 <text:s text:c="10"/><text:span text:style-name="T21">标签类型：文本框</text:span></text:p>
      <text:p text:style-name="P30"><text:tab/><text:tab/><text:tab/><text:tab/><text:span text:style-name="T13">字段名称_</text:span><text:span text:style-name="T25">63</text:span><text:span text:style-name="T17">：</text:span><text:bookmark-start text:name="__DdeLink__11309_129341179614631111"/><text:span text:style-name="T17">进度</text:span><text:bookmark-end text:name="__DdeLink__11309_129341179614631111"/><text:span text:style-name="T17">管理模块 <text:s text:c="5"/></text:span><text:span text:style-name="T21">标签类型：标签类型：数值框（要么填</text:span><text:span text:style-name="T29">1要么不填</text:span><text:span text:style-name="T21">）</text:span> <text:s text:c="5"/></text:p>
      <text:p text:style-name="P30"><text:tab/><text:tab/><text:tab/><text:tab/>字段名称_<text:span text:style-name="T49">64</text:span>:项目名称 <text:s text:c="11"/><text:span text:style-name="T21">标签类型：文本框</text:span></text:p>
      <text:p text:style-name="P30"><text:tab/><text:tab/><text:tab/><text:tab/><text:span text:style-name="T13">字段名称_</text:span><text:span text:style-name="T25">65</text:span><text:bookmark-start text:name="__DdeLink__11309_129341179614541121"/><text:span text:style-name="T17">：</text:span><text:bookmark-end text:name="__DdeLink__11309_129341179614541121"/><text:span text:style-name="T17">节点</text:span> <text:s text:c="13"/><text:span text:style-name="T21">标签类型：文本框</text:span></text:p>
      <text:p text:style-name="P30"><text:tab/><text:tab/><text:tab/><text:tab/><text:span text:style-name="T13">字段名称_</text:span><text:span text:style-name="T25">6</text:span><text:span text:style-name="T26">6</text:span><text:bookmark-start text:name="__DdeLink__11309_1293411796145411111"/><text:span text:style-name="T17">：</text:span><text:bookmark-end text:name="__DdeLink__11309_1293411796145411111"/><text:span text:style-name="T17">字段</text:span> <text:s text:c="15"/><text:span text:style-name="T21">标签类型：文本框</text:span></text:p>
      <text:p text:style-name="P30"><text:span text:style-name="T21"><text:tab/><text:tab/><text:tab/><text:tab/>字段名称_</text:span><text:span text:style-name="T25">67</text:span><text:span text:style-name="T21">:字段名称 <text:s text:c="12"/>标签类型：文本框</text:span></text:p>
      <text:p text:style-name="P53"/>
      <text:p text:style-name="P3"><text:tab/><text:tab/><text:tab/></text:p>
      <text:p text:style-name="P57"><text:tab/><text:tab/><text:tab/><text:span text:style-name="T5">功能名字_</text:span><text:span text:style-name="T7">4</text:span><text:span text:style-name="T5">:删除</text:span> <text:s/>功能类型:<text:span text:style-name="T37">fielddock/v1/delete/{id}</text:span></text:p>
      <text:p text:style-name="P31"><text:tab/><text:tab/><text:tab/><text:span text:style-name="T5">功能名字_</text:span><text:span text:style-name="T7">5</text:span><text:span text:style-name="T5">:搜索</text:span> <text:s/>功能类型:（和列表一个接口）</text:p>
      <text:p text:style-name="P31"><text:tab/><text:tab/><text:tab/><text:tab/><text:span text:style-name="T13">字段名称_</text:span><text:span text:style-name="T21">1：平台</text:span><text:span text:style-name="T28">1：业务市场化平台</text:span></text:p>
      <text:p text:style-name="P47"><text:tab/><text:tab/><text:tab/><text:tab/><text:span text:style-name="T45">字段名称_</text:span>2：<text:span text:style-name="T13">平台</text:span><text:span text:style-name="T31">2</text:span><text:span text:style-name="T28">：资金市场化平台</text:span></text:p>
      <text:p text:style-name="P31"><text:span text:style-name="T17"><text:tab/><text:tab/><text:tab/><text:tab/></text:span><text:span text:style-name="T13">字段名称_</text:span><text:span text:style-name="T17">3：</text:span><text:span text:style-name="T21">平台</text:span><text:span text:style-name="T31">3</text:span><text:span text:style-name="T28">：项目市场化平台</text:span> <text:s text:c="14"/></text:p>
      <text:p text:style-name="P31"><text:tab/><text:tab/><text:tab/><text:tab/>字段名称_<text:span text:style-name="T44">4</text:span>: <text:span text:style-name="T21">平台</text:span><text:span text:style-name="T31">4</text:span><text:span text:style-name="T28">：员工机会市场化平台</text:span> </text:p>
      <text:p text:style-name="P31"><text:tab/><text:tab/><text:tab/><text:tab/><text:span text:style-name="T13">字段名称_</text:span><text:span text:style-name="T22">5</text:span><text:span text:style-name="T21">：平台</text:span><text:span text:style-name="T31">5</text:span><text:span text:style-name="T28">：生活价值平台</text:span></text:p>
      <text:p text:style-name="P47"><text:tab/><text:tab/><text:tab/><text:tab/><text:span text:style-name="T45">字段名称_6</text:span>：<text:span text:style-name="T13">平台</text:span><text:span text:style-name="T31">6</text:span><text:span text:style-name="T28">：创意平台</text:span></text:p>
      <text:p text:style-name="P31"><text:span text:style-name="T17"><text:tab/><text:tab/><text:tab/><text:tab/></text:span><text:span text:style-name="T13">字段名称_</text:span><text:span text:style-name="T22">7</text:span><text:span text:style-name="T17">：</text:span><text:span text:style-name="T21">平台</text:span><text:span text:style-name="T31">7</text:span><text:span text:style-name="T28">：技能经验共享平台</text:span></text:p>
      <text:p text:style-name="P31"><text:tab/><text:tab/><text:tab/><text:tab/>字段名称_<text:span text:style-name="T52">8</text:span>:规划模块</text:p>
      <text:p text:style-name="P31"><text:tab/><text:tab/><text:tab/><text:tab/><text:span text:style-name="T13">字段名称_</text:span><text:span text:style-name="T32">9</text:span><text:span text:style-name="T17">：</text:span><text:bookmark-start text:name="__DdeLink__11309_12934117961443"/><text:span text:style-name="T17">福利</text:span><text:bookmark-end text:name="__DdeLink__11309_12934117961443"/><text:span text:style-name="T17">模块</text:span> <text:s text:c="20"/></text:p>
      <text:p text:style-name="P31"><text:tab/><text:tab/><text:tab/><text:tab/>字段名称_<text:span text:style-name="T52">10</text:span>:素养模块</text:p>
      <text:p text:style-name="P31"><text:tab/><text:tab/><text:tab/><text:tab/><text:span text:style-name="T13">字段名称_</text:span><text:span text:style-name="T32">11</text:span><text:span text:style-name="T17">：</text:span><text:bookmark-start text:name="__DdeLink__11309_129341179614523"/><text:span text:style-name="T17">账务</text:span><text:bookmark-end text:name="__DdeLink__11309_129341179614523"/><text:span text:style-name="T17">模块</text:span> <text:s text:c="17"/></text:p>
      <text:p text:style-name="P31"><text:tab/><text:tab/><text:tab/><text:tab/>字段名称_<text:span text:style-name="T52">12</text:span>:资金模块</text:p>
      <text:p text:style-name="P31"><text:tab/><text:tab/><text:tab/><text:tab/><text:span text:style-name="T13">字段名称_</text:span><text:span text:style-name="T32">13</text:span><text:span text:style-name="T17">：</text:span><text:bookmark-start text:name="__DdeLink__11309_129341179614644"/><text:span text:style-name="T17">预算</text:span><text:bookmark-end text:name="__DdeLink__11309_129341179614644"/><text:span text:style-name="T17">模块</text:span> <text:s text:c="12"/></text:p>
      <text:p text:style-name="P31"><text:tab/><text:tab/><text:tab/><text:tab/><text:span text:style-name="T13">字段名称_</text:span><text:span text:style-name="T32">14</text:span><text:span text:style-name="T17">：</text:span><text:bookmark-start text:name="__DdeLink__11309_1293411796145313"/><text:span text:style-name="T17">客户</text:span><text:bookmark-end text:name="__DdeLink__11309_1293411796145313"/><text:span text:style-name="T17">管理模块</text:span> <text:s text:c="12"/></text:p>
      <text:p text:style-name="P31"><text:tab/><text:tab/><text:tab/><text:tab/>字段名称_<text:span text:style-name="T52">15</text:span>:业务管理模块</text:p>
      <text:p text:style-name="P31"><text:tab/><text:tab/><text:tab/><text:tab/><text:span text:style-name="T13">字段名称_</text:span><text:span text:style-name="T32">16</text:span><text:span text:style-name="T17">：</text:span><text:bookmark-start text:name="__DdeLink__11309_12934117961463113"/><text:span text:style-name="T17">进度</text:span><text:bookmark-end text:name="__DdeLink__11309_12934117961463113"/><text:span text:style-name="T17">管理模块</text:span> <text:s text:c="5"/></text:p>
      <text:p text:style-name="P31"><text:soft-page-break/><text:tab/><text:tab/><text:tab/><text:tab/></text:p>
      <text:p text:style-name="P31"><text:tab/><text:tab/><text:tab/><text:tab/></text:p>
      <text:p text:style-name="P57"><text:tab/><text:tab/><text:tab/><text:span text:style-name="T5">功能名字_</text:span><text:span text:style-name="T12">6</text:span><text:span text:style-name="T5">:导入</text:span> <text:s/>功能类型:<text:span text:style-name="T37">fielddock/v1/importExcel</text:span></text:p>
      <text:p text:style-name="P59"><text:tab/><text:tab/><text:tab/><text:tab/><text:bookmark-start text:name="__DdeLink__5610_2796571501"/><text:span text:style-name="T13">字段名称_</text:span><text:span text:style-name="T21">1：平台</text:span><text:span text:style-name="T28">1：业务市场化平台</text:span></text:p>
      <text:p text:style-name="P62"><text:tab/><text:tab/><text:tab/><text:tab/><text:span text:style-name="T45">字段名称_</text:span>2：<text:span text:style-name="T13">平台</text:span><text:span text:style-name="T34">2</text:span><text:span text:style-name="T28">：资金市场化平台</text:span></text:p>
      <text:p text:style-name="P59"><text:span text:style-name="T17"><text:tab/><text:tab/><text:tab/><text:tab/></text:span><text:span text:style-name="T13">字段名称_</text:span><text:span text:style-name="T17">3：</text:span><text:span text:style-name="T21">平台</text:span><text:span text:style-name="T34">3</text:span><text:span text:style-name="T28">：项目市场化平台</text:span> <text:s text:c="14"/></text:p>
      <text:p text:style-name="P59"><text:tab/><text:tab/><text:tab/><text:tab/>字段名称_<text:span text:style-name="T44">4</text:span>: <text:span text:style-name="T21">平台</text:span><text:span text:style-name="T34">4</text:span><text:span text:style-name="T28">：员工机会市场化平台</text:span> </text:p>
      <text:p text:style-name="P59"><text:tab/><text:tab/><text:tab/><text:tab/><text:span text:style-name="T13">字段名称_</text:span><text:span text:style-name="T22">5</text:span><text:span text:style-name="T21">：平台</text:span><text:span text:style-name="T34">5</text:span><text:span text:style-name="T28">：生活价值平台</text:span></text:p>
      <text:p text:style-name="P62"><text:tab/><text:tab/><text:tab/><text:tab/><text:span text:style-name="T45">字段名称_6</text:span>：<text:span text:style-name="T13">平台</text:span><text:span text:style-name="T34">6</text:span><text:span text:style-name="T28">：创意平台</text:span></text:p>
      <text:p text:style-name="P59"><text:span text:style-name="T17"><text:tab/><text:tab/><text:tab/><text:tab/></text:span><text:span text:style-name="T13">字段名称_</text:span><text:span text:style-name="T22">7</text:span><text:span text:style-name="T17">：</text:span><text:span text:style-name="T21">平台</text:span><text:span text:style-name="T34">7</text:span><text:span text:style-name="T28">：技能经验共享平台</text:span></text:p>
      <text:p text:style-name="P59"><text:span text:style-name="T18"><text:tab/><text:tab/><text:tab/><text:tab/></text:span><text:bookmark-start text:name="__DdeLink__9897_12476783491"/><text:span text:style-name="T13">字段名称_</text:span><text:span text:style-name="T29">8</text:span><text:span text:style-name="T21">：最新更新时间</text:span></text:p>
      <text:p text:style-name="P62"><text:tab/><text:tab/><text:tab/><text:tab/><text:span text:style-name="T45">字段名称_9</text:span>：项目编号</text:p>
      <text:p text:style-name="P59"><text:span text:style-name="T17"><text:tab/><text:tab/><text:tab/><text:tab/></text:span><text:span text:style-name="T13">字段名称_</text:span><text:span text:style-name="T29">10</text:span><text:span text:style-name="T17">：</text:span><text:bookmark-start text:name="__DdeLink__11309_129341179616"/><text:span text:style-name="T17">项目</text:span><text:bookmark-end text:name="__DdeLink__11309_129341179616"/><text:span text:style-name="T17">名称</text:span> <text:s text:c="14"/></text:p>
      <text:p text:style-name="P62"><text:tab/><text:tab/><text:tab/><text:tab/><text:span text:style-name="T45">字段名称_11</text:span>：最新更新时间<text:span text:style-name="T55">（节点）</text:span></text:p>
      <text:p text:style-name="P59"><text:span text:style-name="T17"><text:tab/><text:tab/><text:tab/><text:tab/></text:span><text:span text:style-name="T13">字段名称_</text:span><text:span text:style-name="T29">12</text:span><text:span text:style-name="T17">：</text:span><text:bookmark-start text:name="__DdeLink__11309_1293411796113"/><text:span text:style-name="T17">新节点</text:span><text:bookmark-end text:name="__DdeLink__11309_1293411796113"/><text:span text:style-name="T17">编号（新）</text:span></text:p>
      <text:p text:style-name="P59"><text:span text:style-name="T17"><text:tab/><text:tab/><text:tab/><text:tab/></text:span><text:span text:style-name="T13">字段名称_</text:span><text:span text:style-name="T29">13</text:span><text:span text:style-name="T17">：</text:span><text:bookmark-start text:name="__DdeLink__11309_12934117961112"/><text:span text:style-name="T17">节点</text:span><text:bookmark-end text:name="__DdeLink__11309_12934117961112"/><text:span text:style-name="T17">（新）</text:span> <text:s text:c="11"/><text:bookmark-end text:name="__DdeLink__9897_12476783491"/></text:p>
      <text:p text:style-name="P59"><text:span text:style-name="T17"><text:tab/><text:tab/><text:tab/><text:tab/></text:span><text:span text:style-name="T13">字段名称_</text:span><text:span text:style-name="T29">14</text:span><text:span text:style-name="T17">：</text:span><text:bookmark-start text:name="__DdeLink__11309_1293411796122"/><text:span text:style-name="T17">最新</text:span><text:bookmark-end text:name="__DdeLink__11309_1293411796122"/><text:span text:style-name="T17">更新时间</text:span> <text:s/><text:span text:style-name="T55">（字段）</text:span> <text:s text:c="10"/></text:p>
      <text:p text:style-name="P59"><text:tab/><text:tab/><text:tab/><text:tab/>字段名称_<text:span text:style-name="T46">15</text:span>:字段编号（新）</text:p>
      <text:p text:style-name="P59"><text:tab/><text:tab/><text:tab/><text:tab/><text:span text:style-name="T13">字段名称_</text:span><text:span text:style-name="T22">1</text:span><text:span text:style-name="T29">6</text:span><text:span text:style-name="T21">：字段（新）</text:span></text:p>
      <text:p text:style-name="P62"><text:tab/><text:tab/><text:tab/><text:tab/><text:span text:style-name="T45">字段名称_17</text:span>：重复与否<text:span text:style-name="T56">（字段）</text:span></text:p>
      <text:p text:style-name="P59"><text:span text:style-name="T17"><text:tab/><text:tab/><text:tab/><text:tab/></text:span><text:span text:style-name="T13">字段名称_</text:span><text:span text:style-name="T22">1</text:span><text:span text:style-name="T29">8</text:span><text:span text:style-name="T17">：</text:span><text:bookmark-start text:name="__DdeLink__11309_1293411796132"/><text:span text:style-name="T17">需</text:span><text:bookmark-end text:name="__DdeLink__11309_1293411796132"/><text:span text:style-name="T17">修改字段ID</text:span> <text:s text:c="12"/></text:p>
      <text:p text:style-name="P59"><text:tab/><text:tab/><text:tab/><text:tab/>字段名称_<text:span text:style-name="T46">19</text:span>:更改为</text:p>
      <text:p text:style-name="P59"><text:span text:style-name="T17"><text:tab/><text:tab/><text:tab/><text:tab/></text:span><text:span text:style-name="T13">字段名称_</text:span><text:span text:style-name="T23">2</text:span><text:span text:style-name="T29">0</text:span><text:span text:style-name="T17">：更改的</text:span><text:bookmark-start text:name="__DdeLink__11309_1293411796141"/><text:span text:style-name="T17">字段</text:span><text:bookmark-end text:name="__DdeLink__11309_1293411796141"/><text:span text:style-name="T17">（新）</text:span> <text:s text:c="12"/></text:p>
      <text:p text:style-name="P59"><text:tab/><text:tab/><text:tab/><text:tab/>字段名称_<text:span text:style-name="T46">21</text:span>:重复与否</text:p>
      <text:p text:style-name="P59"><text:tab/><text:tab/><text:tab/><text:tab/><text:span text:style-name="T13">字段名称_</text:span><text:span text:style-name="T23">22</text:span><text:span text:style-name="T17">：可汇总字段</text:span> <text:s text:c="2"/><text:bookmark-end text:name="__DdeLink__5610_2796571501"/><text:s text:c="10"/></text:p>
      <text:p text:style-name="P59"><text:tab/><text:tab/><text:tab/><text:tab/>字段名称_<text:span text:style-name="T46">23</text:span>:规划模块</text:p>
      <text:p text:style-name="P59"><text:tab/><text:tab/><text:tab/><text:tab/><text:span text:style-name="T13">字段名称_</text:span><text:span text:style-name="T23">24</text:span><text:span text:style-name="T17">：</text:span><text:bookmark-start text:name="__DdeLink__11309_12934117961422"/><text:span text:style-name="T17">项目</text:span><text:bookmark-end text:name="__DdeLink__11309_12934117961422"/><text:span text:style-name="T17">名称</text:span><text:span text:style-name="T35">（</text:span><text:span text:style-name="T13">规划模块</text:span><text:span text:style-name="T35">）</text:span> <text:s text:c="12"/></text:p>
      <text:p text:style-name="P59"><text:tab/><text:tab/><text:tab/><text:tab/>字段名称_<text:span text:style-name="T46">25</text:span>:节点<text:span text:style-name="T35">（</text:span><text:span text:style-name="T13">规划模块</text:span><text:span text:style-name="T35">）</text:span></text:p>
      <text:p text:style-name="P59"><text:tab/><text:tab/><text:tab/><text:tab/><text:span text:style-name="T13">字段名称_</text:span><text:span text:style-name="T23">26</text:span><text:span text:style-name="T17">：</text:span><text:bookmark-start text:name="__DdeLink__11309_12934117961432"/><text:span text:style-name="T17">字段</text:span><text:bookmark-end text:name="__DdeLink__11309_12934117961432"/> <text:s/><text:span text:style-name="T35">（</text:span><text:span text:style-name="T13">规划模块</text:span><text:span text:style-name="T35">）</text:span> <text:s text:c="10"/></text:p>
      <text:p text:style-name="P59"><text:tab/><text:tab/><text:tab/><text:tab/>字段名称_<text:span text:style-name="T46">27</text:span>:字段编号<text:span text:style-name="T35">（</text:span><text:span text:style-name="T13">规划模块</text:span><text:span text:style-name="T35">）</text:span></text:p>
      <text:p text:style-name="P59"><text:tab/><text:tab/><text:tab/><text:tab/><text:span text:style-name="T13">字段名称_</text:span><text:span text:style-name="T23">28</text:span><text:span text:style-name="T17">：</text:span><text:bookmark-start text:name="__DdeLink__11309_12934117961444"/><text:span text:style-name="T17">福利</text:span><text:bookmark-end text:name="__DdeLink__11309_12934117961444"/><text:span text:style-name="T17">模块</text:span> <text:s text:c="12"/></text:p>
      <text:p text:style-name="P59"><text:tab/><text:tab/><text:tab/><text:tab/>字段名称_<text:span text:style-name="T46">29</text:span>:项目名称<text:span text:style-name="T57">（</text:span><text:bookmark-start text:name="__DdeLink__11309_129341179614424"/><text:span text:style-name="T17">福利</text:span><text:bookmark-end text:name="__DdeLink__11309_129341179614424"/><text:span text:style-name="T17">模块</text:span><text:span text:style-name="T57">）</text:span></text:p>
      <text:p text:style-name="P59"><text:tab/><text:tab/><text:tab/><text:tab/><text:span text:style-name="T13">字段名称_</text:span><text:span text:style-name="T23">30</text:span><text:span text:style-name="T17">：</text:span><text:bookmark-start text:name="__DdeLink__11309_12934117961456"/><text:span text:style-name="T17">节点</text:span><text:bookmark-end text:name="__DdeLink__11309_12934117961456"/> <text:s text:c="2"/><text:span text:style-name="T57">（</text:span><text:bookmark-start text:name="__DdeLink__11309_1293411796144211"/><text:span text:style-name="T17">福利</text:span><text:bookmark-end text:name="__DdeLink__11309_1293411796144211"/><text:span text:style-name="T17">模块</text:span><text:span text:style-name="T57">）</text:span> <text:s text:c="9"/></text:p>
      <text:p text:style-name="P59"><text:tab/><text:tab/><text:tab/><text:tab/>字段名称_<text:span text:style-name="T47">31</text:span>:字段<text:span text:style-name="T57">（</text:span><text:bookmark-start text:name="__DdeLink__11309_1293411796144221"/><text:span text:style-name="T17">福利</text:span><text:bookmark-end text:name="__DdeLink__11309_1293411796144221"/><text:span text:style-name="T17">模块</text:span><text:span text:style-name="T57">）</text:span></text:p>
      <text:p text:style-name="P59"><text:tab/><text:tab/><text:tab/><text:tab/><text:span text:style-name="T13">字段名称_</text:span><text:span text:style-name="T23">32</text:span><text:span text:style-name="T17">：</text:span><text:bookmark-start text:name="__DdeLink__11309_12934117961466"/><text:span text:style-name="T17">字段</text:span><text:bookmark-end text:name="__DdeLink__11309_12934117961466"/><text:span text:style-name="T17">编号</text:span> <text:span text:style-name="T57">（</text:span><text:bookmark-start text:name="__DdeLink__11309_1293411796144231"/><text:span text:style-name="T17">福利</text:span><text:bookmark-end text:name="__DdeLink__11309_1293411796144231"/><text:span text:style-name="T17">模块</text:span><text:span text:style-name="T57">）</text:span> <text:s text:c="11"/></text:p>
      <text:p text:style-name="P59"><text:tab/><text:tab/><text:tab/><text:tab/>字段名称_<text:span text:style-name="T47">33</text:span>:素养模块</text:p>
      <text:p text:style-name="P59"><text:tab/><text:tab/><text:tab/><text:tab/><text:span text:style-name="T13">字段名称_</text:span><text:span text:style-name="T23">34</text:span><text:span text:style-name="T17">：</text:span><text:bookmark-start text:name="__DdeLink__11309_129341179614512"/><text:span text:style-name="T17">项目</text:span><text:bookmark-end text:name="__DdeLink__11309_129341179614512"/><text:span text:style-name="T17">名称</text:span> <text:span text:style-name="T57">（</text:span>素养模块<text:span text:style-name="T57">）</text:span> <text:s text:c="11"/></text:p>
      <text:p text:style-name="P59"><text:tab/><text:tab/><text:tab/><text:tab/>字段名称_<text:span text:style-name="T47">35</text:span>:节点<text:span text:style-name="T57">（</text:span>素养模块<text:span text:style-name="T57">）</text:span></text:p>
      <text:p text:style-name="P59"><text:tab/><text:tab/><text:tab/><text:tab/><text:span text:style-name="T13">字段名称_</text:span><text:span text:style-name="T23">36</text:span><text:span text:style-name="T17">：</text:span><text:bookmark-start text:name="__DdeLink__11309_129341179614612"/><text:span text:style-name="T17">字段</text:span><text:bookmark-end text:name="__DdeLink__11309_129341179614612"/> <text:s text:c="3"/><text:span text:style-name="T57">（</text:span>素养模块<text:span text:style-name="T57">）</text:span> <text:s text:c="8"/></text:p>
      <text:p text:style-name="P59"><text:tab/><text:tab/><text:tab/><text:tab/>字段名称_<text:span text:style-name="T47">37</text:span>:字段编号<text:span text:style-name="T57">（</text:span>素养模块<text:span text:style-name="T57">）</text:span></text:p>
      <text:p text:style-name="P59"><text:tab/><text:tab/><text:tab/><text:tab/><text:span text:style-name="T13">字段名称_</text:span><text:span text:style-name="T23">38</text:span><text:span text:style-name="T17">：</text:span><text:bookmark-start text:name="__DdeLink__11309_129341179614524"/><text:span text:style-name="T17">账务</text:span><text:bookmark-end text:name="__DdeLink__11309_129341179614524"/><text:span text:style-name="T17">模块</text:span> <text:s text:c="12"/></text:p>
      <text:p text:style-name="P59"><text:tab/><text:tab/><text:tab/><text:tab/>字段名称_<text:span text:style-name="T47">39</text:span>:项目名称<text:span text:style-name="T57">（</text:span><text:bookmark-start text:name="__DdeLink__11309_1293411796145224"/><text:span text:style-name="T17">账务</text:span><text:bookmark-end text:name="__DdeLink__11309_1293411796145224"/><text:span text:style-name="T17">模块</text:span> <text:span text:style-name="T57">）</text:span></text:p>
      <text:p text:style-name="P59"><text:tab/><text:tab/><text:tab/><text:tab/><text:span text:style-name="T13">字段名称_</text:span><text:span text:style-name="T23">40</text:span><text:span text:style-name="T17">：</text:span><text:bookmark-start text:name="__DdeLink__11309_129341179614623"/><text:span text:style-name="T17">节点</text:span><text:bookmark-end text:name="__DdeLink__11309_129341179614623"/> <text:s text:c="4"/><text:span text:style-name="T57">（</text:span><text:bookmark-start text:name="__DdeLink__11309_12934117961452221"/><text:span text:style-name="T17">账务</text:span><text:bookmark-end text:name="__DdeLink__11309_12934117961452221"/><text:span text:style-name="T17">模块</text:span> <text:span text:style-name="T57">）</text:span> <text:s text:c="7"/></text:p>
      <text:p text:style-name="P59"><text:tab/><text:tab/><text:tab/><text:tab/>字段名称_<text:span text:style-name="T47">41</text:span>:字段<text:span text:style-name="T57">（</text:span><text:bookmark-start text:name="__DdeLink__11309_12934117961452211"/><text:span text:style-name="T17">账务</text:span><text:bookmark-end text:name="__DdeLink__11309_12934117961452211"/><text:span text:style-name="T17">模块</text:span> <text:span text:style-name="T57">）</text:span></text:p>
      <text:p text:style-name="P59"><text:tab/><text:tab/><text:tab/><text:tab/><text:span text:style-name="T13">字段名称_</text:span><text:span text:style-name="T23">42</text:span><text:span text:style-name="T17">：</text:span><text:bookmark-start text:name="__DdeLink__11309_129341179614533"/><text:span text:style-name="T17">字段</text:span><text:bookmark-end text:name="__DdeLink__11309_129341179614533"/><text:span text:style-name="T17">编号</text:span><text:span text:style-name="T57">（</text:span><text:bookmark-start text:name="__DdeLink__11309_12934117961452231"/><text:span text:style-name="T17">账务</text:span><text:bookmark-end text:name="__DdeLink__11309_12934117961452231"/><text:span text:style-name="T17">模块</text:span> <text:span text:style-name="T57">）</text:span> <text:s text:c="10"/></text:p>
      <text:p text:style-name="P59"><text:tab/><text:tab/><text:tab/><text:tab/>字段名称_<text:span text:style-name="T47">43</text:span>:资金模块</text:p>
      <text:p text:style-name="P59"><text:tab/><text:tab/><text:tab/><text:tab/><text:span text:style-name="T13">字段名称_</text:span><text:span text:style-name="T23">44</text:span><text:span text:style-name="T17">：</text:span><text:bookmark-start text:name="__DdeLink__11309_129341179614633"/><text:span text:style-name="T17">项目</text:span><text:bookmark-end text:name="__DdeLink__11309_129341179614633"/><text:span text:style-name="T17">名称</text:span> <text:span text:style-name="T57">（</text:span>资金模块<text:span text:style-name="T57">）</text:span> <text:s text:c="10"/></text:p>
      <text:p text:style-name="P59"><text:tab/><text:tab/><text:tab/><text:tab/>字段名称_<text:span text:style-name="T47">45</text:span>:节点<text:span text:style-name="T57">（</text:span>资金模块<text:span text:style-name="T57">）</text:span></text:p>
      <text:p text:style-name="P59"><text:tab/><text:tab/><text:tab/><text:tab/><text:span text:style-name="T13">字段名称_</text:span><text:span text:style-name="T23">46</text:span><text:span text:style-name="T17">：</text:span><text:bookmark-start text:name="__DdeLink__11309_129341179614543"/><text:span text:style-name="T17">字段</text:span><text:bookmark-end text:name="__DdeLink__11309_129341179614543"/><text:span text:style-name="T35">（</text:span><text:span text:style-name="T13">资金模块</text:span><text:span text:style-name="T35">）</text:span> <text:s/></text:p>
      <text:p text:style-name="P59"><text:tab/><text:tab/><text:tab/><text:tab/>字段名称_<text:span text:style-name="T47">47</text:span>:字段编号<text:span text:style-name="T57">（</text:span>资金模块<text:span text:style-name="T57">）</text:span></text:p>
      <text:p text:style-name="P59"><text:tab/><text:tab/><text:tab/><text:tab/><text:span text:style-name="T13">字段名称_</text:span><text:span text:style-name="T23">48</text:span><text:span text:style-name="T17">：</text:span><text:bookmark-start text:name="__DdeLink__11309_129341179614645"/><text:span text:style-name="T17">预算</text:span><text:bookmark-end text:name="__DdeLink__11309_129341179614645"/><text:span text:style-name="T17">模块</text:span> <text:s text:c="11"/></text:p>
      <text:p text:style-name="P59"><text:tab/><text:tab/><text:tab/><text:tab/>字段名称_<text:span text:style-name="T47">49</text:span>:项目名称<text:span text:style-name="T57">（</text:span><text:bookmark-start text:name="__DdeLink__11309_1293411796146434"/><text:span text:style-name="T17">预算</text:span><text:bookmark-end text:name="__DdeLink__11309_1293411796146434"/><text:span text:style-name="T17">模块</text:span><text:span text:style-name="T57">）</text:span></text:p>
      <text:p text:style-name="P59"><text:tab/><text:tab/><text:tab/><text:tab/>字段名称_<text:span text:style-name="T48">50</text:span>:节点<text:span text:style-name="T57">（</text:span><text:bookmark-start text:name="__DdeLink__11309_12934117961464311"/><text:span text:style-name="T17">预算</text:span><text:bookmark-end text:name="__DdeLink__11309_12934117961464311"/><text:span text:style-name="T17">模块</text:span><text:span text:style-name="T57">）</text:span></text:p>
      <text:p text:style-name="P59"><text:tab/><text:tab/><text:tab/><text:tab/><text:span text:style-name="T13">字段名称_</text:span><text:span text:style-name="T24">51</text:span><text:bookmark-start text:name="__DdeLink__11309_1293411796146212"/><text:span text:style-name="T17">：</text:span><text:bookmark-end text:name="__DdeLink__11309_1293411796146212"/><text:span text:style-name="T17">字段</text:span> <text:s/><text:span text:style-name="T57">（</text:span><text:bookmark-start text:name="__DdeLink__11309_12934117961464321"/><text:span text:style-name="T17">预算</text:span><text:bookmark-end text:name="__DdeLink__11309_12934117961464321"/><text:span text:style-name="T17">模块</text:span><text:span text:style-name="T57">）</text:span> <text:s text:c="10"/></text:p>
      <text:p text:style-name="P59"><text:tab/><text:tab/><text:tab/><text:tab/>字段名称_<text:span text:style-name="T48">52</text:span>:字段编号<text:span text:style-name="T57">（</text:span><text:bookmark-start text:name="__DdeLink__11309_12934117961464331"/><text:span text:style-name="T17">预算</text:span><text:bookmark-end text:name="__DdeLink__11309_12934117961464331"/><text:span text:style-name="T17">模块</text:span><text:span text:style-name="T57">）</text:span></text:p>
      <text:p text:style-name="P59"><text:tab/><text:tab/><text:tab/><text:tab/><text:span text:style-name="T13">字段名称_</text:span><text:span text:style-name="T24">53</text:span><text:span text:style-name="T17">：</text:span><text:bookmark-start text:name="__DdeLink__11309_1293411796145314"/><text:span text:style-name="T17">客户</text:span><text:bookmark-end text:name="__DdeLink__11309_1293411796145314"/><text:span text:style-name="T17">管理模块</text:span> <text:s text:c="12"/></text:p>
      <text:p text:style-name="P59"><text:tab/><text:tab/><text:tab/><text:tab/>字段名称_<text:span text:style-name="T48">54</text:span>:项目名称<text:span text:style-name="T57">（</text:span><text:bookmark-start text:name="__DdeLink__11309_12934117961453114"/><text:span text:style-name="T17">客户</text:span><text:bookmark-end text:name="__DdeLink__11309_12934117961453114"/><text:span text:style-name="T17">管理模块</text:span><text:span text:style-name="T57">）</text:span></text:p>
      <text:p text:style-name="P59"><text:tab/><text:tab/><text:tab/><text:tab/><text:span text:style-name="T13">字段名称_</text:span><text:span text:style-name="T24">55</text:span><text:span text:style-name="T17">：</text:span><text:bookmark-start text:name="__DdeLink__11309_1293411796146313"/><text:span text:style-name="T17">节点</text:span><text:bookmark-end text:name="__DdeLink__11309_1293411796146313"/><text:span text:style-name="T35">（</text:span><text:bookmark-start text:name="__DdeLink__11309_129341179614531111"/><text:span text:style-name="T17">客户</text:span><text:bookmark-end text:name="__DdeLink__11309_129341179614531111"/><text:span text:style-name="T17">管理模块</text:span><text:span text:style-name="T35">）</text:span> <text:s text:c="12"/></text:p>
      <text:p text:style-name="P59"><text:tab/><text:tab/><text:tab/><text:tab/>字段名称_<text:span text:style-name="T48">56</text:span>:字段<text:span text:style-name="T57">（</text:span><text:bookmark-start text:name="__DdeLink__11309_129341179614531121"/><text:span text:style-name="T17">客户</text:span><text:bookmark-end text:name="__DdeLink__11309_129341179614531121"/><text:span text:style-name="T17">管理模块</text:span><text:span text:style-name="T57">）</text:span></text:p>
      <text:p text:style-name="P59"><text:tab/><text:tab/><text:tab/><text:tab/><text:span text:style-name="T13">字段名称_</text:span><text:span text:style-name="T24">57</text:span><text:span text:style-name="T17">：</text:span><text:bookmark-start text:name="__DdeLink__11309_1293411796145413"/><text:span text:style-name="T17">字段</text:span><text:bookmark-end text:name="__DdeLink__11309_1293411796145413"/><text:span text:style-name="T17">编号</text:span> <text:s/><text:span text:style-name="T57">（</text:span><text:bookmark-start text:name="__DdeLink__11309_129341179614531131"/><text:span text:style-name="T17">客户</text:span><text:bookmark-end text:name="__DdeLink__11309_129341179614531131"/><text:span text:style-name="T17">管理模块</text:span><text:span text:style-name="T57">）</text:span> <text:s text:c="4"/></text:p>
      <text:p text:style-name="P59"><text:soft-page-break/><text:tab/><text:tab/><text:tab/><text:tab/>字段名称_<text:span text:style-name="T48">58</text:span>:业务管理模块</text:p>
      <text:p text:style-name="P59"><text:tab/><text:tab/><text:tab/><text:tab/><text:span text:style-name="T13">字段名称_</text:span><text:span text:style-name="T24">59</text:span><text:span text:style-name="T17">：</text:span><text:bookmark-start text:name="__DdeLink__11309_1293411796146411"/><text:span text:style-name="T17">项目</text:span><text:bookmark-end text:name="__DdeLink__11309_1293411796146411"/><text:span text:style-name="T17">名称</text:span> <text:span text:style-name="T57">（</text:span>业务管理模块<text:span text:style-name="T57">）</text:span> <text:s text:c="11"/></text:p>
      <text:p text:style-name="P59"><text:tab/><text:tab/><text:tab/><text:tab/>字段名称_<text:span text:style-name="T48">60</text:span>:节点<text:span text:style-name="T57">（</text:span>业务管理模块<text:span text:style-name="T57">）</text:span> </text:p>
      <text:p text:style-name="P59"><text:tab/><text:tab/><text:tab/><text:tab/><text:span text:style-name="T13">字段名称_</text:span><text:span text:style-name="T25">61</text:span><text:span text:style-name="T17">：字段</text:span> <text:s/><text:span text:style-name="T57">（</text:span>业务管理模块<text:span text:style-name="T57">）</text:span> <text:s text:c="11"/></text:p>
      <text:p text:style-name="P59"><text:tab/><text:tab/><text:tab/><text:tab/>字段名称_<text:span text:style-name="T49">62</text:span>:字段编号<text:span text:style-name="T57">（</text:span>业务管理模块<text:span text:style-name="T57">）</text:span> </text:p>
      <text:p text:style-name="P59"><text:tab/><text:tab/><text:tab/><text:tab/><text:span text:style-name="T13">字段名称_</text:span><text:span text:style-name="T25">63</text:span><text:span text:style-name="T17">：</text:span><text:bookmark-start text:name="__DdeLink__11309_12934117961463114"/><text:span text:style-name="T17">进度</text:span><text:bookmark-end text:name="__DdeLink__11309_12934117961463114"/><text:span text:style-name="T17">管理模块</text:span> <text:s text:c="5"/></text:p>
      <text:p text:style-name="P59"><text:tab/><text:tab/><text:tab/><text:tab/>字段名称_<text:span text:style-name="T49">64</text:span>:项目名称<text:span text:style-name="T57">（</text:span><text:bookmark-start text:name="__DdeLink__11309_129341179614631124"/><text:span text:style-name="T17">进度</text:span><text:bookmark-end text:name="__DdeLink__11309_129341179614631124"/><text:span text:style-name="T17">管理模块</text:span><text:span text:style-name="T57">）</text:span></text:p>
      <text:p text:style-name="P59"><text:tab/><text:tab/><text:tab/><text:tab/><text:span text:style-name="T13">字段名称_</text:span><text:span text:style-name="T25">65</text:span><text:bookmark-start text:name="__DdeLink__11309_12934117961454113"/><text:span text:style-name="T17">：</text:span><text:bookmark-end text:name="__DdeLink__11309_12934117961454113"/><text:span text:style-name="T17">节点</text:span> <text:s text:c="2"/><text:span text:style-name="T57">（</text:span><text:bookmark-start text:name="__DdeLink__11309_1293411796146311211"/><text:span text:style-name="T17">进度</text:span><text:bookmark-end text:name="__DdeLink__11309_1293411796146311211"/><text:span text:style-name="T17">管理模块</text:span><text:span text:style-name="T57">）</text:span></text:p>
      <text:p text:style-name="P59"><text:tab/><text:tab/><text:tab/><text:tab/><text:span text:style-name="T13">字段名称_</text:span><text:span text:style-name="T25">6</text:span><text:span text:style-name="T26">6</text:span><text:bookmark-start text:name="__DdeLink__11309_129341179614541112"/><text:span text:style-name="T17">：</text:span><text:bookmark-end text:name="__DdeLink__11309_129341179614541112"/><text:span text:style-name="T17">字段</text:span> <text:s/><text:span text:style-name="T57">（</text:span><text:bookmark-start text:name="__DdeLink__11309_1293411796146311221"/><text:span text:style-name="T17">进度</text:span><text:bookmark-end text:name="__DdeLink__11309_1293411796146311221"/><text:span text:style-name="T17">管理模块</text:span><text:span text:style-name="T57">）</text:span></text:p>
      <text:p text:style-name="P59"><text:tab/><text:tab/><text:tab/><text:tab/>字段名称_<text:span text:style-name="T49">67</text:span>:字段名称<text:span text:style-name="T57">（</text:span><text:bookmark-start text:name="__DdeLink__11309_1293411796146311231"/><text:span text:style-name="T17">进度</text:span><text:bookmark-end text:name="__DdeLink__11309_1293411796146311231"/><text:span text:style-name="T17">管理模块</text:span><text:span text:style-name="T57">）</text:span></text:p>
      <text:p text:style-name="P59"/>
      <text:p text:style-name="P57"><text:tab/><text:tab/><text:tab/><text:span text:style-name="T5">功能名字_</text:span><text:span text:style-name="T12">7</text:span><text:span text:style-name="T5">:导出</text:span> <text:s/>功能类型:<text:span text:style-name="T37">fielddock/v1/export</text:span></text:p>
      <text:p text:style-name="P57"><text:span text:style-name="T37"><text:tab/><text:tab/><text:tab/><text:tab/>根据项目名称导出 下拉 必填</text:span></text:p>
      <text:p text:style-name="P60"><text:span text:style-name="T37"><text:tab/><text:tab/><text:tab/><text:tab/></text:span><text:bookmark-start text:name="__DdeLink__5610_2796571502"/><text:span text:style-name="T13">字段名称_</text:span><text:span text:style-name="T21">1：平台</text:span><text:span text:style-name="T28">1：业务市场化平台</text:span></text:p>
      <text:p text:style-name="P63"><text:tab/><text:tab/><text:tab/><text:tab/><text:span text:style-name="T45">字段名称_</text:span>2：<text:span text:style-name="T13">平台</text:span><text:span text:style-name="T34">2</text:span><text:span text:style-name="T28">：资金市场化平台</text:span></text:p>
      <text:p text:style-name="P60"><text:span text:style-name="T17"><text:tab/><text:tab/><text:tab/><text:tab/></text:span><text:span text:style-name="T13">字段名称_</text:span><text:span text:style-name="T17">3：</text:span><text:span text:style-name="T21">平台</text:span><text:span text:style-name="T34">3</text:span><text:span text:style-name="T28">：项目市场化平台</text:span> <text:s text:c="14"/></text:p>
      <text:p text:style-name="P60"><text:tab/><text:tab/><text:tab/><text:tab/>字段名称_<text:span text:style-name="T44">4</text:span>: <text:span text:style-name="T21">平台</text:span><text:span text:style-name="T34">4</text:span><text:span text:style-name="T28">：员工机会市场化平台</text:span> </text:p>
      <text:p text:style-name="P60"><text:tab/><text:tab/><text:tab/><text:tab/><text:span text:style-name="T13">字段名称_</text:span><text:span text:style-name="T22">5</text:span><text:span text:style-name="T21">：平台</text:span><text:span text:style-name="T34">5</text:span><text:span text:style-name="T28">：生活价值平台</text:span></text:p>
      <text:p text:style-name="P63"><text:tab/><text:tab/><text:tab/><text:tab/><text:span text:style-name="T45">字段名称_6</text:span>：<text:span text:style-name="T13">平台</text:span><text:span text:style-name="T34">6</text:span><text:span text:style-name="T28">：创意平台</text:span></text:p>
      <text:p text:style-name="P60"><text:span text:style-name="T17"><text:tab/><text:tab/><text:tab/><text:tab/></text:span><text:span text:style-name="T13">字段名称_</text:span><text:span text:style-name="T22">7</text:span><text:span text:style-name="T17">：</text:span><text:span text:style-name="T21">平台</text:span><text:span text:style-name="T34">7</text:span><text:span text:style-name="T28">：技能经验共享平台</text:span></text:p>
      <text:p text:style-name="P60"><text:span text:style-name="T18"><text:tab/><text:tab/><text:tab/><text:tab/></text:span><text:bookmark-start text:name="__DdeLink__9897_12476783492"/><text:span text:style-name="T13">字段名称_</text:span><text:span text:style-name="T29">8</text:span><text:span text:style-name="T21">：最新更新时间</text:span></text:p>
      <text:p text:style-name="P63"><text:tab/><text:tab/><text:tab/><text:tab/><text:span text:style-name="T45">字段名称_9</text:span>：项目编号</text:p>
      <text:p text:style-name="P60"><text:span text:style-name="T17"><text:tab/><text:tab/><text:tab/><text:tab/></text:span><text:span text:style-name="T13">字段名称_</text:span><text:span text:style-name="T29">10</text:span><text:span text:style-name="T17">：</text:span><text:bookmark-start text:name="__DdeLink__11309_129341179617"/><text:span text:style-name="T17">项目</text:span><text:bookmark-end text:name="__DdeLink__11309_129341179617"/><text:span text:style-name="T17">名称</text:span> <text:s text:c="14"/></text:p>
      <text:p text:style-name="P63"><text:tab/><text:tab/><text:tab/><text:tab/><text:span text:style-name="T45">字段名称_11</text:span>：最新更新时间<text:span text:style-name="T55">（节点）</text:span></text:p>
      <text:p text:style-name="P60"><text:span text:style-name="T17"><text:tab/><text:tab/><text:tab/><text:tab/></text:span><text:span text:style-name="T13">字段名称_</text:span><text:span text:style-name="T29">12</text:span><text:span text:style-name="T17">：</text:span><text:bookmark-start text:name="__DdeLink__11309_1293411796114"/><text:span text:style-name="T17">新节点</text:span><text:bookmark-end text:name="__DdeLink__11309_1293411796114"/><text:span text:style-name="T17">编号（新）</text:span></text:p>
      <text:p text:style-name="P60"><text:span text:style-name="T17"><text:tab/><text:tab/><text:tab/><text:tab/></text:span><text:span text:style-name="T13">字段名称_</text:span><text:span text:style-name="T29">13</text:span><text:span text:style-name="T17">：</text:span><text:bookmark-start text:name="__DdeLink__11309_12934117961113"/><text:span text:style-name="T17">节点</text:span><text:bookmark-end text:name="__DdeLink__11309_12934117961113"/><text:span text:style-name="T17">（新）</text:span> <text:s text:c="11"/><text:bookmark-end text:name="__DdeLink__9897_12476783492"/></text:p>
      <text:p text:style-name="P60"><text:span text:style-name="T17"><text:tab/><text:tab/><text:tab/><text:tab/></text:span><text:span text:style-name="T13">字段名称_</text:span><text:span text:style-name="T29">14</text:span><text:span text:style-name="T17">：</text:span><text:bookmark-start text:name="__DdeLink__11309_1293411796123"/><text:span text:style-name="T17">最新</text:span><text:bookmark-end text:name="__DdeLink__11309_1293411796123"/><text:span text:style-name="T17">更新时间</text:span> <text:s/><text:span text:style-name="T55">（字段）</text:span> <text:s text:c="10"/></text:p>
      <text:p text:style-name="P60"><text:tab/><text:tab/><text:tab/><text:tab/>字段名称_<text:span text:style-name="T46">15</text:span>:字段编号（新）</text:p>
      <text:p text:style-name="P60"><text:tab/><text:tab/><text:tab/><text:tab/><text:span text:style-name="T13">字段名称_</text:span><text:span text:style-name="T22">1</text:span><text:span text:style-name="T29">6</text:span><text:span text:style-name="T21">：字段（新）</text:span></text:p>
      <text:p text:style-name="P63"><text:tab/><text:tab/><text:tab/><text:tab/><text:span text:style-name="T45">字段名称_17</text:span>：重复与否<text:span text:style-name="T56">（字段）</text:span></text:p>
      <text:p text:style-name="P60"><text:span text:style-name="T17"><text:tab/><text:tab/><text:tab/><text:tab/></text:span><text:span text:style-name="T13">字段名称_</text:span><text:span text:style-name="T22">1</text:span><text:span text:style-name="T29">8</text:span><text:span text:style-name="T17">：</text:span><text:bookmark-start text:name="__DdeLink__11309_1293411796133"/><text:span text:style-name="T17">需</text:span><text:bookmark-end text:name="__DdeLink__11309_1293411796133"/><text:span text:style-name="T17">修改字段ID</text:span> <text:s text:c="12"/></text:p>
      <text:p text:style-name="P60"><text:tab/><text:tab/><text:tab/><text:tab/>字段名称_<text:span text:style-name="T46">19</text:span>:更改为</text:p>
      <text:p text:style-name="P60"><text:span text:style-name="T17"><text:tab/><text:tab/><text:tab/><text:tab/></text:span><text:span text:style-name="T13">字段名称_</text:span><text:span text:style-name="T23">2</text:span><text:span text:style-name="T29">0</text:span><text:span text:style-name="T17">：更改的</text:span><text:bookmark-start text:name="__DdeLink__11309_1293411796147"/><text:span text:style-name="T17">字段</text:span><text:bookmark-end text:name="__DdeLink__11309_1293411796147"/><text:span text:style-name="T17">（新）</text:span> <text:s text:c="12"/></text:p>
      <text:p text:style-name="P60"><text:tab/><text:tab/><text:tab/><text:tab/>字段名称_<text:span text:style-name="T46">21</text:span>:重复与否</text:p>
      <text:p text:style-name="P60"><text:tab/><text:tab/><text:tab/><text:tab/><text:span text:style-name="T13">字段名称_</text:span><text:span text:style-name="T23">22</text:span><text:span text:style-name="T17">：可汇总字段</text:span> <text:s text:c="2"/><text:bookmark-end text:name="__DdeLink__5610_2796571502"/><text:s text:c="10"/></text:p>
      <text:p text:style-name="P60"><text:tab/><text:tab/><text:tab/><text:tab/>字段名称_<text:span text:style-name="T46">23</text:span>:规划模块</text:p>
      <text:p text:style-name="P60"><text:tab/><text:tab/><text:tab/><text:tab/><text:span text:style-name="T13">字段名称_</text:span><text:span text:style-name="T23">24</text:span><text:span text:style-name="T17">：</text:span><text:bookmark-start text:name="__DdeLink__11309_12934117961423"/><text:span text:style-name="T17">项目</text:span><text:bookmark-end text:name="__DdeLink__11309_12934117961423"/><text:span text:style-name="T17">名称</text:span><text:span text:style-name="T35">（</text:span><text:span text:style-name="T13">规划模块</text:span><text:span text:style-name="T35">）</text:span> <text:s text:c="12"/></text:p>
      <text:p text:style-name="P60"><text:tab/><text:tab/><text:tab/><text:tab/>字段名称_<text:span text:style-name="T46">25</text:span>:节点<text:span text:style-name="T35">（</text:span><text:span text:style-name="T13">规划模块</text:span><text:span text:style-name="T35">）</text:span></text:p>
      <text:p text:style-name="P60"><text:tab/><text:tab/><text:tab/><text:tab/><text:span text:style-name="T13">字段名称_</text:span><text:span text:style-name="T23">26</text:span><text:span text:style-name="T17">：</text:span><text:bookmark-start text:name="__DdeLink__11309_12934117961433"/><text:span text:style-name="T17">字段</text:span><text:bookmark-end text:name="__DdeLink__11309_12934117961433"/> <text:s/><text:span text:style-name="T35">（</text:span><text:span text:style-name="T13">规划模块</text:span><text:span text:style-name="T35">）</text:span> <text:s text:c="10"/></text:p>
      <text:p text:style-name="P60"><text:tab/><text:tab/><text:tab/><text:tab/>字段名称_<text:span text:style-name="T46">27</text:span>:字段编号<text:span text:style-name="T35">（</text:span><text:span text:style-name="T13">规划模块</text:span><text:span text:style-name="T35">）</text:span></text:p>
      <text:p text:style-name="P60"><text:tab/><text:tab/><text:tab/><text:tab/><text:span text:style-name="T13">字段名称_</text:span><text:span text:style-name="T23">28</text:span><text:span text:style-name="T17">：</text:span><text:bookmark-start text:name="__DdeLink__11309_12934117961445"/><text:span text:style-name="T17">福利</text:span><text:bookmark-end text:name="__DdeLink__11309_12934117961445"/><text:span text:style-name="T17">模块</text:span> <text:s text:c="12"/></text:p>
      <text:p text:style-name="P60"><text:tab/><text:tab/><text:tab/><text:tab/>字段名称_<text:span text:style-name="T46">29</text:span>:项目名称<text:span text:style-name="T57">（</text:span><text:bookmark-start text:name="__DdeLink__11309_129341179614425"/><text:span text:style-name="T17">福利</text:span><text:bookmark-end text:name="__DdeLink__11309_129341179614425"/><text:span text:style-name="T17">模块</text:span><text:span text:style-name="T57">）</text:span></text:p>
      <text:p text:style-name="P60"><text:tab/><text:tab/><text:tab/><text:tab/><text:span text:style-name="T13">字段名称_</text:span><text:span text:style-name="T23">30</text:span><text:span text:style-name="T17">：</text:span><text:bookmark-start text:name="__DdeLink__11309_12934117961457"/><text:span text:style-name="T17">节点</text:span><text:bookmark-end text:name="__DdeLink__11309_12934117961457"/> <text:s text:c="2"/><text:span text:style-name="T57">（</text:span><text:bookmark-start text:name="__DdeLink__11309_1293411796144212"/><text:span text:style-name="T17">福利</text:span><text:bookmark-end text:name="__DdeLink__11309_1293411796144212"/><text:span text:style-name="T17">模块</text:span><text:span text:style-name="T57">）</text:span> <text:s text:c="9"/></text:p>
      <text:p text:style-name="P60"><text:tab/><text:tab/><text:tab/><text:tab/>字段名称_<text:span text:style-name="T47">31</text:span>:字段<text:span text:style-name="T57">（</text:span><text:bookmark-start text:name="__DdeLink__11309_1293411796144222"/><text:span text:style-name="T17">福利</text:span><text:bookmark-end text:name="__DdeLink__11309_1293411796144222"/><text:span text:style-name="T17">模块</text:span><text:span text:style-name="T57">）</text:span></text:p>
      <text:p text:style-name="P60"><text:tab/><text:tab/><text:tab/><text:tab/><text:span text:style-name="T13">字段名称_</text:span><text:span text:style-name="T23">32</text:span><text:span text:style-name="T17">：</text:span><text:bookmark-start text:name="__DdeLink__11309_12934117961467"/><text:span text:style-name="T17">字段</text:span><text:bookmark-end text:name="__DdeLink__11309_12934117961467"/><text:span text:style-name="T17">编号</text:span> <text:span text:style-name="T57">（</text:span><text:bookmark-start text:name="__DdeLink__11309_1293411796144232"/><text:span text:style-name="T17">福利</text:span><text:bookmark-end text:name="__DdeLink__11309_1293411796144232"/><text:span text:style-name="T17">模块</text:span><text:span text:style-name="T57">）</text:span> <text:s text:c="11"/></text:p>
      <text:p text:style-name="P60"><text:tab/><text:tab/><text:tab/><text:tab/>字段名称_<text:span text:style-name="T47">33</text:span>:素养模块</text:p>
      <text:p text:style-name="P60"><text:tab/><text:tab/><text:tab/><text:tab/><text:span text:style-name="T13">字段名称_</text:span><text:span text:style-name="T23">34</text:span><text:span text:style-name="T17">：</text:span><text:bookmark-start text:name="__DdeLink__11309_129341179614513"/><text:span text:style-name="T17">项目</text:span><text:bookmark-end text:name="__DdeLink__11309_129341179614513"/><text:span text:style-name="T17">名称</text:span> <text:span text:style-name="T57">（</text:span>素养模块<text:span text:style-name="T57">）</text:span> <text:s text:c="11"/></text:p>
      <text:p text:style-name="P60"><text:tab/><text:tab/><text:tab/><text:tab/>字段名称_<text:span text:style-name="T47">35</text:span>:节点<text:span text:style-name="T57">（</text:span>素养模块<text:span text:style-name="T57">）</text:span></text:p>
      <text:p text:style-name="P60"><text:tab/><text:tab/><text:tab/><text:tab/><text:span text:style-name="T13">字段名称_</text:span><text:span text:style-name="T23">36</text:span><text:span text:style-name="T17">：</text:span><text:bookmark-start text:name="__DdeLink__11309_129341179614613"/><text:span text:style-name="T17">字段</text:span><text:bookmark-end text:name="__DdeLink__11309_129341179614613"/> <text:s text:c="3"/><text:span text:style-name="T57">（</text:span>素养模块<text:span text:style-name="T57">）</text:span> <text:s text:c="8"/></text:p>
      <text:p text:style-name="P60"><text:tab/><text:tab/><text:tab/><text:tab/>字段名称_<text:span text:style-name="T47">37</text:span>:字段编号<text:span text:style-name="T57">（</text:span>素养模块<text:span text:style-name="T57">）</text:span></text:p>
      <text:p text:style-name="P60"><text:tab/><text:tab/><text:tab/><text:tab/><text:span text:style-name="T13">字段名称_</text:span><text:span text:style-name="T23">38</text:span><text:span text:style-name="T17">：</text:span><text:bookmark-start text:name="__DdeLink__11309_129341179614525"/><text:span text:style-name="T17">账务</text:span><text:bookmark-end text:name="__DdeLink__11309_129341179614525"/><text:span text:style-name="T17">模块</text:span> <text:s text:c="12"/></text:p>
      <text:p text:style-name="P60"><text:tab/><text:tab/><text:tab/><text:tab/>字段名称_<text:span text:style-name="T47">39</text:span>:项目名称<text:span text:style-name="T57">（</text:span><text:bookmark-start text:name="__DdeLink__11309_1293411796145225"/><text:span text:style-name="T17">账务</text:span><text:bookmark-end text:name="__DdeLink__11309_1293411796145225"/><text:span text:style-name="T17">模块</text:span> <text:span text:style-name="T57">）</text:span></text:p>
      <text:p text:style-name="P60"><text:tab/><text:tab/><text:tab/><text:tab/><text:span text:style-name="T13">字段名称_</text:span><text:span text:style-name="T23">40</text:span><text:span text:style-name="T17">：</text:span><text:bookmark-start text:name="__DdeLink__11309_129341179614624"/><text:span text:style-name="T17">节点</text:span><text:bookmark-end text:name="__DdeLink__11309_129341179614624"/> <text:s text:c="4"/><text:span text:style-name="T57">（</text:span><text:bookmark-start text:name="__DdeLink__11309_12934117961452222"/><text:span text:style-name="T17">账务</text:span><text:bookmark-end text:name="__DdeLink__11309_12934117961452222"/><text:span text:style-name="T17">模块</text:span> <text:span text:style-name="T57">）</text:span> <text:s text:c="7"/></text:p>
      <text:p text:style-name="P60"><text:tab/><text:tab/><text:tab/><text:tab/>字段名称_<text:span text:style-name="T47">41</text:span>:字段<text:span text:style-name="T57">（</text:span><text:bookmark-start text:name="__DdeLink__11309_12934117961452212"/><text:span text:style-name="T17">账务</text:span><text:bookmark-end text:name="__DdeLink__11309_12934117961452212"/><text:span text:style-name="T17">模块</text:span> <text:span text:style-name="T57">）</text:span></text:p>
      <text:p text:style-name="P60"><text:tab/><text:tab/><text:tab/><text:tab/><text:span text:style-name="T13">字段名称_</text:span><text:span text:style-name="T23">42</text:span><text:span text:style-name="T17">：</text:span><text:bookmark-start text:name="__DdeLink__11309_129341179614534"/><text:span text:style-name="T17">字段</text:span><text:bookmark-end text:name="__DdeLink__11309_129341179614534"/><text:span text:style-name="T17">编号</text:span><text:span text:style-name="T57">（</text:span><text:bookmark-start text:name="__DdeLink__11309_12934117961452232"/><text:span text:style-name="T17">账务</text:span><text:bookmark-end text:name="__DdeLink__11309_12934117961452232"/><text:span text:style-name="T17">模块</text:span> <text:span text:style-name="T57">）</text:span> <text:s text:c="10"/></text:p>
      <text:p text:style-name="P60"><text:tab/><text:tab/><text:tab/><text:tab/>字段名称_<text:span text:style-name="T47">43</text:span>:资金模块</text:p>
      <text:p text:style-name="P60"><text:tab/><text:tab/><text:tab/><text:tab/><text:span text:style-name="T13">字段名称_</text:span><text:span text:style-name="T23">44</text:span><text:span text:style-name="T17">：</text:span><text:bookmark-start text:name="__DdeLink__11309_129341179614634"/><text:span text:style-name="T17">项目</text:span><text:bookmark-end text:name="__DdeLink__11309_129341179614634"/><text:span text:style-name="T17">名称</text:span> <text:span text:style-name="T57">（</text:span>资金模块<text:span text:style-name="T57">）</text:span> <text:s text:c="10"/></text:p>
      <text:p text:style-name="P60"><text:tab/><text:tab/><text:tab/><text:tab/>字段名称_<text:span text:style-name="T47">45</text:span>:节点<text:span text:style-name="T57">（</text:span>资金模块<text:span text:style-name="T57">）</text:span></text:p>
      <text:p text:style-name="P60"><text:tab/><text:tab/><text:tab/><text:tab/><text:span text:style-name="T13">字段名称_</text:span><text:span text:style-name="T23">46</text:span><text:span text:style-name="T17">：</text:span><text:bookmark-start text:name="__DdeLink__11309_129341179614544"/><text:span text:style-name="T17">字段</text:span><text:bookmark-end text:name="__DdeLink__11309_129341179614544"/><text:span text:style-name="T35">（</text:span><text:span text:style-name="T13">资金模块</text:span><text:span text:style-name="T35">）</text:span> <text:s/></text:p>
      <text:p text:style-name="P60"><text:tab/><text:tab/><text:tab/><text:tab/>字段名称_<text:span text:style-name="T47">47</text:span>:字段编号<text:span text:style-name="T57">（</text:span>资金模块<text:span text:style-name="T57">）</text:span></text:p>
      <text:p text:style-name="P60"><text:soft-page-break/><text:tab/><text:tab/><text:tab/><text:tab/><text:span text:style-name="T13">字段名称_</text:span><text:span text:style-name="T23">48</text:span><text:span text:style-name="T17">：</text:span><text:bookmark-start text:name="__DdeLink__11309_129341179614646"/><text:span text:style-name="T17">预算</text:span><text:bookmark-end text:name="__DdeLink__11309_129341179614646"/><text:span text:style-name="T17">模块</text:span> <text:s text:c="11"/></text:p>
      <text:p text:style-name="P60"><text:tab/><text:tab/><text:tab/><text:tab/>字段名称_<text:span text:style-name="T47">49</text:span>:项目名称<text:span text:style-name="T57">（</text:span><text:bookmark-start text:name="__DdeLink__11309_1293411796146435"/><text:span text:style-name="T17">预算</text:span><text:bookmark-end text:name="__DdeLink__11309_1293411796146435"/><text:span text:style-name="T17">模块</text:span><text:span text:style-name="T57">）</text:span></text:p>
      <text:p text:style-name="P60"><text:tab/><text:tab/><text:tab/><text:tab/>字段名称_<text:span text:style-name="T48">50</text:span>:节点<text:span text:style-name="T57">（</text:span><text:bookmark-start text:name="__DdeLink__11309_12934117961464312"/><text:span text:style-name="T17">预算</text:span><text:bookmark-end text:name="__DdeLink__11309_12934117961464312"/><text:span text:style-name="T17">模块</text:span><text:span text:style-name="T57">）</text:span></text:p>
      <text:p text:style-name="P60"><text:tab/><text:tab/><text:tab/><text:tab/><text:span text:style-name="T13">字段名称_</text:span><text:span text:style-name="T24">51</text:span><text:bookmark-start text:name="__DdeLink__11309_1293411796146213"/><text:span text:style-name="T17">：</text:span><text:bookmark-end text:name="__DdeLink__11309_1293411796146213"/><text:span text:style-name="T17">字段</text:span> <text:s/><text:span text:style-name="T57">（</text:span><text:bookmark-start text:name="__DdeLink__11309_12934117961464322"/><text:span text:style-name="T17">预算</text:span><text:bookmark-end text:name="__DdeLink__11309_12934117961464322"/><text:span text:style-name="T17">模块</text:span><text:span text:style-name="T57">）</text:span> <text:s text:c="10"/></text:p>
      <text:p text:style-name="P60"><text:tab/><text:tab/><text:tab/><text:tab/>字段名称_<text:span text:style-name="T48">52</text:span>:字段编号<text:span text:style-name="T57">（</text:span><text:bookmark-start text:name="__DdeLink__11309_12934117961464332"/><text:span text:style-name="T17">预算</text:span><text:bookmark-end text:name="__DdeLink__11309_12934117961464332"/><text:span text:style-name="T17">模块</text:span><text:span text:style-name="T57">）</text:span></text:p>
      <text:p text:style-name="P60"><text:tab/><text:tab/><text:tab/><text:tab/><text:span text:style-name="T13">字段名称_</text:span><text:span text:style-name="T24">53</text:span><text:span text:style-name="T17">：</text:span><text:bookmark-start text:name="__DdeLink__11309_1293411796145315"/><text:span text:style-name="T17">客户</text:span><text:bookmark-end text:name="__DdeLink__11309_1293411796145315"/><text:span text:style-name="T17">管理模块</text:span> <text:s text:c="12"/></text:p>
      <text:p text:style-name="P60"><text:tab/><text:tab/><text:tab/><text:tab/>字段名称_<text:span text:style-name="T48">54</text:span>:项目名称<text:span text:style-name="T57">（</text:span><text:bookmark-start text:name="__DdeLink__11309_12934117961453115"/><text:span text:style-name="T17">客户</text:span><text:bookmark-end text:name="__DdeLink__11309_12934117961453115"/><text:span text:style-name="T17">管理模块</text:span><text:span text:style-name="T57">）</text:span></text:p>
      <text:p text:style-name="P60"><text:tab/><text:tab/><text:tab/><text:tab/><text:span text:style-name="T13">字段名称_</text:span><text:span text:style-name="T24">55</text:span><text:span text:style-name="T17">：</text:span><text:bookmark-start text:name="__DdeLink__11309_1293411796146314"/><text:span text:style-name="T17">节点</text:span><text:bookmark-end text:name="__DdeLink__11309_1293411796146314"/><text:span text:style-name="T35">（</text:span><text:bookmark-start text:name="__DdeLink__11309_129341179614531112"/><text:span text:style-name="T17">客户</text:span><text:bookmark-end text:name="__DdeLink__11309_129341179614531112"/><text:span text:style-name="T17">管理模块</text:span><text:span text:style-name="T35">）</text:span> <text:s text:c="12"/></text:p>
      <text:p text:style-name="P60"><text:tab/><text:tab/><text:tab/><text:tab/>字段名称_<text:span text:style-name="T48">56</text:span>:字段<text:span text:style-name="T57">（</text:span><text:bookmark-start text:name="__DdeLink__11309_129341179614531122"/><text:span text:style-name="T17">客户</text:span><text:bookmark-end text:name="__DdeLink__11309_129341179614531122"/><text:span text:style-name="T17">管理模块</text:span><text:span text:style-name="T57">）</text:span></text:p>
      <text:p text:style-name="P60"><text:tab/><text:tab/><text:tab/><text:tab/><text:span text:style-name="T13">字段名称_</text:span><text:span text:style-name="T24">57</text:span><text:span text:style-name="T17">：</text:span><text:bookmark-start text:name="__DdeLink__11309_1293411796145414"/><text:span text:style-name="T17">字段</text:span><text:bookmark-end text:name="__DdeLink__11309_1293411796145414"/><text:span text:style-name="T17">编号</text:span> <text:s/><text:span text:style-name="T57">（</text:span><text:bookmark-start text:name="__DdeLink__11309_129341179614531132"/><text:span text:style-name="T17">客户</text:span><text:bookmark-end text:name="__DdeLink__11309_129341179614531132"/><text:span text:style-name="T17">管理模块</text:span><text:span text:style-name="T57">）</text:span> <text:s text:c="4"/></text:p>
      <text:p text:style-name="P60"><text:tab/><text:tab/><text:tab/><text:tab/>字段名称_<text:span text:style-name="T48">58</text:span>:业务管理模块</text:p>
      <text:p text:style-name="P60"><text:tab/><text:tab/><text:tab/><text:tab/><text:span text:style-name="T13">字段名称_</text:span><text:span text:style-name="T24">59</text:span><text:span text:style-name="T17">：</text:span><text:bookmark-start text:name="__DdeLink__11309_1293411796146413"/><text:span text:style-name="T17">项目</text:span><text:bookmark-end text:name="__DdeLink__11309_1293411796146413"/><text:span text:style-name="T17">名称</text:span> <text:span text:style-name="T57">（</text:span>业务管理模块<text:span text:style-name="T57">）</text:span> <text:s text:c="11"/></text:p>
      <text:p text:style-name="P60"><text:tab/><text:tab/><text:tab/><text:tab/>字段名称_<text:span text:style-name="T48">60</text:span>:节点<text:span text:style-name="T57">（</text:span>业务管理模块<text:span text:style-name="T57">）</text:span> </text:p>
      <text:p text:style-name="P60"><text:tab/><text:tab/><text:tab/><text:tab/><text:span text:style-name="T13">字段名称_</text:span><text:span text:style-name="T25">61</text:span><text:span text:style-name="T17">：字段</text:span> <text:s/><text:span text:style-name="T57">（</text:span>业务管理模块<text:span text:style-name="T57">）</text:span> <text:s text:c="11"/></text:p>
      <text:p text:style-name="P60"><text:tab/><text:tab/><text:tab/><text:tab/>字段名称_<text:span text:style-name="T49">62</text:span>:字段编号<text:span text:style-name="T57">（</text:span>业务管理模块<text:span text:style-name="T57">）</text:span> </text:p>
      <text:p text:style-name="P60"><text:tab/><text:tab/><text:tab/><text:tab/><text:span text:style-name="T13">字段名称_</text:span><text:span text:style-name="T25">63</text:span><text:span text:style-name="T17">：</text:span><text:bookmark-start text:name="__DdeLink__11309_12934117961463115"/><text:span text:style-name="T17">进度</text:span><text:bookmark-end text:name="__DdeLink__11309_12934117961463115"/><text:span text:style-name="T17">管理模块</text:span> <text:s text:c="5"/></text:p>
      <text:p text:style-name="P60"><text:tab/><text:tab/><text:tab/><text:tab/>字段名称_<text:span text:style-name="T49">64</text:span>:项目名称<text:span text:style-name="T57">（</text:span><text:bookmark-start text:name="__DdeLink__11309_129341179614631125"/><text:span text:style-name="T17">进度</text:span><text:bookmark-end text:name="__DdeLink__11309_129341179614631125"/><text:span text:style-name="T17">管理模块</text:span><text:span text:style-name="T57">）</text:span></text:p>
      <text:p text:style-name="P60"><text:tab/><text:tab/><text:tab/><text:tab/><text:span text:style-name="T13">字段名称_</text:span><text:span text:style-name="T25">65</text:span><text:bookmark-start text:name="__DdeLink__11309_12934117961454114"/><text:span text:style-name="T17">：</text:span><text:bookmark-end text:name="__DdeLink__11309_12934117961454114"/><text:span text:style-name="T17">节点</text:span> <text:s text:c="2"/><text:span text:style-name="T57">（</text:span><text:bookmark-start text:name="__DdeLink__11309_1293411796146311212"/><text:span text:style-name="T17">进度</text:span><text:bookmark-end text:name="__DdeLink__11309_1293411796146311212"/><text:span text:style-name="T17">管理模块</text:span><text:span text:style-name="T57">）</text:span></text:p>
      <text:p text:style-name="P60"><text:tab/><text:tab/><text:tab/><text:tab/><text:span text:style-name="T13">字段名称_</text:span><text:span text:style-name="T25">6</text:span><text:span text:style-name="T26">6</text:span><text:bookmark-start text:name="__DdeLink__11309_129341179614541113"/><text:span text:style-name="T17">：</text:span><text:bookmark-end text:name="__DdeLink__11309_129341179614541113"/><text:span text:style-name="T17">字段</text:span> <text:s/><text:span text:style-name="T57">（</text:span><text:bookmark-start text:name="__DdeLink__11309_1293411796146311222"/><text:span text:style-name="T17">进度</text:span><text:bookmark-end text:name="__DdeLink__11309_1293411796146311222"/><text:span text:style-name="T17">管理模块</text:span><text:span text:style-name="T57">）</text:span></text:p>
      <text:p text:style-name="P60"><text:span text:style-name="T37"><text:tab/><text:tab/><text:tab/><text:tab/>字段名称_</text:span><text:span text:style-name="T25">67</text:span><text:span text:style-name="T37">:字段名称</text:span><text:span text:style-name="T35">（</text:span><text:bookmark-start text:name="__DdeLink__11309_1293411796146311232"/><text:span text:style-name="T17">进度</text:span><text:bookmark-end text:name="__DdeLink__11309_1293411796146311232"/><text:span text:style-name="T17">管理模块</text:span><text:span text:style-name="T35">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1:31:31.655474530</meta:creation-date>
    <dc:date>2017-08-15T09:23:10.789841753</dc:date>
    <meta:editing-duration>PT5H13M23S</meta:editing-duration>
    <meta:editing-cycles>72</meta:editing-cycles>
    <meta:generator>LibreOffice/5.2.6.1$Linux_X86_64 LibreOffice_project/20$Build-1</meta:generator>
    <meta:document-statistic meta:table-count="0" meta:image-count="0" meta:object-count="0" meta:page-count="12" meta:paragraph-count="607" meta:word-count="9552" meta:character-count="18134" meta:non-whitespace-character-count="11644"/>
  </office:meta>
</office:document-meta>
</file>